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C80000002DA259C03A3A8479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5.25mm"/>
    </style:style>
    <style:style style:name="co2" style:family="table-column">
      <style:table-column-properties fo:break-before="auto" style:column-width="22.58mm"/>
    </style:style>
    <style:style style:name="co3" style:family="table-column">
      <style:table-column-properties fo:break-before="auto" style:column-width="6.7mm"/>
    </style:style>
    <style:style style:name="co4" style:family="table-column">
      <style:table-column-properties fo:break-before="auto" style:column-width="87.77mm"/>
    </style:style>
    <style:style style:name="co5" style:family="table-column">
      <style:table-column-properties fo:break-before="auto" style:column-width="67.73mm"/>
    </style:style>
    <style:style style:name="co6" style:family="table-column">
      <style:table-column-properties fo:break-before="auto" style:column-width="32.1mm"/>
    </style:style>
    <style:style style:name="co7" style:family="table-column">
      <style:table-column-properties fo:break-before="auto" style:column-width="25.75mm"/>
    </style:style>
    <style:style style:name="co8" style:family="table-column">
      <style:table-column-properties fo:break-before="auto" style:column-width="23.64mm"/>
    </style:style>
    <style:style style:name="co9" style:family="table-column">
      <style:table-column-properties fo:break-before="auto" style:column-width="5.08mm"/>
    </style:style>
    <style:style style:name="co10" style:family="table-column">
      <style:table-column-properties fo:break-before="auto" style:column-width="82.76mm"/>
    </style:style>
    <style:style style:name="co11" style:family="table-column">
      <style:table-column-properties fo:break-before="auto" style:column-width="30.82mm"/>
    </style:style>
    <style:style style:name="co12" style:family="table-column">
      <style:table-column-properties fo:break-before="auto" style:column-width="15.58mm"/>
    </style:style>
    <style:style style:name="co13" style:family="table-column">
      <style:table-column-properties fo:break-before="auto" style:column-width="18.12mm"/>
    </style:style>
    <style:style style:name="co14" style:family="table-column">
      <style:table-column-properties fo:break-before="auto" style:column-width="5.59mm"/>
    </style:style>
    <style:style style:name="ro1" style:family="table-row">
      <style:table-row-properties style:row-height="16.4mm" fo:break-before="auto" style:use-optimal-row-height="false"/>
    </style:style>
    <style:style style:name="ro2" style:family="table-row">
      <style:table-row-properties style:row-height="5.56mm" fo:break-before="auto" style:use-optimal-row-height="true"/>
    </style:style>
    <style:style style:name="ro3" style:family="table-row">
      <style:table-row-properties style:row-height="9.53mm" fo:break-before="auto" style:use-optimal-row-height="false"/>
    </style:style>
    <style:style style:name="ro4" style:family="table-row">
      <style:table-row-properties style:row-height="9.26mm" fo:break-before="auto" style:use-optimal-row-height="true"/>
    </style:style>
    <style:style style:name="ro5" style:family="table-row">
      <style:table-row-properties style:row-height="31.49mm" fo:break-before="auto" style:use-optimal-row-height="false"/>
    </style:style>
    <style:style style:name="ro6" style:family="table-row">
      <style:table-row-properties style:row-height="9.26mm" fo:break-before="auto" style:use-optimal-row-height="false"/>
    </style:style>
    <style:style style:name="ro7" style:family="table-row">
      <style:table-row-properties style:row-height="77.52mm" fo:break-before="auto" style:use-optimal-row-height="false"/>
    </style:style>
    <style:style style:name="ro8" style:family="table-row">
      <style:table-row-properties style:row-height="26.46mm" fo:break-before="auto" style:use-optimal-row-height="true"/>
    </style:style>
    <style:style style:name="ro9" style:family="table-row">
      <style:table-row-properties style:row-height="9.86mm" fo:break-before="auto" style:use-optimal-row-height="false"/>
    </style:style>
    <style:style style:name="ro10" style:family="table-row">
      <style:table-row-properties style:row-height="10.58mm" fo:break-before="auto" style:use-optimal-row-height="true"/>
    </style:style>
    <style:style style:name="ro11" style:family="table-row">
      <style:table-row-properties style:row-height="31.75mm" fo:break-before="auto" style:use-optimal-row-height="false"/>
    </style:style>
    <style:style style:name="ro12" style:family="table-row">
      <style:table-row-properties style:row-height="32.28mm" fo:break-before="auto" style:use-optimal-row-height="false"/>
    </style:style>
    <style:style style:name="ro13" style:family="table-row">
      <style:table-row-properties style:row-height="4.5mm" fo:break-before="auto" style:use-optimal-row-height="true"/>
    </style:style>
    <style:style style:name="ro14" style:family="table-row">
      <style:table-row-properties style:row-height="10.58mm" fo:break-before="auto" style:use-optimal-row-height="false"/>
    </style:style>
    <style:style style:name="ro15" style:family="table-row">
      <style:table-row-properties style:row-height="5.29mm" fo:break-before="auto" style:use-optimal-row-height="false"/>
    </style:style>
    <style:style style:name="ro16" style:family="table-row">
      <style:table-row-properties style:row-height="12.79mm" fo:break-before="auto" style:use-optimal-row-height="false"/>
    </style:style>
    <style:style style:name="ro17" style:family="table-row">
      <style:table-row-properties style:row-height="6.12mm" fo:break-before="auto" style:use-optimal-row-height="true"/>
    </style:style>
    <style:style style:name="ro18" style:family="table-row">
      <style:table-row-properties style:row-height="12.7mm" fo:break-before="auto" style:use-optimal-row-height="false"/>
    </style:style>
    <style:style style:name="ro19" style:family="table-row">
      <style:table-row-properties style:row-height="16.93mm" fo:break-before="auto" style:use-optimal-row-height="false"/>
    </style:style>
    <style:style style:name="ro20" style:family="table-row">
      <style:table-row-properties style:row-height="4.87mm" fo:break-before="auto" style:use-optimal-row-height="true"/>
    </style:style>
    <style:style style:name="ro21" style:family="table-row">
      <style:table-row-properties style:row-height="10.05mm" fo:break-before="auto" style:use-optimal-row-height="false"/>
    </style:style>
    <style:style style:name="ro22" style:family="table-row">
      <style:table-row-properties style:row-height="14.82mm" fo:break-before="auto" style:use-optimal-row-height="false"/>
    </style:style>
    <style:style style:name="ro23" style:family="table-row">
      <style:table-row-properties style:row-height="4.52mm" fo:break-before="auto" style:use-optimal-row-height="true"/>
    </style:style>
    <style:style style:name="ta1" style:family="table" style:master-page-name="PageStyle_5f_À_20_propos_20_de">
      <style:table-properties table:display="false" style:writing-mode="lr-tb"/>
    </style:style>
    <style:style style:name="ta2" style:family="table" style:master-page-name="PageStyle_5f_PlanningProjet">
      <style:table-properties table:display="true" style:writing-mode="lr-tb"/>
    </style:style>
    <style:style style:name="ta3" style:family="table" style:master-page-name="Default">
      <style:table-properties table:display="true" style:writing-mode="lr-tb"/>
    </style:style>
    <number:date-style style:name="N75" number:automatic-order="true">
      <number:day/>
      <number:text> </number:text>
      <number:month number:textual="true"/>
      <number:text> </number:text>
      <number:year number:style="long"/>
    </number:dat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style>
    <style:style style:name="ce10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6.51mm" style:writing-mode="page"/>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0"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zTexteMasqué">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128"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âche">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âche">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âche">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âche">
      <style:table-cell-properties fo:background-color="#e6e0ec" style:rotation-align="none"/>
    </style:style>
    <style:style style:name="ce16" style:family="table-cell" style:parent-style-name="Tâche">
      <style:table-cell-properties fo:background-color="transparent" style:rotation-align="none"/>
    </style:style>
    <style:style style:name="ce1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0"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Nom">
      <style:table-cell-properties fo:background-color="#b9cde5" style:rotation-align="none"/>
    </style:style>
    <style:style style:name="ce23" style:family="table-cell" style:parent-style-name="Nom">
      <style:table-cell-properties fo:background-color="#dce6f2" style:rotation-align="none"/>
    </style:style>
    <style:style style:name="ce24" style:family="table-cell" style:parent-style-name="Nom">
      <style:table-cell-properties fo:background-color="#e6b9b8" style:rotation-align="none"/>
    </style:style>
    <style:style style:name="ce25" style:family="table-cell" style:parent-style-name="Nom">
      <style:table-cell-properties fo:background-color="#f2dcdb" style:rotation-align="none"/>
    </style:style>
    <style:style style:name="ce26" style:family="table-cell" style:parent-style-name="Nom">
      <style:table-cell-properties fo:background-color="#d7e4bd" style:rotation-align="none"/>
    </style:style>
    <style:style style:name="ce27" style:family="table-cell" style:parent-style-name="Nom">
      <style:table-cell-properties fo:background-color="#ebf1de" style:rotation-align="none"/>
    </style:style>
    <style:style style:name="ce28" style:family="table-cell" style:parent-style-name="Nom">
      <style:table-cell-properties fo:background-color="#ccc1da" style:rotation-align="none"/>
    </style:style>
    <style:style style:name="ce29" style:family="table-cell" style:parent-style-name="Nom">
      <style:table-cell-properties fo:background-color="#e6e0ec" style:rotation-align="none"/>
    </style:style>
    <style:style style:name="ce30" style:family="table-cell" style:parent-style-name="Nom">
      <style:table-cell-properties fo:background-color="transparent" style:rotation-align="none"/>
    </style:style>
    <style:style style:name="ce31"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32"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6" style:family="table-cell" style:parent-style-name="Default"/>
    <style:style style:name="ce37"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ébut_20_du_20_projet">
      <style:table-cell-properties fo:border="0.74pt solid #a6a6a6" style:rotation-align="none"/>
    </style:style>
    <style:style style:name="ce50"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data-style-name="N12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2" style:family="table-cell" style:parent-style-name="Date" style:data-style-name="N124">
      <style:table-cell-properties fo:background-color="#dce6f2" style:rotation-align="none"/>
    </style:style>
    <style:style style:name="ce53" style:family="table-cell" style:parent-style-name="Default" style:data-style-name="N12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4" style:family="table-cell" style:parent-style-name="Date" style:data-style-name="N124">
      <style:table-cell-properties fo:background-color="#f2dcdb" style:rotation-align="none"/>
    </style:style>
    <style:style style:name="ce55" style:family="table-cell" style:parent-style-name="Default" style:data-style-name="N12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6" style:family="table-cell" style:parent-style-name="Date" style:data-style-name="N124">
      <style:table-cell-properties fo:background-color="#ebf1de" style:rotation-align="none"/>
    </style:style>
    <style:style style:name="ce57" style:family="table-cell" style:parent-style-name="Default" style:data-style-name="N12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8" style:family="table-cell" style:parent-style-name="Date" style:data-style-name="N124">
      <style:table-cell-properties fo:background-color="#e6e0ec" style:rotation-align="none"/>
    </style:style>
    <style:style style:name="ce59" style:family="table-cell" style:parent-style-name="Date" style:data-style-name="N124">
      <style:table-cell-properties fo:background-color="transparent" style:rotation-align="none"/>
    </style:style>
    <style:style style:name="ce60" style:family="table-cell" style:parent-style-name="Default" style:data-style-name="N124">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ébut_20_du_20_projet">
      <style:table-cell-properties style:rotation-align="none"/>
    </style:style>
    <style:style style:name="ce63" style:family="table-cell" style:parent-style-name="Default" style:data-style-name="N12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2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12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style>
    <style:style style:name="ce7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3" style:family="table-cell" style:parent-style-name="Default" style:data-style-name="N130">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4"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6" style:base-cell-address="PlanningProjet.I5"/>
    </style:style>
    <style:style style:name="ce7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18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28"/>
    </style:style>
    <style:style style:name="ce76"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77"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8" style:family="table-cell" style:parent-style-name="Default" style:data-style-name="N13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1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28"/>
    </style:style>
    <style:style style:name="ce80"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81"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8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8"/>
    </style:style>
    <style:style style:name="ce19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28"/>
    </style:style>
    <style:style style:name="ce8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8"/>
    </style:style>
    <style:style style:name="ce20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13"/>
    </style:style>
    <style:style style:name="ce20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28"/>
    </style:style>
    <style:style style:name="ce84"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I$5];TODAY()&lt;[.J$5]))" style:apply-style-name="ConditionalStyle_5f_6" style:base-cell-address="PlanningProjet.I5"/>
    </style:style>
    <style:style style:name="ce20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8"/>
    </style:style>
    <style:style style:name="ce20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28"/>
    </style:style>
    <style:style style:name="ce8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8"/>
    </style:style>
    <style:style style:name="ce20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28"/>
    </style:style>
    <style:style style:name="ce8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8"/>
    </style:style>
    <style:style style:name="ce20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28"/>
    </style:style>
    <style:style style:name="ce8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8"/>
    </style:style>
    <style:style style:name="ce21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28"/>
    </style:style>
    <style:style style:name="ce8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8"/>
    </style:style>
    <style:style style:name="ce21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28"/>
    </style:style>
    <style:style style:name="ce8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8"/>
    </style:style>
    <style:style style:name="ce21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28"/>
    </style:style>
    <style:style style:name="ce9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8"/>
    </style:style>
    <style:style style:name="ce21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28"/>
    </style:style>
    <style:style style:name="ce9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8"/>
    </style:style>
    <style:style style:name="ce21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28"/>
    </style:style>
    <style:style style:name="ce9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8"/>
    </style:style>
    <style:style style:name="ce22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28"/>
    </style:style>
    <style:style style:name="ce9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8"/>
    </style:style>
    <style:style style:name="ce22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28"/>
    </style:style>
    <style:style style:name="ce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8"/>
    </style:style>
    <style:style style:name="ce22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28"/>
    </style:style>
    <style:style style:name="ce9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8"/>
    </style:style>
    <style:style style:name="ce22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28"/>
    </style:style>
    <style:style style:name="ce9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8"/>
    </style:style>
    <style:style style:name="ce22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28"/>
    </style:style>
    <style:style style:name="ce9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8"/>
    </style:style>
    <style:style style:name="ce23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28"/>
    </style:style>
    <style:style style:name="ce98"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0)" style:apply-style-name="ConditionalStyle_5f_3" style:base-cell-address="PlanningProjet.DI5"/>
    </style:style>
    <style:style style:name="ce9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0)" style:apply-style-name="ConditionalStyle_5f_3" style:base-cell-address="PlanningProjet.DI5"/>
    </style:style>
    <style:style style:name="ce1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PlanningProjet.DI5"/>
    </style:style>
    <style:style style:name="ce10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PlanningProjet.DI5"/>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68" style:family="table-cell" style:parent-style-name="Default">
      <style:table-cell-properties fo:border-bottom="1.76pt solid #d9d9d9" fo:background-color="#fff450"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9" style:family="table-cell" style:parent-style-name="Nom">
      <style:table-cell-properties fo:background-color="#fff450" style:rotation-align="none"/>
    </style:style>
    <style:style style:name="ce270" style:family="table-cell" style:parent-style-name="Default"/>
    <style:style style:name="ce271"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Excel_20_Built-in_20_Percent">
      <style:table-cell-properties fo:border-bottom="1.76pt solid #d9d9d9" fo:background-color="#fff4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data-style-name="N124">
      <style:table-cell-properties fo:border-bottom="1.76pt solid #d9d9d9" fo:background-color="#fff450"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279" style:family="table-cell" style:parent-style-name="Default" style:data-style-name="N124">
      <style:table-cell-properties fo:border-bottom="1.76pt solid #d9d9d9" fo:background-color="#fff450"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data-style-name="N130">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G$5];TODAY()&lt;[.H$5]))" style:apply-style-name="ConditionalStyle_5f_6" style:base-cell-address="Feuille3.G5"/>
    </style:style>
    <style:style style:name="ce28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G$5];TODAY()&lt;[.H$5]))" style:apply-style-name="ConditionalStyle_5f_6" style:base-cell-address="Feuille3.G5"/>
    </style:style>
    <style:style style:name="ce28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28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8"/>
    </style:style>
    <style:style style:name="ce284"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285" style:family="table-cell" style:parent-style-name="Default" style:data-style-name="N13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G$5];TODAY()&lt;[.H$5]))" style:apply-style-name="ConditionalStyle_5f_6" style:base-cell-address="Feuille3.G5"/>
    </style:style>
    <style:style style:name="ce28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28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288"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G$5];TODAY()&lt;[.H$5]))" style:apply-style-name="ConditionalStyle_5f_6" style:base-cell-address="Feuille3.G5"/>
    </style:style>
    <style:style style:name="ce28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N$5];TODAY()&lt;[.O$5]))" style:apply-style-name="ConditionalStyle_5f_6" style:base-cell-address="Feuille3.N8"/>
    </style:style>
    <style:style style:name="ce29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O$5];TODAY()&lt;[.P$5]))" style:apply-style-name="ConditionalStyle_5f_6" style:base-cell-address="Feuille3.O8"/>
    </style:style>
    <style:style style:name="ce29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Feuille3.P8"/>
    </style:style>
    <style:style style:name="ce29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S$5];TODAY()&lt;[.T$5]))" style:apply-style-name="ConditionalStyle_5f_6" style:base-cell-address="Feuille3.S8"/>
    </style:style>
    <style:style style:name="ce29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Feuille3.U8"/>
    </style:style>
    <style:style style:name="ce29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V$5];TODAY()&lt;[.W$5]))" style:apply-style-name="ConditionalStyle_5f_6" style:base-cell-address="Feuille3.V8"/>
    </style:style>
    <style:style style:name="ce29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X$5];TODAY()&lt;[.Y$5]))" style:apply-style-name="ConditionalStyle_5f_6" style:base-cell-address="Feuille3.X8"/>
    </style:style>
    <style:style style:name="ce29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Y$5];TODAY()&lt;[.Z$5]))" style:apply-style-name="ConditionalStyle_5f_6" style:base-cell-address="Feuille3.Y8"/>
    </style:style>
    <style:style style:name="ce29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Feuille3.Z8"/>
    </style:style>
    <style:style style:name="ce29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Feuille3.AB8"/>
    </style:style>
    <style:style style:name="ce29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C$5];TODAY()&lt;[.AD$5]))" style:apply-style-name="ConditionalStyle_5f_6" style:base-cell-address="Feuille3.AC8"/>
    </style:style>
    <style:style style:name="ce3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0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D$5];TODAY()&lt;[.AE$5]))" style:apply-style-name="ConditionalStyle_5f_6" style:base-cell-address="Feuille3.AD10"/>
    </style:style>
    <style:style style:name="ce30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0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E$5];TODAY()&lt;[.AF$5]))" style:apply-style-name="ConditionalStyle_5f_6" style:base-cell-address="Feuille3.AE10"/>
    </style:style>
    <style:style style:name="ce30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0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F$5];TODAY()&lt;[.AG$5]))" style:apply-style-name="ConditionalStyle_5f_6" style:base-cell-address="Feuille3.AF10"/>
    </style:style>
    <style:style style:name="ce306"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F$5];TODAY()&lt;[.AG$5]))" style:apply-style-name="ConditionalStyle_5f_6" style:base-cell-address="Feuille3.AF11"/>
    </style:style>
    <style:style style:name="ce30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F$5];TODAY()&lt;[.AG$5]))" style:apply-style-name="ConditionalStyle_5f_6" style:base-cell-address="Feuille3.AF12"/>
    </style:style>
    <style:style style:name="ce30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G$5];TODAY()&lt;[.AH$5]))" style:apply-style-name="ConditionalStyle_5f_6" style:base-cell-address="Feuille3.AG8"/>
    </style:style>
    <style:style style:name="ce30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10"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Feuille3.AI11"/>
    </style:style>
    <style:style style:name="ce31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Feuille3.AI12"/>
    </style:style>
    <style:style style:name="ce3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13"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J$5];TODAY()&lt;[.AK$5]))" style:apply-style-name="ConditionalStyle_5f_6" style:base-cell-address="Feuille3.AJ11"/>
    </style:style>
    <style:style style:name="ce31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J$5];TODAY()&lt;[.AK$5]))" style:apply-style-name="ConditionalStyle_5f_6" style:base-cell-address="Feuille3.AJ12"/>
    </style:style>
    <style:style style:name="ce315"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K$5];TODAY()&lt;[.AL$5]))" style:apply-style-name="ConditionalStyle_5f_6" style:base-cell-address="Feuille3.AK11"/>
    </style:style>
    <style:style style:name="ce31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K$5];TODAY()&lt;[.AL$5]))" style:apply-style-name="ConditionalStyle_5f_6" style:base-cell-address="Feuille3.AK12"/>
    </style:style>
    <style:style style:name="ce317"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L$5];TODAY()&lt;[.AM$5]))" style:apply-style-name="ConditionalStyle_5f_6" style:base-cell-address="Feuille3.AL11"/>
    </style:style>
    <style:style style:name="ce31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L$5];TODAY()&lt;[.AM$5]))" style:apply-style-name="ConditionalStyle_5f_6" style:base-cell-address="Feuille3.AL12"/>
    </style:style>
    <style:style style:name="ce31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M$5];TODAY()&lt;[.AN$5]))" style:apply-style-name="ConditionalStyle_5f_6" style:base-cell-address="Feuille3.AM11"/>
    </style:style>
    <style:style style:name="ce32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N$5];TODAY()&lt;[.AO$5]))" style:apply-style-name="ConditionalStyle_5f_6" style:base-cell-address="Feuille3.AN8"/>
    </style:style>
    <style:style style:name="ce32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Feuille3.AP11"/>
    </style:style>
    <style:style style:name="ce322"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Q$5];TODAY()&lt;[.AR$5]))" style:apply-style-name="ConditionalStyle_5f_6" style:base-cell-address="Feuille3.AQ11"/>
    </style:style>
    <style:style style:name="ce32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R$5];TODAY()&lt;[.AS$5]))" style:apply-style-name="ConditionalStyle_5f_6" style:base-cell-address="Feuille3.AR9"/>
    </style:style>
    <style:style style:name="ce32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S$5];TODAY()&lt;[.AT$5]))" style:apply-style-name="ConditionalStyle_5f_6" style:base-cell-address="Feuille3.AS9"/>
    </style:style>
    <style:style style:name="ce32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T$5];TODAY()&lt;[.AU$5]))" style:apply-style-name="ConditionalStyle_5f_6" style:base-cell-address="Feuille3.AT9"/>
    </style:style>
    <style:style style:name="ce32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U$5];TODAY()&lt;[.AV$5]))" style:apply-style-name="ConditionalStyle_5f_6" style:base-cell-address="Feuille3.AU8"/>
    </style:style>
    <style:style style:name="ce32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Feuille3.AW9"/>
    </style:style>
    <style:style style:name="ce32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X$5];TODAY()&lt;[.AY$5]))" style:apply-style-name="ConditionalStyle_5f_6" style:base-cell-address="Feuille3.AX9"/>
    </style:style>
    <style:style style:name="ce32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Y$5];TODAY()&lt;[.AZ$5]))" style:apply-style-name="ConditionalStyle_5f_6" style:base-cell-address="Feuille3.AY9"/>
    </style:style>
    <style:style style:name="ce33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Z$5];TODAY()&lt;[.BA$5]))" style:apply-style-name="ConditionalStyle_5f_6" style:base-cell-address="Feuille3.AZ9"/>
    </style:style>
    <style:style style:name="ce33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A$5];TODAY()&lt;[.BB$5]))" style:apply-style-name="ConditionalStyle_5f_6" style:base-cell-address="Feuille3.BA9"/>
    </style:style>
    <style:style style:name="ce33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B$5];TODAY()&lt;[.BC$5]))" style:apply-style-name="ConditionalStyle_5f_6" style:base-cell-address="Feuille3.BB8"/>
    </style:style>
    <style:style style:name="ce33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Feuille3.BD9"/>
    </style:style>
    <style:style style:name="ce33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E$5];TODAY()&lt;[.BF$5]))" style:apply-style-name="ConditionalStyle_5f_6" style:base-cell-address="Feuille3.BE9"/>
    </style:style>
    <style:style style:name="ce33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F$5];TODAY()&lt;[.BG$5]))" style:apply-style-name="ConditionalStyle_5f_6" style:base-cell-address="Feuille3.BF9"/>
    </style:style>
    <style:style style:name="ce33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G$5];TODAY()&lt;[.BH$5]))" style:apply-style-name="ConditionalStyle_5f_6" style:base-cell-address="Feuille3.BG9"/>
    </style:style>
    <style:style style:name="ce33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H$5];TODAY()&lt;[.BI$5]))" style:apply-style-name="ConditionalStyle_5f_6" style:base-cell-address="Feuille3.BH9"/>
    </style:style>
    <style:style style:name="ce33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I$5];TODAY()&lt;[.BJ$5]))" style:apply-style-name="ConditionalStyle_5f_6" style:base-cell-address="Feuille3.BI8"/>
    </style:style>
    <style:style style:name="ce33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Feuille3.BK11"/>
    </style:style>
    <style:style style:name="ce34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L$5];TODAY()&lt;[.BM$5]))" style:apply-style-name="ConditionalStyle_5f_6" style:base-cell-address="Feuille3.BL11"/>
    </style:style>
    <style:style style:name="ce34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M$5];TODAY()&lt;[.BN$5]))" style:apply-style-name="ConditionalStyle_5f_6" style:base-cell-address="Feuille3.BM11"/>
    </style:style>
    <style:style style:name="ce342"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N$5];TODAY()&lt;[.BO$5]))" style:apply-style-name="ConditionalStyle_5f_6" style:base-cell-address="Feuille3.BN11"/>
    </style:style>
    <style:style style:name="ce34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O$5];TODAY()&lt;[.BP$5]))" style:apply-style-name="ConditionalStyle_5f_6" style:base-cell-address="Feuille3.BO11"/>
    </style:style>
    <style:style style:name="ce34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P$5];TODAY()&lt;[.BQ$5]))" style:apply-style-name="ConditionalStyle_5f_6" style:base-cell-address="Feuille3.BP8"/>
    </style:style>
    <style:style style:name="ce34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Feuille3.BR11"/>
    </style:style>
    <style:style style:name="ce34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S$5];TODAY()&lt;[.BT$5]))" style:apply-style-name="ConditionalStyle_5f_6" style:base-cell-address="Feuille3.BS11"/>
    </style:style>
    <style:style style:name="ce34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T$5];TODAY()&lt;[.BU$5]))" style:apply-style-name="ConditionalStyle_5f_6" style:base-cell-address="Feuille3.BT11"/>
    </style:style>
    <style:style style:name="ce34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U$5];TODAY()&lt;[.BV$5]))" style:apply-style-name="ConditionalStyle_5f_6" style:base-cell-address="Feuille3.BU11"/>
    </style:style>
    <style:style style:name="ce34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V$5];TODAY()&lt;[.BW$5]))" style:apply-style-name="ConditionalStyle_5f_6" style:base-cell-address="Feuille3.BV11"/>
    </style:style>
    <style:style style:name="ce35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W$5];TODAY()&lt;[.BX$5]))" style:apply-style-name="ConditionalStyle_5f_6" style:base-cell-address="Feuille3.BW8"/>
    </style:style>
    <style:style style:name="ce35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Feuille3.BY8"/>
    </style:style>
    <style:style style:name="ce352"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Feuille3.BY11"/>
    </style:style>
    <style:style style:name="ce35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Z$5];TODAY()&lt;[.CA$5]))" style:apply-style-name="ConditionalStyle_5f_6" style:base-cell-address="Feuille3.BZ8"/>
    </style:style>
    <style:style style:name="ce35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Z$5];TODAY()&lt;[.CA$5]))" style:apply-style-name="ConditionalStyle_5f_6" style:base-cell-address="Feuille3.BZ11"/>
    </style:style>
    <style:style style:name="ce35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A$5];TODAY()&lt;[.CB$5]))" style:apply-style-name="ConditionalStyle_5f_6" style:base-cell-address="Feuille3.CA8"/>
    </style:style>
    <style:style style:name="ce35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A$5];TODAY()&lt;[.CB$5]))" style:apply-style-name="ConditionalStyle_5f_6" style:base-cell-address="Feuille3.CA11"/>
    </style:style>
    <style:style style:name="ce35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B$5];TODAY()&lt;[.CC$5]))" style:apply-style-name="ConditionalStyle_5f_6" style:base-cell-address="Feuille3.CB8"/>
    </style:style>
    <style:style style:name="ce35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B$5];TODAY()&lt;[.CC$5]))" style:apply-style-name="ConditionalStyle_5f_6" style:base-cell-address="Feuille3.CB11"/>
    </style:style>
    <style:style style:name="ce35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C$5];TODAY()&lt;[.CD$5]))" style:apply-style-name="ConditionalStyle_5f_6" style:base-cell-address="Feuille3.CC8"/>
    </style:style>
    <style:style style:name="ce36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C$5];TODAY()&lt;[.CD$5]))" style:apply-style-name="ConditionalStyle_5f_6" style:base-cell-address="Feuille3.CC11"/>
    </style:style>
    <style:style style:name="ce36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D$5];TODAY()&lt;[.CE$5]))" style:apply-style-name="ConditionalStyle_5f_6" style:base-cell-address="Feuille3.CD8"/>
    </style:style>
    <style:style style:name="ce36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K$5];TODAY()&lt;[.CL$5]))" style:apply-style-name="ConditionalStyle_5f_6" style:base-cell-address="Feuille3.CK8"/>
    </style:style>
    <style:style style:name="ce36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R$5];TODAY()&lt;[.CS$5]))" style:apply-style-name="ConditionalStyle_5f_6" style:base-cell-address="Feuille3.CR8"/>
    </style:style>
    <style:style style:name="ce36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Y$5];TODAY()&lt;[.CZ$5]))" style:apply-style-name="ConditionalStyle_5f_6" style:base-cell-address="Feuille3.CY8"/>
    </style:style>
    <style:style style:name="ce36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F$5];TODAY()&lt;[.DG$5]))" style:apply-style-name="ConditionalStyle_5f_6" style:base-cell-address="Feuille3.DF8"/>
    </style:style>
    <style:style style:name="ce366"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0)" style:apply-style-name="ConditionalStyle_5f_3" style:base-cell-address="Feuille3.DG5"/>
    </style:style>
    <style:style style:name="ce367"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0)" style:apply-style-name="ConditionalStyle_5f_3" style:base-cell-address="Feuille3.DG5"/>
    </style:style>
    <style:style style:name="ce368"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Feuille3.DG5"/>
    </style:style>
    <style:style style:name="ce369"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Feuille3.DG5"/>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lanningProjet.E4">
          <table:help-message table:title="Semaine d’affichage" table:display="true">
            <text:p>La modification de ce nombre entraînera la défilement du diagramme de Gantt.</text:p>
          </table:help-message>
        </table:content-validation>
      </table:content-validations>
      <table:table table:name="À propos de" table:style-name="ta1">
        <office:forms form:automatic-focus="false" form:apply-design-mode="false"/>
        <table:table-column table:style-name="co1" table:default-cell-style-name="ce103"/>
        <table:table-column table:style-name="co2" table:number-columns-repeated="1023" table:default-cell-style-name="ce34"/>
        <table:table-row table:style-name="ro1">
          <table:table-cell>
            <draw:a xlink:type="simple" xlink:href="https://www.vertex42.com/ExcelTemplates/simple-gantt-chart.html?utm_source=ms&amp;utm_medium=file&amp;utm_campaign=office&amp;utm_content=logo">
              <draw:frame table:end-cell-address="'À propos de'.A1" table:end-x="52.91mm" table:end-y="14.55mm" draw:z-index="0" draw:name="Image 1" draw:style-name="gr1" draw:text-style-name="P1" svg:width="52.91mm" svg:height="11.9mm" svg:x="0mm" svg:y="2.65mm">
                <draw:image xlink:href="Pictures/10000201000000C80000002DA259C03A3A847932.png" xlink:type="simple" xlink:show="embed" xlink:actuate="onLoad">
                  <text:p/>
                </draw:image>
              </draw:frame>
            </draw:a>
          </table:table-cell>
          <table:table-cell table:number-columns-repeated="1023"/>
        </table:table-row>
        <table:table-row table:style-name="ro2">
          <table:table-cell table:style-name="ce104"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104"/>
          <table:table-cell table:style-name="ce111" table:number-columns-repeated="1022"/>
        </table:table-row>
        <table:table-row table:style-name="ro3">
          <table:table-cell table:style-name="ce105"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105"/>
          <table:table-cell table:style-name="ce112" table:number-columns-repeated="1022"/>
        </table:table-row>
        <table:table-row table:style-name="ro4">
          <table:table-cell table:style-name="ce106" office:value-type="string" calcext:value-type="string">
            <text:p>À propos de ce modèle</text:p>
          </table:table-cell>
          <table:table-cell table:style-name="ce110" table:number-columns-repeated="1023"/>
        </table:table-row>
        <table:table-row table:style-name="ro5">
          <table:table-cell table:style-name="ce107"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6">
          <table:table-cell table:style-name="ce106" office:value-type="string" calcext:value-type="string">
            <text:p>Instructions pour les lecteurs d’écran</text:p>
          </table:table-cell>
          <table:table-cell table:number-columns-repeated="1023"/>
        </table:table-row>
        <table:table-row table:style-name="ro7">
          <table:table-cell table:style-name="ce108" office:value-type="string" calcext:value-type="string">
            <text:p>Ce classeur contient 2 feuilles de calcul. </text:p>
            <text:p/>
            <text:p>PlanningProjet</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103" table:number-columns-repeated="1023"/>
        </table:table-row>
        <table:table-row table:style-name="ro4">
          <table:table-cell table:style-name="ce106" office:value-type="string" calcext:value-type="string">
            <text:p>Aide supplémentaire</text:p>
          </table:table-cell>
          <table:table-cell table:style-name="ce110" table:number-columns-repeated="1023"/>
        </table:table-row>
        <table:table-row table:style-name="ro8">
          <table:table-cell table:style-name="ce107"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9">
          <table:table-cell table:style-name="ce109"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103" table:number-columns-repeated="1023"/>
        </table:table-row>
        <table:table-row table:style-name="ro4">
          <table:table-cell table:style-name="ce106" office:value-type="string" calcext:value-type="string">
            <text:p>Autres modèles de gestion de projet</text:p>
          </table:table-cell>
          <table:table-cell table:style-name="ce110" table:number-columns-repeated="1023"/>
        </table:table-row>
        <table:table-row table:style-name="ro10">
          <table:table-cell table:style-name="ce107"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9">
          <table:table-cell table:style-name="ce109"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103" table:number-columns-repeated="1023"/>
        </table:table-row>
        <table:table-row table:style-name="ro4">
          <table:table-cell table:style-name="ce106" office:value-type="string" calcext:value-type="string">
            <text:p>À propos de Vertex42</text:p>
          </table:table-cell>
          <table:table-cell table:style-name="ce110" table:number-columns-repeated="1023"/>
        </table:table-row>
        <table:table-row table:style-name="ro11">
          <table:table-cell table:style-name="ce107"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2">
          <table:table-cell table:style-name="ce107"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3" table:number-rows-repeated="1048559">
          <table:table-cell table:number-columns-repeated="1024"/>
        </table:table-row>
        <table:table-row table:style-name="ro13">
          <table:table-cell table:number-columns-repeated="1024"/>
        </table:table-row>
      </table:table>
      <table:table table:name="PlanningProjet" table:style-name="ta2">
        <office:forms form:automatic-focus="false" form:apply-design-mode="false"/>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default-cell-style-name="ce48"/>
        <table:table-column table:style-name="co7" table:default-cell-style-name="Default"/>
        <table:table-column table:style-name="co3" table:default-cell-style-name="Default"/>
        <table:table-column table:style-name="co8" table:visibility="collapse" table:default-cell-style-name="Default"/>
        <table:table-column table:style-name="co3" table:number-columns-repeated="105" table:default-cell-style-name="Default"/>
        <table:table-column table:style-name="co2" table:number-columns-repeated="911" table:default-cell-style-name="Default"/>
        <table:table-row table:style-name="ro14">
          <table:table-cell table:style-name="ce1" office:value-type="string" calcext:value-type="string">
            <text:p>Créez un planning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 de.</text:p>
            <text:p>Continuez à parcourir la colonne A pour entendre des instructions supplémentaires.</text:p>
          </table:table-cell>
          <table:table-cell table:style-name="ce3" office:value-type="string" calcext:value-type="string">
            <text:p>Travail de diplôme</text:p>
          </table:table-cell>
          <table:table-cell table:style-name="ce18"/>
          <table:table-cell table:style-name="ce34"/>
          <table:table-cell table:style-name="ce47"/>
          <table:table-cell table:style-name="ce61"/>
          <table:table-cell/>
          <table:table-cell table:style-name="ce34"/>
          <table:table-cell table:style-name="ce32"/>
          <table:table-cell table:number-columns-repeated="1015"/>
        </table:table-row>
        <table:table-row table:style-name="ro14">
          <table:table-cell office:value-type="string" calcext:value-type="string">
            <text:p>Entrez le nom de la société dans la cellule B2.</text:p>
          </table:table-cell>
          <table:table-cell table:style-name="ce4" office:value-type="string" calcext:value-type="string">
            <text:p>HES-SO Valais/Wallis</text:p>
          </table:table-cell>
          <table:table-cell table:number-columns-repeated="6"/>
          <table:table-cell table:style-name="ce71"/>
          <table:table-cell table:number-columns-repeated="1015"/>
        </table:table-row>
        <table:table-row table:style-name="ro14">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Favre Philippine</text:p>
          </table:table-cell>
          <table:table-cell table:style-name="ce19" office:value-type="string" calcext:value-type="string" table:number-columns-spanned="2" table:number-rows-spanned="1">
            <text:p>Début du projet :</text:p>
          </table:table-cell>
          <table:covered-table-cell table:style-name="ce35"/>
          <table:table-cell table:style-name="ce49" table:formula="of:=DATE(2020;5;25)" office:value-type="date" office:date-value="2020-05-25" calcext:value-type="date" table:number-columns-spanned="2" table:number-rows-spanned="1">
            <text:p>lun., 25/5/2020</text:p>
          </table:table-cell>
          <table:covered-table-cell table:style-name="ce62"/>
          <table:table-cell table:number-columns-repeated="1018"/>
        </table:table-row>
        <table:table-header-rows>
          <table:table-row table:style-name="ro14">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9" office:value-type="string" calcext:value-type="string" table:number-columns-spanned="2" table:number-rows-spanned="1">
              <text:p>Semaine d’affichage :</text:p>
            </table:table-cell>
            <table:covered-table-cell table:style-name="ce35"/>
            <table:table-cell table:style-name="ce50" table:content-validation-name="val1" office:value-type="float" office:value="1" calcext:value-type="float">
              <text:p>1</text:p>
            </table:table-cell>
            <table:table-cell table:number-columns-repeated="3"/>
            <table:table-cell table:style-name="ce72" table:formula="of:=[.I5]" office:value-type="date" office:date-value="2020-05-25" calcext:value-type="date" table:number-columns-spanned="7" table:number-rows-spanned="1">
              <text:p>25 mai 2020</text:p>
            </table:table-cell>
            <table:covered-table-cell table:number-columns-repeated="5" table:style-name="ce77"/>
            <table:covered-table-cell table:style-name="ce80"/>
            <table:table-cell table:style-name="ce72" table:formula="of:=[.P5]" office:value-type="date" office:date-value="2020-06-01" calcext:value-type="date" table:number-columns-spanned="7" table:number-rows-spanned="1">
              <text:p>1 juin 2020</text:p>
            </table:table-cell>
            <table:covered-table-cell table:number-columns-repeated="5" table:style-name="ce77"/>
            <table:covered-table-cell table:style-name="ce80"/>
            <table:table-cell table:style-name="ce72" table:formula="of:=[.W5]" office:value-type="date" office:date-value="2020-06-08" calcext:value-type="date" table:number-columns-spanned="7" table:number-rows-spanned="1">
              <text:p>8 juin 2020</text:p>
            </table:table-cell>
            <table:covered-table-cell table:number-columns-repeated="5" table:style-name="ce77"/>
            <table:covered-table-cell table:style-name="ce80"/>
            <table:table-cell table:style-name="ce72" table:formula="of:=[.AD5]" office:value-type="date" office:date-value="2020-06-15" calcext:value-type="date" table:number-columns-spanned="7" table:number-rows-spanned="1">
              <text:p>15 juin 2020</text:p>
            </table:table-cell>
            <table:covered-table-cell table:number-columns-repeated="5" table:style-name="ce77"/>
            <table:covered-table-cell table:style-name="ce80"/>
            <table:table-cell table:style-name="ce72" table:formula="of:=[.AK5]" office:value-type="date" office:date-value="2020-06-22" calcext:value-type="date" table:number-columns-spanned="7" table:number-rows-spanned="1">
              <text:p>22 juin 2020</text:p>
            </table:table-cell>
            <table:covered-table-cell table:number-columns-repeated="5" table:style-name="ce77"/>
            <table:covered-table-cell table:style-name="ce80"/>
            <table:table-cell table:style-name="ce72" table:formula="of:=[.AR5]" office:value-type="date" office:date-value="2020-06-29" calcext:value-type="date" table:number-columns-spanned="7" table:number-rows-spanned="1">
              <text:p>29 juin 2020</text:p>
            </table:table-cell>
            <table:covered-table-cell table:number-columns-repeated="5" table:style-name="ce77"/>
            <table:covered-table-cell table:style-name="ce80"/>
            <table:table-cell table:style-name="ce72" table:formula="of:=[.AY5]" office:value-type="date" office:date-value="2020-07-06" calcext:value-type="date" table:number-columns-spanned="7" table:number-rows-spanned="1">
              <text:p>6 juil. 2020</text:p>
            </table:table-cell>
            <table:covered-table-cell table:number-columns-repeated="5" table:style-name="ce77"/>
            <table:covered-table-cell table:style-name="ce80"/>
            <table:table-cell table:style-name="ce72" table:formula="of:=[.BF5]" office:value-type="date" office:date-value="2020-07-13" calcext:value-type="date" table:number-columns-spanned="7" table:number-rows-spanned="1">
              <text:p>13 juil. 2020</text:p>
            </table:table-cell>
            <table:covered-table-cell table:number-columns-repeated="5" table:style-name="ce77"/>
            <table:covered-table-cell table:style-name="ce80"/>
            <table:table-cell table:style-name="ce72" table:formula="of:=[.BM5]" office:value-type="date" office:date-value="2020-07-20" calcext:value-type="date" table:number-columns-spanned="7" table:number-rows-spanned="1">
              <text:p>20 juil. 2020</text:p>
            </table:table-cell>
            <table:covered-table-cell table:number-columns-repeated="5" table:style-name="ce77"/>
            <table:covered-table-cell table:style-name="ce80"/>
            <table:table-cell table:style-name="ce72" table:formula="of:=[.BT5]" office:value-type="date" office:date-value="2020-07-27" calcext:value-type="date" table:number-columns-spanned="7" table:number-rows-spanned="1">
              <text:p>27 juil. 2020</text:p>
            </table:table-cell>
            <table:covered-table-cell table:number-columns-repeated="5" table:style-name="ce77"/>
            <table:covered-table-cell table:style-name="ce80"/>
            <table:table-cell table:style-name="ce72" table:formula="of:=[.CA5]" office:value-type="date" office:date-value="2020-08-03" calcext:value-type="date" table:number-columns-spanned="7" table:number-rows-spanned="1">
              <text:p>3 août 2020</text:p>
            </table:table-cell>
            <table:covered-table-cell table:number-columns-repeated="5" table:style-name="ce77"/>
            <table:covered-table-cell table:style-name="ce80"/>
            <table:table-cell table:style-name="ce72" table:formula="of:=[.CH5]" office:value-type="date" office:date-value="2020-08-10" calcext:value-type="date" table:number-columns-spanned="7" table:number-rows-spanned="1">
              <text:p>10 août 2020</text:p>
            </table:table-cell>
            <table:covered-table-cell table:number-columns-repeated="5" table:style-name="ce77"/>
            <table:covered-table-cell table:style-name="ce80"/>
            <table:table-cell table:style-name="ce72" table:formula="of:=[.CO5]" office:value-type="date" office:date-value="2020-08-17" calcext:value-type="date" table:number-columns-spanned="7" table:number-rows-spanned="1">
              <text:p>17 août 2020</text:p>
            </table:table-cell>
            <table:covered-table-cell table:number-columns-repeated="5" table:style-name="ce77"/>
            <table:covered-table-cell table:style-name="ce80"/>
            <table:table-cell table:style-name="ce72" table:formula="of:=[.CV5]" office:value-type="date" office:date-value="2020-08-24" calcext:value-type="date" table:number-columns-spanned="7" table:number-rows-spanned="1">
              <text:p>24 août 2020</text:p>
            </table:table-cell>
            <table:covered-table-cell table:number-columns-repeated="5" table:style-name="ce77"/>
            <table:covered-table-cell table:style-name="ce80"/>
            <table:table-cell table:style-name="ce72" table:formula="of:=[.DC5]" office:value-type="date" office:date-value="2020-08-31" calcext:value-type="date" table:number-columns-spanned="7" table:number-rows-spanned="1">
              <text:p>31 août 2020</text:p>
            </table:table-cell>
            <table:covered-table-cell table:number-columns-repeated="5" table:style-name="ce77"/>
            <table:covered-table-cell table:style-name="ce80"/>
            <table:table-cell table:number-columns-repeated="911"/>
          </table:table-row>
          <table:table-row table:style-name="ro15">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28" table:number-columns-spanned="6" table:number-rows-spanned="1"/>
            <table:covered-table-cell table:number-columns-repeated="5" table:style-name="ce128"/>
            <table:table-cell/>
            <table:table-cell table:style-name="ce73" table:formula="of:=Début_Projet-WEEKDAY(Début_Projet;1)+2+7*(Semaine_Affichage-1)" office:value-type="date" office:date-value="2020-05-25" calcext:value-type="date">
              <text:p>25</text:p>
            </table:table-cell>
            <table:table-cell table:style-name="ce78" table:formula="of:=[.I5]+1" office:value-type="date" office:date-value="2020-05-26" calcext:value-type="date">
              <text:p>26</text:p>
            </table:table-cell>
            <table:table-cell table:style-name="ce78" table:formula="of:=[.J5]+1" office:value-type="date" office:date-value="2020-05-27" calcext:value-type="date">
              <text:p>27</text:p>
            </table:table-cell>
            <table:table-cell table:style-name="ce78" table:formula="of:=[.K5]+1" office:value-type="date" office:date-value="2020-05-28" calcext:value-type="date">
              <text:p>28</text:p>
            </table:table-cell>
            <table:table-cell table:style-name="ce78" table:formula="of:=[.L5]+1" office:value-type="date" office:date-value="2020-05-29" calcext:value-type="date">
              <text:p>29</text:p>
            </table:table-cell>
            <table:table-cell table:style-name="ce78" table:formula="of:=[.M5]+1" office:value-type="date" office:date-value="2020-05-30" calcext:value-type="date">
              <text:p>30</text:p>
            </table:table-cell>
            <table:table-cell table:style-name="ce81" table:formula="of:=[.N5]+1" office:value-type="date" office:date-value="2020-05-31" calcext:value-type="date">
              <text:p>31</text:p>
            </table:table-cell>
            <table:table-cell table:style-name="ce73" table:formula="of:=[.O5]+1" office:value-type="date" office:date-value="2020-06-01" calcext:value-type="date">
              <text:p>1</text:p>
            </table:table-cell>
            <table:table-cell table:style-name="ce78" table:formula="of:=[.P5]+1" office:value-type="date" office:date-value="2020-06-02" calcext:value-type="date">
              <text:p>2</text:p>
            </table:table-cell>
            <table:table-cell table:style-name="ce78" table:formula="of:=[.Q5]+1" office:value-type="date" office:date-value="2020-06-03" calcext:value-type="date">
              <text:p>3</text:p>
            </table:table-cell>
            <table:table-cell table:style-name="ce78" table:formula="of:=[.R5]+1" office:value-type="date" office:date-value="2020-06-04" calcext:value-type="date">
              <text:p>4</text:p>
            </table:table-cell>
            <table:table-cell table:style-name="ce78" table:formula="of:=[.S5]+1" office:value-type="date" office:date-value="2020-06-05" calcext:value-type="date">
              <text:p>5</text:p>
            </table:table-cell>
            <table:table-cell table:style-name="ce78" table:formula="of:=[.T5]+1" office:value-type="date" office:date-value="2020-06-06" calcext:value-type="date">
              <text:p>6</text:p>
            </table:table-cell>
            <table:table-cell table:style-name="ce81" table:formula="of:=[.U5]+1" office:value-type="date" office:date-value="2020-06-07" calcext:value-type="date">
              <text:p>7</text:p>
            </table:table-cell>
            <table:table-cell table:style-name="ce73" table:formula="of:=[.V5]+1" office:value-type="date" office:date-value="2020-06-08" calcext:value-type="date">
              <text:p>8</text:p>
            </table:table-cell>
            <table:table-cell table:style-name="ce78" table:formula="of:=[.W5]+1" office:value-type="date" office:date-value="2020-06-09" calcext:value-type="date">
              <text:p>9</text:p>
            </table:table-cell>
            <table:table-cell table:style-name="ce78" table:formula="of:=[.X5]+1" office:value-type="date" office:date-value="2020-06-10" calcext:value-type="date">
              <text:p>10</text:p>
            </table:table-cell>
            <table:table-cell table:style-name="ce78" table:formula="of:=[.Y5]+1" office:value-type="date" office:date-value="2020-06-11" calcext:value-type="date">
              <text:p>11</text:p>
            </table:table-cell>
            <table:table-cell table:style-name="ce78" table:formula="of:=[.Z5]+1" office:value-type="date" office:date-value="2020-06-12" calcext:value-type="date">
              <text:p>12</text:p>
            </table:table-cell>
            <table:table-cell table:style-name="ce78" table:formula="of:=[.AA5]+1" office:value-type="date" office:date-value="2020-06-13" calcext:value-type="date">
              <text:p>13</text:p>
            </table:table-cell>
            <table:table-cell table:style-name="ce81" table:formula="of:=[.AB5]+1" office:value-type="date" office:date-value="2020-06-14" calcext:value-type="date">
              <text:p>14</text:p>
            </table:table-cell>
            <table:table-cell table:style-name="ce73" table:formula="of:=[.AC5]+1" office:value-type="date" office:date-value="2020-06-15" calcext:value-type="date">
              <text:p>15</text:p>
            </table:table-cell>
            <table:table-cell table:style-name="ce78" table:formula="of:=[.AD5]+1" office:value-type="date" office:date-value="2020-06-16" calcext:value-type="date">
              <text:p>16</text:p>
            </table:table-cell>
            <table:table-cell table:style-name="ce78" table:formula="of:=[.AE5]+1" office:value-type="date" office:date-value="2020-06-17" calcext:value-type="date">
              <text:p>17</text:p>
            </table:table-cell>
            <table:table-cell table:style-name="ce78" table:formula="of:=[.AF5]+1" office:value-type="date" office:date-value="2020-06-18" calcext:value-type="date">
              <text:p>18</text:p>
            </table:table-cell>
            <table:table-cell table:style-name="ce78" table:formula="of:=[.AG5]+1" office:value-type="date" office:date-value="2020-06-19" calcext:value-type="date">
              <text:p>19</text:p>
            </table:table-cell>
            <table:table-cell table:style-name="ce78" table:formula="of:=[.AH5]+1" office:value-type="date" office:date-value="2020-06-20" calcext:value-type="date">
              <text:p>20</text:p>
            </table:table-cell>
            <table:table-cell table:style-name="ce81" table:formula="of:=[.AI5]+1" office:value-type="date" office:date-value="2020-06-21" calcext:value-type="date">
              <text:p>21</text:p>
            </table:table-cell>
            <table:table-cell table:style-name="ce73" table:formula="of:=[.AJ5]+1" office:value-type="date" office:date-value="2020-06-22" calcext:value-type="date">
              <text:p>22</text:p>
            </table:table-cell>
            <table:table-cell table:style-name="ce78" table:formula="of:=[.AK5]+1" office:value-type="date" office:date-value="2020-06-23" calcext:value-type="date">
              <text:p>23</text:p>
            </table:table-cell>
            <table:table-cell table:style-name="ce78" table:formula="of:=[.AL5]+1" office:value-type="date" office:date-value="2020-06-24" calcext:value-type="date">
              <text:p>24</text:p>
            </table:table-cell>
            <table:table-cell table:style-name="ce78" table:formula="of:=[.AM5]+1" office:value-type="date" office:date-value="2020-06-25" calcext:value-type="date">
              <text:p>25</text:p>
            </table:table-cell>
            <table:table-cell table:style-name="ce78" table:formula="of:=[.AN5]+1" office:value-type="date" office:date-value="2020-06-26" calcext:value-type="date">
              <text:p>26</text:p>
            </table:table-cell>
            <table:table-cell table:style-name="ce78" table:formula="of:=[.AO5]+1" office:value-type="date" office:date-value="2020-06-27" calcext:value-type="date">
              <text:p>27</text:p>
            </table:table-cell>
            <table:table-cell table:style-name="ce81" table:formula="of:=[.AP5]+1" office:value-type="date" office:date-value="2020-06-28" calcext:value-type="date">
              <text:p>28</text:p>
            </table:table-cell>
            <table:table-cell table:style-name="ce73" table:formula="of:=[.AQ5]+1" office:value-type="date" office:date-value="2020-06-29" calcext:value-type="date">
              <text:p>29</text:p>
            </table:table-cell>
            <table:table-cell table:style-name="ce78" table:formula="of:=[.AR5]+1" office:value-type="date" office:date-value="2020-06-30" calcext:value-type="date">
              <text:p>30</text:p>
            </table:table-cell>
            <table:table-cell table:style-name="ce78" table:formula="of:=[.AS5]+1" office:value-type="date" office:date-value="2020-07-01" calcext:value-type="date">
              <text:p>1</text:p>
            </table:table-cell>
            <table:table-cell table:style-name="ce78" table:formula="of:=[.AT5]+1" office:value-type="date" office:date-value="2020-07-02" calcext:value-type="date">
              <text:p>2</text:p>
            </table:table-cell>
            <table:table-cell table:style-name="ce78" table:formula="of:=[.AU5]+1" office:value-type="date" office:date-value="2020-07-03" calcext:value-type="date">
              <text:p>3</text:p>
            </table:table-cell>
            <table:table-cell table:style-name="ce78" table:formula="of:=[.AV5]+1" office:value-type="date" office:date-value="2020-07-04" calcext:value-type="date">
              <text:p>4</text:p>
            </table:table-cell>
            <table:table-cell table:style-name="ce81" table:formula="of:=[.AW5]+1" office:value-type="date" office:date-value="2020-07-05" calcext:value-type="date">
              <text:p>5</text:p>
            </table:table-cell>
            <table:table-cell table:style-name="ce73" table:formula="of:=[.AX5]+1" office:value-type="date" office:date-value="2020-07-06" calcext:value-type="date">
              <text:p>6</text:p>
            </table:table-cell>
            <table:table-cell table:style-name="ce78" table:formula="of:=[.AY5]+1" office:value-type="date" office:date-value="2020-07-07" calcext:value-type="date">
              <text:p>7</text:p>
            </table:table-cell>
            <table:table-cell table:style-name="ce78" table:formula="of:=[.AZ5]+1" office:value-type="date" office:date-value="2020-07-08" calcext:value-type="date">
              <text:p>8</text:p>
            </table:table-cell>
            <table:table-cell table:style-name="ce78" table:formula="of:=[.BA5]+1" office:value-type="date" office:date-value="2020-07-09" calcext:value-type="date">
              <text:p>9</text:p>
            </table:table-cell>
            <table:table-cell table:style-name="ce78" table:formula="of:=[.BB5]+1" office:value-type="date" office:date-value="2020-07-10" calcext:value-type="date">
              <text:p>10</text:p>
            </table:table-cell>
            <table:table-cell table:style-name="ce78" table:formula="of:=[.BC5]+1" office:value-type="date" office:date-value="2020-07-11" calcext:value-type="date">
              <text:p>11</text:p>
            </table:table-cell>
            <table:table-cell table:style-name="ce81" table:formula="of:=[.BD5]+1" office:value-type="date" office:date-value="2020-07-12" calcext:value-type="date">
              <text:p>12</text:p>
            </table:table-cell>
            <table:table-cell table:style-name="ce73" table:formula="of:=[.BE5]+1" office:value-type="date" office:date-value="2020-07-13" calcext:value-type="date">
              <text:p>13</text:p>
            </table:table-cell>
            <table:table-cell table:style-name="ce78" table:formula="of:=[.BF5]+1" office:value-type="date" office:date-value="2020-07-14" calcext:value-type="date">
              <text:p>14</text:p>
            </table:table-cell>
            <table:table-cell table:style-name="ce78" table:formula="of:=[.BG5]+1" office:value-type="date" office:date-value="2020-07-15" calcext:value-type="date">
              <text:p>15</text:p>
            </table:table-cell>
            <table:table-cell table:style-name="ce78" table:formula="of:=[.BH5]+1" office:value-type="date" office:date-value="2020-07-16" calcext:value-type="date">
              <text:p>16</text:p>
            </table:table-cell>
            <table:table-cell table:style-name="ce78" table:formula="of:=[.BI5]+1" office:value-type="date" office:date-value="2020-07-17" calcext:value-type="date">
              <text:p>17</text:p>
            </table:table-cell>
            <table:table-cell table:style-name="ce78" table:formula="of:=[.BJ5]+1" office:value-type="date" office:date-value="2020-07-18" calcext:value-type="date">
              <text:p>18</text:p>
            </table:table-cell>
            <table:table-cell table:style-name="ce81" table:formula="of:=[.BK5]+1" office:value-type="date" office:date-value="2020-07-19" calcext:value-type="date">
              <text:p>19</text:p>
            </table:table-cell>
            <table:table-cell table:style-name="ce73" table:formula="of:=[.BL5]+1" office:value-type="date" office:date-value="2020-07-20" calcext:value-type="date">
              <text:p>20</text:p>
            </table:table-cell>
            <table:table-cell table:style-name="ce78" table:formula="of:=[.BM5]+1" office:value-type="date" office:date-value="2020-07-21" calcext:value-type="date">
              <text:p>21</text:p>
            </table:table-cell>
            <table:table-cell table:style-name="ce78" table:formula="of:=[.BN5]+1" office:value-type="date" office:date-value="2020-07-22" calcext:value-type="date">
              <text:p>22</text:p>
            </table:table-cell>
            <table:table-cell table:style-name="ce78" table:formula="of:=[.BO5]+1" office:value-type="date" office:date-value="2020-07-23" calcext:value-type="date">
              <text:p>23</text:p>
            </table:table-cell>
            <table:table-cell table:style-name="ce78" table:formula="of:=[.BP5]+1" office:value-type="date" office:date-value="2020-07-24" calcext:value-type="date">
              <text:p>24</text:p>
            </table:table-cell>
            <table:table-cell table:style-name="ce78" table:formula="of:=[.BQ5]+1" office:value-type="date" office:date-value="2020-07-25" calcext:value-type="date">
              <text:p>25</text:p>
            </table:table-cell>
            <table:table-cell table:style-name="ce81" table:formula="of:=[.BR5]+1" office:value-type="date" office:date-value="2020-07-26" calcext:value-type="date">
              <text:p>26</text:p>
            </table:table-cell>
            <table:table-cell table:style-name="ce73" table:formula="of:=[.BS5]+1" office:value-type="date" office:date-value="2020-07-27" calcext:value-type="date">
              <text:p>27</text:p>
            </table:table-cell>
            <table:table-cell table:style-name="ce78" table:formula="of:=[.BT5]+1" office:value-type="date" office:date-value="2020-07-28" calcext:value-type="date">
              <text:p>28</text:p>
            </table:table-cell>
            <table:table-cell table:style-name="ce78" table:formula="of:=[.BU5]+1" office:value-type="date" office:date-value="2020-07-29" calcext:value-type="date">
              <text:p>29</text:p>
            </table:table-cell>
            <table:table-cell table:style-name="ce78" table:formula="of:=[.BV5]+1" office:value-type="date" office:date-value="2020-07-30" calcext:value-type="date">
              <text:p>30</text:p>
            </table:table-cell>
            <table:table-cell table:style-name="ce78" table:formula="of:=[.BW5]+1" office:value-type="date" office:date-value="2020-07-31" calcext:value-type="date">
              <text:p>31</text:p>
            </table:table-cell>
            <table:table-cell table:style-name="ce78" table:formula="of:=[.BX5]+1" office:value-type="date" office:date-value="2020-08-01" calcext:value-type="date">
              <text:p>1</text:p>
            </table:table-cell>
            <table:table-cell table:style-name="ce81" table:formula="of:=[.BY5]+1" office:value-type="date" office:date-value="2020-08-02" calcext:value-type="date">
              <text:p>2</text:p>
            </table:table-cell>
            <table:table-cell table:style-name="ce73" table:formula="of:=[.BZ5]+1" office:value-type="date" office:date-value="2020-08-03" calcext:value-type="date">
              <text:p>3</text:p>
            </table:table-cell>
            <table:table-cell table:style-name="ce78" table:formula="of:=[.CA5]+1" office:value-type="date" office:date-value="2020-08-04" calcext:value-type="date">
              <text:p>4</text:p>
            </table:table-cell>
            <table:table-cell table:style-name="ce78" table:formula="of:=[.CB5]+1" office:value-type="date" office:date-value="2020-08-05" calcext:value-type="date">
              <text:p>5</text:p>
            </table:table-cell>
            <table:table-cell table:style-name="ce78" table:formula="of:=[.CC5]+1" office:value-type="date" office:date-value="2020-08-06" calcext:value-type="date">
              <text:p>6</text:p>
            </table:table-cell>
            <table:table-cell table:style-name="ce78" table:formula="of:=[.CD5]+1" office:value-type="date" office:date-value="2020-08-07" calcext:value-type="date">
              <text:p>7</text:p>
            </table:table-cell>
            <table:table-cell table:style-name="ce78" table:formula="of:=[.CE5]+1" office:value-type="date" office:date-value="2020-08-08" calcext:value-type="date">
              <text:p>8</text:p>
            </table:table-cell>
            <table:table-cell table:style-name="ce81" table:formula="of:=[.CF5]+1" office:value-type="date" office:date-value="2020-08-09" calcext:value-type="date">
              <text:p>9</text:p>
            </table:table-cell>
            <table:table-cell table:style-name="ce73" table:formula="of:=[.CG5]+1" office:value-type="date" office:date-value="2020-08-10" calcext:value-type="date">
              <text:p>10</text:p>
            </table:table-cell>
            <table:table-cell table:style-name="ce78" table:formula="of:=[.CH5]+1" office:value-type="date" office:date-value="2020-08-11" calcext:value-type="date">
              <text:p>11</text:p>
            </table:table-cell>
            <table:table-cell table:style-name="ce78" table:formula="of:=[.CI5]+1" office:value-type="date" office:date-value="2020-08-12" calcext:value-type="date">
              <text:p>12</text:p>
            </table:table-cell>
            <table:table-cell table:style-name="ce78" table:formula="of:=[.CJ5]+1" office:value-type="date" office:date-value="2020-08-13" calcext:value-type="date">
              <text:p>13</text:p>
            </table:table-cell>
            <table:table-cell table:style-name="ce78" table:formula="of:=[.CK5]+1" office:value-type="date" office:date-value="2020-08-14" calcext:value-type="date">
              <text:p>14</text:p>
            </table:table-cell>
            <table:table-cell table:style-name="ce78" table:formula="of:=[.CL5]+1" office:value-type="date" office:date-value="2020-08-15" calcext:value-type="date">
              <text:p>15</text:p>
            </table:table-cell>
            <table:table-cell table:style-name="ce81" table:formula="of:=[.CM5]+1" office:value-type="date" office:date-value="2020-08-16" calcext:value-type="date">
              <text:p>16</text:p>
            </table:table-cell>
            <table:table-cell table:style-name="ce73" table:formula="of:=[.CN5]+1" office:value-type="date" office:date-value="2020-08-17" calcext:value-type="date">
              <text:p>17</text:p>
            </table:table-cell>
            <table:table-cell table:style-name="ce78" table:formula="of:=[.CO5]+1" office:value-type="date" office:date-value="2020-08-18" calcext:value-type="date">
              <text:p>18</text:p>
            </table:table-cell>
            <table:table-cell table:style-name="ce78" table:formula="of:=[.CP5]+1" office:value-type="date" office:date-value="2020-08-19" calcext:value-type="date">
              <text:p>19</text:p>
            </table:table-cell>
            <table:table-cell table:style-name="ce78" table:formula="of:=[.CQ5]+1" office:value-type="date" office:date-value="2020-08-20" calcext:value-type="date">
              <text:p>20</text:p>
            </table:table-cell>
            <table:table-cell table:style-name="ce78" table:formula="of:=[.CR5]+1" office:value-type="date" office:date-value="2020-08-21" calcext:value-type="date">
              <text:p>21</text:p>
            </table:table-cell>
            <table:table-cell table:style-name="ce78" table:formula="of:=[.CS5]+1" office:value-type="date" office:date-value="2020-08-22" calcext:value-type="date">
              <text:p>22</text:p>
            </table:table-cell>
            <table:table-cell table:style-name="ce81" table:formula="of:=[.CT5]+1" office:value-type="date" office:date-value="2020-08-23" calcext:value-type="date">
              <text:p>23</text:p>
            </table:table-cell>
            <table:table-cell table:style-name="ce73" table:formula="of:=[.CU5]+1" office:value-type="date" office:date-value="2020-08-24" calcext:value-type="date">
              <text:p>24</text:p>
            </table:table-cell>
            <table:table-cell table:style-name="ce78" table:formula="of:=[.CV5]+1" office:value-type="date" office:date-value="2020-08-25" calcext:value-type="date">
              <text:p>25</text:p>
            </table:table-cell>
            <table:table-cell table:style-name="ce78" table:formula="of:=[.CW5]+1" office:value-type="date" office:date-value="2020-08-26" calcext:value-type="date">
              <text:p>26</text:p>
            </table:table-cell>
            <table:table-cell table:style-name="ce78" table:formula="of:=[.CX5]+1" office:value-type="date" office:date-value="2020-08-27" calcext:value-type="date">
              <text:p>27</text:p>
            </table:table-cell>
            <table:table-cell table:style-name="ce78" table:formula="of:=[.CY5]+1" office:value-type="date" office:date-value="2020-08-28" calcext:value-type="date">
              <text:p>28</text:p>
            </table:table-cell>
            <table:table-cell table:style-name="ce78" table:formula="of:=[.CZ5]+1" office:value-type="date" office:date-value="2020-08-29" calcext:value-type="date">
              <text:p>29</text:p>
            </table:table-cell>
            <table:table-cell table:style-name="ce81" table:formula="of:=[.DA5]+1" office:value-type="date" office:date-value="2020-08-30" calcext:value-type="date">
              <text:p>30</text:p>
            </table:table-cell>
            <table:table-cell table:style-name="ce73" table:formula="of:=[.DB5]+1" office:value-type="date" office:date-value="2020-08-31" calcext:value-type="date">
              <text:p>31</text:p>
            </table:table-cell>
            <table:table-cell table:style-name="ce78" table:formula="of:=[.DC5]+1" office:value-type="date" office:date-value="2020-09-01" calcext:value-type="date">
              <text:p>1</text:p>
            </table:table-cell>
            <table:table-cell table:style-name="ce78" table:formula="of:=[.DD5]+1" office:value-type="date" office:date-value="2020-09-02" calcext:value-type="date">
              <text:p>2</text:p>
            </table:table-cell>
            <table:table-cell table:style-name="ce78" table:formula="of:=[.DE5]+1" office:value-type="date" office:date-value="2020-09-03" calcext:value-type="date">
              <text:p>3</text:p>
            </table:table-cell>
            <table:table-cell table:style-name="ce78" table:formula="of:=[.DF5]+1" office:value-type="date" office:date-value="2020-09-04" calcext:value-type="date">
              <text:p>4</text:p>
            </table:table-cell>
            <table:table-cell table:style-name="ce78" table:formula="of:=[.DG5]+1" office:value-type="date" office:date-value="2020-09-05" calcext:value-type="date">
              <text:p>5</text:p>
            </table:table-cell>
            <table:table-cell table:style-name="ce98" table:formula="of:=[.DH5]+1" office:value-type="date" office:date-value="2020-09-06" calcext:value-type="date">
              <text:p>6</text:p>
            </table:table-cell>
            <table:table-cell table:number-columns-repeated="911"/>
          </table:table-row>
          <table:table-row table:style-name="ro14">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0"/>
            <table:table-cell table:style-name="ce20" office:value-type="string" calcext:value-type="string">
              <text:p>JOURS</text:p>
            </table:table-cell>
            <table:table-cell table:style-name="ce74" table:formula="of:=LEFT(TEXT([.I5];&quot;jjj&quot;);1)" office:value-type="string" office:string-value="l" calcext:value-type="string">
              <text:p>l</text:p>
            </table:table-cell>
            <table:table-cell table:style-name="ce74" table:formula="of:=LEFT(TEXT([.J5];&quot;jjj&quot;);1)" office:value-type="string" office:string-value="m" calcext:value-type="string">
              <text:p>m</text:p>
            </table:table-cell>
            <table:table-cell table:style-name="ce74" table:formula="of:=LEFT(TEXT([.K5];&quot;jjj&quot;);1)" office:value-type="string" office:string-value="m" calcext:value-type="string">
              <text:p>m</text:p>
            </table:table-cell>
            <table:table-cell table:style-name="ce74" table:formula="of:=LEFT(TEXT([.L5];&quot;jjj&quot;);1)" office:value-type="string" office:string-value="j" calcext:value-type="string">
              <text:p>j</text:p>
            </table:table-cell>
            <table:table-cell table:style-name="ce74" table:formula="of:=LEFT(TEXT([.M5];&quot;jjj&quot;);1)" office:value-type="string" office:string-value="v" calcext:value-type="string">
              <text:p>v</text:p>
            </table:table-cell>
            <table:table-cell table:style-name="ce74" table:formula="of:=LEFT(TEXT([.N5];&quot;jjj&quot;);1)" office:value-type="string" office:string-value="s" calcext:value-type="string">
              <text:p>s</text:p>
            </table:table-cell>
            <table:table-cell table:style-name="ce74" table:formula="of:=LEFT(TEXT([.O5];&quot;jjj&quot;);1)" office:value-type="string" office:string-value="d" calcext:value-type="string">
              <text:p>d</text:p>
            </table:table-cell>
            <table:table-cell table:style-name="ce74" table:formula="of:=LEFT(TEXT([.P5];&quot;jjj&quot;);1)" office:value-type="string" office:string-value="l" calcext:value-type="string">
              <text:p>l</text:p>
            </table:table-cell>
            <table:table-cell table:style-name="ce74" table:formula="of:=LEFT(TEXT([.Q5];&quot;jjj&quot;);1)" office:value-type="string" office:string-value="m" calcext:value-type="string">
              <text:p>m</text:p>
            </table:table-cell>
            <table:table-cell table:style-name="ce74" table:formula="of:=LEFT(TEXT([.R5];&quot;jjj&quot;);1)" office:value-type="string" office:string-value="m" calcext:value-type="string">
              <text:p>m</text:p>
            </table:table-cell>
            <table:table-cell table:style-name="ce74" table:formula="of:=LEFT(TEXT([.S5];&quot;jjj&quot;);1)" office:value-type="string" office:string-value="j" calcext:value-type="string">
              <text:p>j</text:p>
            </table:table-cell>
            <table:table-cell table:style-name="ce74" table:formula="of:=LEFT(TEXT([.T5];&quot;jjj&quot;);1)" office:value-type="string" office:string-value="v" calcext:value-type="string">
              <text:p>v</text:p>
            </table:table-cell>
            <table:table-cell table:style-name="ce74" table:formula="of:=LEFT(TEXT([.U5];&quot;jjj&quot;);1)" office:value-type="string" office:string-value="s" calcext:value-type="string">
              <text:p>s</text:p>
            </table:table-cell>
            <table:table-cell table:style-name="ce74" table:formula="of:=LEFT(TEXT([.V5];&quot;jjj&quot;);1)" office:value-type="string" office:string-value="d" calcext:value-type="string">
              <text:p>d</text:p>
            </table:table-cell>
            <table:table-cell table:style-name="ce74" table:formula="of:=LEFT(TEXT([.W5];&quot;jjj&quot;);1)" office:value-type="string" office:string-value="l" calcext:value-type="string">
              <text:p>l</text:p>
            </table:table-cell>
            <table:table-cell table:style-name="ce74" table:formula="of:=LEFT(TEXT([.X5];&quot;jjj&quot;);1)" office:value-type="string" office:string-value="m" calcext:value-type="string">
              <text:p>m</text:p>
            </table:table-cell>
            <table:table-cell table:style-name="ce74" table:formula="of:=LEFT(TEXT([.Y5];&quot;jjj&quot;);1)" office:value-type="string" office:string-value="m" calcext:value-type="string">
              <text:p>m</text:p>
            </table:table-cell>
            <table:table-cell table:style-name="ce74" table:formula="of:=LEFT(TEXT([.Z5];&quot;jjj&quot;);1)" office:value-type="string" office:string-value="j" calcext:value-type="string">
              <text:p>j</text:p>
            </table:table-cell>
            <table:table-cell table:style-name="ce74" table:formula="of:=LEFT(TEXT([.AA5];&quot;jjj&quot;);1)" office:value-type="string" office:string-value="v" calcext:value-type="string">
              <text:p>v</text:p>
            </table:table-cell>
            <table:table-cell table:style-name="ce74" table:formula="of:=LEFT(TEXT([.AB5];&quot;jjj&quot;);1)" office:value-type="string" office:string-value="s" calcext:value-type="string">
              <text:p>s</text:p>
            </table:table-cell>
            <table:table-cell table:style-name="ce74" table:formula="of:=LEFT(TEXT([.AC5];&quot;jjj&quot;);1)" office:value-type="string" office:string-value="d" calcext:value-type="string">
              <text:p>d</text:p>
            </table:table-cell>
            <table:table-cell table:style-name="ce74" table:formula="of:=LEFT(TEXT([.AD5];&quot;jjj&quot;);1)" office:value-type="string" office:string-value="l" calcext:value-type="string">
              <text:p>l</text:p>
            </table:table-cell>
            <table:table-cell table:style-name="ce74" table:formula="of:=LEFT(TEXT([.AE5];&quot;jjj&quot;);1)" office:value-type="string" office:string-value="m" calcext:value-type="string">
              <text:p>m</text:p>
            </table:table-cell>
            <table:table-cell table:style-name="ce74" table:formula="of:=LEFT(TEXT([.AF5];&quot;jjj&quot;);1)" office:value-type="string" office:string-value="m" calcext:value-type="string">
              <text:p>m</text:p>
            </table:table-cell>
            <table:table-cell table:style-name="ce74" table:formula="of:=LEFT(TEXT([.AG5];&quot;jjj&quot;);1)" office:value-type="string" office:string-value="j" calcext:value-type="string">
              <text:p>j</text:p>
            </table:table-cell>
            <table:table-cell table:style-name="ce74" table:formula="of:=LEFT(TEXT([.AH5];&quot;jjj&quot;);1)" office:value-type="string" office:string-value="v" calcext:value-type="string">
              <text:p>v</text:p>
            </table:table-cell>
            <table:table-cell table:style-name="ce74" table:formula="of:=LEFT(TEXT([.AI5];&quot;jjj&quot;);1)" office:value-type="string" office:string-value="s" calcext:value-type="string">
              <text:p>s</text:p>
            </table:table-cell>
            <table:table-cell table:style-name="ce74" table:formula="of:=LEFT(TEXT([.AJ5];&quot;jjj&quot;);1)" office:value-type="string" office:string-value="d" calcext:value-type="string">
              <text:p>d</text:p>
            </table:table-cell>
            <table:table-cell table:style-name="ce74" table:formula="of:=LEFT(TEXT([.AK5];&quot;jjj&quot;);1)" office:value-type="string" office:string-value="l" calcext:value-type="string">
              <text:p>l</text:p>
            </table:table-cell>
            <table:table-cell table:style-name="ce74" table:formula="of:=LEFT(TEXT([.AL5];&quot;jjj&quot;);1)" office:value-type="string" office:string-value="m" calcext:value-type="string">
              <text:p>m</text:p>
            </table:table-cell>
            <table:table-cell table:style-name="ce74" table:formula="of:=LEFT(TEXT([.AM5];&quot;jjj&quot;);1)" office:value-type="string" office:string-value="m" calcext:value-type="string">
              <text:p>m</text:p>
            </table:table-cell>
            <table:table-cell table:style-name="ce74" table:formula="of:=LEFT(TEXT([.AN5];&quot;jjj&quot;);1)" office:value-type="string" office:string-value="j" calcext:value-type="string">
              <text:p>j</text:p>
            </table:table-cell>
            <table:table-cell table:style-name="ce74" table:formula="of:=LEFT(TEXT([.AO5];&quot;jjj&quot;);1)" office:value-type="string" office:string-value="v" calcext:value-type="string">
              <text:p>v</text:p>
            </table:table-cell>
            <table:table-cell table:style-name="ce74" table:formula="of:=LEFT(TEXT([.AP5];&quot;jjj&quot;);1)" office:value-type="string" office:string-value="s" calcext:value-type="string">
              <text:p>s</text:p>
            </table:table-cell>
            <table:table-cell table:style-name="ce74" table:formula="of:=LEFT(TEXT([.AQ5];&quot;jjj&quot;);1)" office:value-type="string" office:string-value="d" calcext:value-type="string">
              <text:p>d</text:p>
            </table:table-cell>
            <table:table-cell table:style-name="ce74" table:formula="of:=LEFT(TEXT([.AR5];&quot;jjj&quot;);1)" office:value-type="string" office:string-value="l" calcext:value-type="string">
              <text:p>l</text:p>
            </table:table-cell>
            <table:table-cell table:style-name="ce74" table:formula="of:=LEFT(TEXT([.AS5];&quot;jjj&quot;);1)" office:value-type="string" office:string-value="m" calcext:value-type="string">
              <text:p>m</text:p>
            </table:table-cell>
            <table:table-cell table:style-name="ce74" table:formula="of:=LEFT(TEXT([.AT5];&quot;jjj&quot;);1)" office:value-type="string" office:string-value="m" calcext:value-type="string">
              <text:p>m</text:p>
            </table:table-cell>
            <table:table-cell table:style-name="ce74" table:formula="of:=LEFT(TEXT([.AU5];&quot;jjj&quot;);1)" office:value-type="string" office:string-value="j" calcext:value-type="string">
              <text:p>j</text:p>
            </table:table-cell>
            <table:table-cell table:style-name="ce74" table:formula="of:=LEFT(TEXT([.AV5];&quot;jjj&quot;);1)" office:value-type="string" office:string-value="v" calcext:value-type="string">
              <text:p>v</text:p>
            </table:table-cell>
            <table:table-cell table:style-name="ce74" table:formula="of:=LEFT(TEXT([.AW5];&quot;jjj&quot;);1)" office:value-type="string" office:string-value="s" calcext:value-type="string">
              <text:p>s</text:p>
            </table:table-cell>
            <table:table-cell table:style-name="ce74" table:formula="of:=LEFT(TEXT([.AX5];&quot;jjj&quot;);1)" office:value-type="string" office:string-value="d" calcext:value-type="string">
              <text:p>d</text:p>
            </table:table-cell>
            <table:table-cell table:style-name="ce74" table:formula="of:=LEFT(TEXT([.AY5];&quot;jjj&quot;);1)" office:value-type="string" office:string-value="l" calcext:value-type="string">
              <text:p>l</text:p>
            </table:table-cell>
            <table:table-cell table:style-name="ce74" table:formula="of:=LEFT(TEXT([.AZ5];&quot;jjj&quot;);1)" office:value-type="string" office:string-value="m" calcext:value-type="string">
              <text:p>m</text:p>
            </table:table-cell>
            <table:table-cell table:style-name="ce74" table:formula="of:=LEFT(TEXT([.BA5];&quot;jjj&quot;);1)" office:value-type="string" office:string-value="m" calcext:value-type="string">
              <text:p>m</text:p>
            </table:table-cell>
            <table:table-cell table:style-name="ce74" table:formula="of:=LEFT(TEXT([.BB5];&quot;jjj&quot;);1)" office:value-type="string" office:string-value="j" calcext:value-type="string">
              <text:p>j</text:p>
            </table:table-cell>
            <table:table-cell table:style-name="ce74" table:formula="of:=LEFT(TEXT([.BC5];&quot;jjj&quot;);1)" office:value-type="string" office:string-value="v" calcext:value-type="string">
              <text:p>v</text:p>
            </table:table-cell>
            <table:table-cell table:style-name="ce74" table:formula="of:=LEFT(TEXT([.BD5];&quot;jjj&quot;);1)" office:value-type="string" office:string-value="s" calcext:value-type="string">
              <text:p>s</text:p>
            </table:table-cell>
            <table:table-cell table:style-name="ce74" table:formula="of:=LEFT(TEXT([.BE5];&quot;jjj&quot;);1)" office:value-type="string" office:string-value="d" calcext:value-type="string">
              <text:p>d</text:p>
            </table:table-cell>
            <table:table-cell table:style-name="ce74" table:formula="of:=LEFT(TEXT([.BF5];&quot;jjj&quot;);1)" office:value-type="string" office:string-value="l" calcext:value-type="string">
              <text:p>l</text:p>
            </table:table-cell>
            <table:table-cell table:style-name="ce74" table:formula="of:=LEFT(TEXT([.BG5];&quot;jjj&quot;);1)" office:value-type="string" office:string-value="m" calcext:value-type="string">
              <text:p>m</text:p>
            </table:table-cell>
            <table:table-cell table:style-name="ce74" table:formula="of:=LEFT(TEXT([.BH5];&quot;jjj&quot;);1)" office:value-type="string" office:string-value="m" calcext:value-type="string">
              <text:p>m</text:p>
            </table:table-cell>
            <table:table-cell table:style-name="ce74" table:formula="of:=LEFT(TEXT([.BI5];&quot;jjj&quot;);1)" office:value-type="string" office:string-value="j" calcext:value-type="string">
              <text:p>j</text:p>
            </table:table-cell>
            <table:table-cell table:style-name="ce74" table:formula="of:=LEFT(TEXT([.BJ5];&quot;jjj&quot;);1)" office:value-type="string" office:string-value="v" calcext:value-type="string">
              <text:p>v</text:p>
            </table:table-cell>
            <table:table-cell table:style-name="ce74" table:formula="of:=LEFT(TEXT([.BK5];&quot;jjj&quot;);1)" office:value-type="string" office:string-value="s" calcext:value-type="string">
              <text:p>s</text:p>
            </table:table-cell>
            <table:table-cell table:style-name="ce74" table:formula="of:=LEFT(TEXT([.BL5];&quot;jjj&quot;);1)" office:value-type="string" office:string-value="d" calcext:value-type="string">
              <text:p>d</text:p>
            </table:table-cell>
            <table:table-cell table:style-name="ce74" table:formula="of:=LEFT(TEXT([.BM5];&quot;jjj&quot;);1)" office:value-type="string" office:string-value="l" calcext:value-type="string">
              <text:p>l</text:p>
            </table:table-cell>
            <table:table-cell table:style-name="ce74" table:formula="of:=LEFT(TEXT([.BN5];&quot;jjj&quot;);1)" office:value-type="string" office:string-value="m" calcext:value-type="string">
              <text:p>m</text:p>
            </table:table-cell>
            <table:table-cell table:style-name="ce74" table:formula="of:=LEFT(TEXT([.BO5];&quot;jjj&quot;);1)" office:value-type="string" office:string-value="m" calcext:value-type="string">
              <text:p>m</text:p>
            </table:table-cell>
            <table:table-cell table:style-name="ce74" table:formula="of:=LEFT(TEXT([.BP5];&quot;jjj&quot;);1)" office:value-type="string" office:string-value="j" calcext:value-type="string">
              <text:p>j</text:p>
            </table:table-cell>
            <table:table-cell table:style-name="ce74" table:formula="of:=LEFT(TEXT([.BQ5];&quot;jjj&quot;);1)" office:value-type="string" office:string-value="v" calcext:value-type="string">
              <text:p>v</text:p>
            </table:table-cell>
            <table:table-cell table:style-name="ce74" table:formula="of:=LEFT(TEXT([.BR5];&quot;jjj&quot;);1)" office:value-type="string" office:string-value="s" calcext:value-type="string">
              <text:p>s</text:p>
            </table:table-cell>
            <table:table-cell table:style-name="ce74" table:formula="of:=LEFT(TEXT([.BS5];&quot;jjj&quot;);1)" office:value-type="string" office:string-value="d" calcext:value-type="string">
              <text:p>d</text:p>
            </table:table-cell>
            <table:table-cell table:style-name="ce74" table:formula="of:=LEFT(TEXT([.BT5];&quot;jjj&quot;);1)" office:value-type="string" office:string-value="l" calcext:value-type="string">
              <text:p>l</text:p>
            </table:table-cell>
            <table:table-cell table:style-name="ce74" table:formula="of:=LEFT(TEXT([.BU5];&quot;jjj&quot;);1)" office:value-type="string" office:string-value="m" calcext:value-type="string">
              <text:p>m</text:p>
            </table:table-cell>
            <table:table-cell table:style-name="ce74" table:formula="of:=LEFT(TEXT([.BV5];&quot;jjj&quot;);1)" office:value-type="string" office:string-value="m" calcext:value-type="string">
              <text:p>m</text:p>
            </table:table-cell>
            <table:table-cell table:style-name="ce74" table:formula="of:=LEFT(TEXT([.BW5];&quot;jjj&quot;);1)" office:value-type="string" office:string-value="j" calcext:value-type="string">
              <text:p>j</text:p>
            </table:table-cell>
            <table:table-cell table:style-name="ce74" table:formula="of:=LEFT(TEXT([.BX5];&quot;jjj&quot;);1)" office:value-type="string" office:string-value="v" calcext:value-type="string">
              <text:p>v</text:p>
            </table:table-cell>
            <table:table-cell table:style-name="ce74" table:formula="of:=LEFT(TEXT([.BY5];&quot;jjj&quot;);1)" office:value-type="string" office:string-value="s" calcext:value-type="string">
              <text:p>s</text:p>
            </table:table-cell>
            <table:table-cell table:style-name="ce74" table:formula="of:=LEFT(TEXT([.BZ5];&quot;jjj&quot;);1)" office:value-type="string" office:string-value="d" calcext:value-type="string">
              <text:p>d</text:p>
            </table:table-cell>
            <table:table-cell table:style-name="ce74" table:formula="of:=LEFT(TEXT([.CA5];&quot;jjj&quot;);1)" office:value-type="string" office:string-value="l" calcext:value-type="string">
              <text:p>l</text:p>
            </table:table-cell>
            <table:table-cell table:style-name="ce74" table:formula="of:=LEFT(TEXT([.CB5];&quot;jjj&quot;);1)" office:value-type="string" office:string-value="m" calcext:value-type="string">
              <text:p>m</text:p>
            </table:table-cell>
            <table:table-cell table:style-name="ce74" table:formula="of:=LEFT(TEXT([.CC5];&quot;jjj&quot;);1)" office:value-type="string" office:string-value="m" calcext:value-type="string">
              <text:p>m</text:p>
            </table:table-cell>
            <table:table-cell table:style-name="ce74" table:formula="of:=LEFT(TEXT([.CD5];&quot;jjj&quot;);1)" office:value-type="string" office:string-value="j" calcext:value-type="string">
              <text:p>j</text:p>
            </table:table-cell>
            <table:table-cell table:style-name="ce74" table:formula="of:=LEFT(TEXT([.CE5];&quot;jjj&quot;);1)" office:value-type="string" office:string-value="v" calcext:value-type="string">
              <text:p>v</text:p>
            </table:table-cell>
            <table:table-cell table:style-name="ce74" table:formula="of:=LEFT(TEXT([.CF5];&quot;jjj&quot;);1)" office:value-type="string" office:string-value="s" calcext:value-type="string">
              <text:p>s</text:p>
            </table:table-cell>
            <table:table-cell table:style-name="ce74" table:formula="of:=LEFT(TEXT([.CG5];&quot;jjj&quot;);1)" office:value-type="string" office:string-value="d" calcext:value-type="string">
              <text:p>d</text:p>
            </table:table-cell>
            <table:table-cell table:style-name="ce74" table:formula="of:=LEFT(TEXT([.CH5];&quot;jjj&quot;);1)" office:value-type="string" office:string-value="l" calcext:value-type="string">
              <text:p>l</text:p>
            </table:table-cell>
            <table:table-cell table:style-name="ce74" table:formula="of:=LEFT(TEXT([.CI5];&quot;jjj&quot;);1)" office:value-type="string" office:string-value="m" calcext:value-type="string">
              <text:p>m</text:p>
            </table:table-cell>
            <table:table-cell table:style-name="ce74" table:formula="of:=LEFT(TEXT([.CJ5];&quot;jjj&quot;);1)" office:value-type="string" office:string-value="m" calcext:value-type="string">
              <text:p>m</text:p>
            </table:table-cell>
            <table:table-cell table:style-name="ce74" table:formula="of:=LEFT(TEXT([.CK5];&quot;jjj&quot;);1)" office:value-type="string" office:string-value="j" calcext:value-type="string">
              <text:p>j</text:p>
            </table:table-cell>
            <table:table-cell table:style-name="ce74" table:formula="of:=LEFT(TEXT([.CL5];&quot;jjj&quot;);1)" office:value-type="string" office:string-value="v" calcext:value-type="string">
              <text:p>v</text:p>
            </table:table-cell>
            <table:table-cell table:style-name="ce74" table:formula="of:=LEFT(TEXT([.CM5];&quot;jjj&quot;);1)" office:value-type="string" office:string-value="s" calcext:value-type="string">
              <text:p>s</text:p>
            </table:table-cell>
            <table:table-cell table:style-name="ce74" table:formula="of:=LEFT(TEXT([.CN5];&quot;jjj&quot;);1)" office:value-type="string" office:string-value="d" calcext:value-type="string">
              <text:p>d</text:p>
            </table:table-cell>
            <table:table-cell table:style-name="ce74" table:formula="of:=LEFT(TEXT([.CO5];&quot;jjj&quot;);1)" office:value-type="string" office:string-value="l" calcext:value-type="string">
              <text:p>l</text:p>
            </table:table-cell>
            <table:table-cell table:style-name="ce74" table:formula="of:=LEFT(TEXT([.CP5];&quot;jjj&quot;);1)" office:value-type="string" office:string-value="m" calcext:value-type="string">
              <text:p>m</text:p>
            </table:table-cell>
            <table:table-cell table:style-name="ce74" table:formula="of:=LEFT(TEXT([.CQ5];&quot;jjj&quot;);1)" office:value-type="string" office:string-value="m" calcext:value-type="string">
              <text:p>m</text:p>
            </table:table-cell>
            <table:table-cell table:style-name="ce74" table:formula="of:=LEFT(TEXT([.CR5];&quot;jjj&quot;);1)" office:value-type="string" office:string-value="j" calcext:value-type="string">
              <text:p>j</text:p>
            </table:table-cell>
            <table:table-cell table:style-name="ce74" table:formula="of:=LEFT(TEXT([.CS5];&quot;jjj&quot;);1)" office:value-type="string" office:string-value="v" calcext:value-type="string">
              <text:p>v</text:p>
            </table:table-cell>
            <table:table-cell table:style-name="ce74" table:formula="of:=LEFT(TEXT([.CT5];&quot;jjj&quot;);1)" office:value-type="string" office:string-value="s" calcext:value-type="string">
              <text:p>s</text:p>
            </table:table-cell>
            <table:table-cell table:style-name="ce74" table:formula="of:=LEFT(TEXT([.CU5];&quot;jjj&quot;);1)" office:value-type="string" office:string-value="d" calcext:value-type="string">
              <text:p>d</text:p>
            </table:table-cell>
            <table:table-cell table:style-name="ce74" table:formula="of:=LEFT(TEXT([.CV5];&quot;jjj&quot;);1)" office:value-type="string" office:string-value="l" calcext:value-type="string">
              <text:p>l</text:p>
            </table:table-cell>
            <table:table-cell table:style-name="ce74" table:formula="of:=LEFT(TEXT([.CW5];&quot;jjj&quot;);1)" office:value-type="string" office:string-value="m" calcext:value-type="string">
              <text:p>m</text:p>
            </table:table-cell>
            <table:table-cell table:style-name="ce74" table:formula="of:=LEFT(TEXT([.CX5];&quot;jjj&quot;);1)" office:value-type="string" office:string-value="m" calcext:value-type="string">
              <text:p>m</text:p>
            </table:table-cell>
            <table:table-cell table:style-name="ce74" table:formula="of:=LEFT(TEXT([.CY5];&quot;jjj&quot;);1)" office:value-type="string" office:string-value="j" calcext:value-type="string">
              <text:p>j</text:p>
            </table:table-cell>
            <table:table-cell table:style-name="ce74" table:formula="of:=LEFT(TEXT([.CZ5];&quot;jjj&quot;);1)" office:value-type="string" office:string-value="v" calcext:value-type="string">
              <text:p>v</text:p>
            </table:table-cell>
            <table:table-cell table:style-name="ce74" table:formula="of:=LEFT(TEXT([.DA5];&quot;jjj&quot;);1)" office:value-type="string" office:string-value="s" calcext:value-type="string">
              <text:p>s</text:p>
            </table:table-cell>
            <table:table-cell table:style-name="ce74" table:formula="of:=LEFT(TEXT([.DB5];&quot;jjj&quot;);1)" office:value-type="string" office:string-value="d" calcext:value-type="string">
              <text:p>d</text:p>
            </table:table-cell>
            <table:table-cell table:style-name="ce74" table:formula="of:=LEFT(TEXT([.DC5];&quot;jjj&quot;);1)" office:value-type="string" office:string-value="l" calcext:value-type="string">
              <text:p>l</text:p>
            </table:table-cell>
            <table:table-cell table:style-name="ce74" table:formula="of:=LEFT(TEXT([.DD5];&quot;jjj&quot;);1)" office:value-type="string" office:string-value="m" calcext:value-type="string">
              <text:p>m</text:p>
            </table:table-cell>
            <table:table-cell table:style-name="ce74" table:formula="of:=LEFT(TEXT([.DE5];&quot;jjj&quot;);1)" office:value-type="string" office:string-value="m" calcext:value-type="string">
              <text:p>m</text:p>
            </table:table-cell>
            <table:table-cell table:style-name="ce74" table:formula="of:=LEFT(TEXT([.DF5];&quot;jjj&quot;);1)" office:value-type="string" office:string-value="j" calcext:value-type="string">
              <text:p>j</text:p>
            </table:table-cell>
            <table:table-cell table:style-name="ce74" table:formula="of:=LEFT(TEXT([.DG5];&quot;jjj&quot;);1)" office:value-type="string" office:string-value="v" calcext:value-type="string">
              <text:p>v</text:p>
            </table:table-cell>
            <table:table-cell table:style-name="ce74" table:formula="of:=LEFT(TEXT([.DH5];&quot;jjj&quot;);1)" office:value-type="string" office:string-value="s" calcext:value-type="string">
              <text:p>s</text:p>
            </table:table-cell>
            <table:table-cell table:style-name="ce99" table:formula="of:=LEFT(TEXT([.DI5];&quot;jjj&quot;);1)" office:value-type="string" office:string-value="d" calcext:value-type="string">
              <text:p>d</text:p>
            </table:table-cell>
            <table:table-cell table:number-columns-repeated="911"/>
          </table:table-row>
        </table:table-header-rows>
        <table:table-row table:style-name="ro14"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6"/>
          <table:table-cell table:number-columns-repeated="3"/>
          <table:table-cell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number-columns-repeated="911"/>
        </table:table-row>
        <table:table-row table:style-name="ro14">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Dashboard</text:p>
          </table:table-cell>
          <table:table-cell table:style-name="ce22"/>
          <table:table-cell table:style-name="ce37"/>
          <table:table-cell table:style-name="ce51"/>
          <table:table-cell table:style-name="ce63"/>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9" office:value-type="string" calcext:value-type="string">
            <text:p>Recherche Bootstrap &amp; Vue.j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Début_Projet" office:value-type="date" office:date-value="2020-05-25" calcext:value-type="date">
            <text:p>25/5/20</text:p>
          </table:table-cell>
          <table:table-cell table:style-name="ce52" table:formula="of:=[.E9]+1" office:value-type="date" office:date-value="2020-05-26" calcext:value-type="date">
            <text:p>26/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9" office:value-type="string" calcext:value-type="string">
            <text:p>Mockup</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9]+1" office:value-type="date" office:date-value="2020-05-27" calcext:value-type="date">
            <text:p>27/5/20</text:p>
          </table:table-cell>
          <table:table-cell table:style-name="ce52" table:formula="of:=[.E10]+1" office:value-type="date" office:date-value="2020-05-28" calcext:value-type="date">
            <text:p>28/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Présentation client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0]+1" office:value-type="date" office:date-value="2020-05-29" calcext:value-type="date">
            <text:p>29/5/20</text:p>
          </table:table-cell>
          <table:table-cell table:style-name="ce52" table:formula="of:=[.E11]" office:value-type="date" office:date-value="2020-05-29" calcext:value-type="date">
            <text:p>29/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Retour des clients</text:p>
          </table:table-cell>
          <table:table-cell table:style-name="ce23" office:value-type="string" calcext:value-type="string">
            <text:p>Clients</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bar de navigation</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1]+4" office:value-type="date" office:date-value="2020-06-02" calcext:value-type="date">
            <text:p>2/6/20</text:p>
          </table:table-cell>
          <table:table-cell table:style-name="ce52" office:value-type="date" office:date-value="2020-06-05" calcext:value-type="date">
            <text:p>5/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sidebar</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office:value-type="date" office:date-value="2020-06-08" calcext:value-type="date">
            <text:p>8/6/20</text:p>
          </table:table-cell>
          <table:table-cell table:style-name="ce52" office:value-type="date" office:date-value="2020-06-10" calcext:value-type="date">
            <text:p>10/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accueil</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1" calcext:value-type="date">
            <text:p>11/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stock</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1" calcext:value-type="date">
            <text:p>11/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formula="of:=-[.B17]" office:value-type="string" office:string-value="" calcext:value-type="error">
            <text:p>#VALEUR !</text:p>
          </table:table-cell>
          <table:table-cell table:style-name="ce9" office:value-type="string" calcext:value-type="string">
            <text:p>Implémentation calendrier</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tâche</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insertion</text:p>
          </table:table-cell>
          <table:table-cell table:style-name="ce23" office:value-type="string" calcext:value-type="string">
            <text:p>Favre Philippine</text:p>
          </table:table-cell>
          <table:table-cell table:style-name="ce38" office:value-type="percentage" office:value="0" calcext:value-type="percentage">
            <text:p>0 %</text:p>
          </table:table-cell>
          <table:table-cell table:style-name="ce52" table:number-columns-repeated="2"/>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data</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office:value-type="date" office:date-value="2020-06-15" calcext:value-type="date">
            <text:p>15/6/20</text:p>
          </table:table-cell>
          <table:table-cell table:style-name="ce52" office:value-type="date" office:date-value="2020-06-16" calcext:value-type="date">
            <text:p>16/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Banc de test</text:p>
          </table:table-cell>
          <table:table-cell table:style-name="ce24"/>
          <table:table-cell table:style-name="ce39"/>
          <table:table-cell table:style-name="ce53"/>
          <table:table-cell table:style-name="ce64"/>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table:table-cell table:style-name="ce11" office:value-type="string" calcext:value-type="string">
            <text:p>Définir différents scénarios</text:p>
          </table:table-cell>
          <table:table-cell table:style-name="ce25" office:value-type="string" calcext:value-type="string">
            <text:p>Favre Philippine</text:p>
          </table:table-cell>
          <table:table-cell table:style-name="ce40" office:value-type="percentage" office:value="1" calcext:value-type="percentage">
            <text:p>100 %</text:p>
          </table:table-cell>
          <table:table-cell table:style-name="ce54" office:value-type="date" office:date-value="2020-06-17" calcext:value-type="date">
            <text:p>17/6/20</text:p>
          </table:table-cell>
          <table:table-cell table:style-name="ce54" office:value-type="date" office:date-value="2020-06-19" calcext:value-type="date">
            <text:p>19/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table:table-cell table:style-name="ce11" office:value-type="string" calcext:value-type="string">
            <text:p>Proposer différents scénario aux clients</text:p>
          </table:table-cell>
          <table:table-cell table:style-name="ce25" office:value-type="string" calcext:value-type="string">
            <text:p>Favre Philippine</text:p>
          </table:table-cell>
          <table:table-cell table:style-name="ce152" office:value-type="percentage" office:value="1" calcext:value-type="percentage">
            <text:p>100 %</text:p>
          </table:table-cell>
          <table:table-cell table:number-columns-repeated="2" table:style-name="ce54" office:value-type="date" office:date-value="2020-06-19" calcext:value-type="date">
            <text:p>19/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table:table-cell table:style-name="ce11" office:value-type="string" calcext:value-type="string">
            <text:p>Validation du scénario</text:p>
          </table:table-cell>
          <table:table-cell table:style-name="ce25" office:value-type="string" calcext:value-type="string">
            <text:p>Favre Philippine, Client, Professeur</text:p>
          </table:table-cell>
          <table:table-cell table:style-name="ce40" office:value-type="percentage" office:value="0" calcext:value-type="percentage">
            <text:p>0 %</text:p>
          </table:table-cell>
          <table:table-cell table:number-columns-repeated="2" table:style-name="ce54" office:value-type="date" office:date-value="2020-06-22" calcext:value-type="date">
            <text:p>2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Recherche du matériel</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style-name="ce54" office:value-type="date" office:date-value="2020-06-24" calcext:value-type="date">
            <text:p>24/6/20</text:p>
          </table:table-cell>
          <table:table-cell table:style-name="ce54" office:value-type="date" office:date-value="2020-06-26" calcext:value-type="date">
            <text:p>26/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Présentation intermédiaire</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6-25" calcext:value-type="date">
            <text:p>25/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Commande matériel</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6-29" calcext:value-type="date">
            <text:p>29/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Déterminer comment récolter les valeurs</text:p>
          </table:table-cell>
          <table:table-cell table:style-name="ce25" office:value-type="string" calcext:value-type="string">
            <text:p>Favre Philippine</text:p>
          </table:table-cell>
          <table:table-cell table:style-name="ce153" office:value-type="percentage" office:value="0" calcext:value-type="percentage">
            <text:p>0 %</text:p>
          </table:table-cell>
          <table:table-cell table:style-name="ce54" office:value-type="date" office:date-value="2020-06-29" calcext:value-type="date">
            <text:p>29/6/20</text:p>
          </table:table-cell>
          <table:table-cell table:style-name="ce54" office:value-type="date" office:date-value="2020-07-03" calcext:value-type="date">
            <text:p>3/7/20</text:p>
          </table:table-cell>
          <table:table-cell table:style-name="ce68" table:number-columns-repeated="2"/>
          <table:table-cell table:style-name="ce189" table:number-columns-repeated="5"/>
          <table:table-cell table:style-name="ce194" table:number-columns-repeated="2"/>
          <table:table-cell table:style-name="ce198"/>
          <table:table-cell table:style-name="ce189" table:number-columns-repeated="4"/>
          <table:table-cell table:style-name="ce201" table:number-columns-repeated="2"/>
          <table:table-cell table:style-name="ce189" table:number-columns-repeated="3"/>
          <table:table-cell table:style-name="ce204"/>
          <table:table-cell table:style-name="ce189"/>
          <table:table-cell table:style-name="ce206" table:number-columns-repeated="2"/>
          <table:table-cell table:style-name="ce189" table:number-columns-repeated="5"/>
          <table:table-cell table:style-name="ce208" table:number-columns-repeated="2"/>
          <table:table-cell table:style-name="ce189" table:number-columns-repeated="5"/>
          <table:table-cell table:style-name="ce210" table:number-columns-repeated="2"/>
          <table:table-cell table:style-name="ce189" table:number-columns-repeated="5"/>
          <table:table-cell table:style-name="ce212" table:number-columns-repeated="2"/>
          <table:table-cell table:style-name="ce189" table:number-columns-repeated="5"/>
          <table:table-cell table:style-name="ce214" table:number-columns-repeated="2"/>
          <table:table-cell table:style-name="ce189" table:number-columns-repeated="5"/>
          <table:table-cell table:style-name="ce216" table:number-columns-repeated="2"/>
          <table:table-cell table:style-name="ce189" table:number-columns-repeated="5"/>
          <table:table-cell table:style-name="ce218" table:number-columns-repeated="2"/>
          <table:table-cell table:style-name="ce189" table:number-columns-repeated="5"/>
          <table:table-cell table:style-name="ce220" table:number-columns-repeated="2"/>
          <table:table-cell table:style-name="ce189" table:number-columns-repeated="5"/>
          <table:table-cell table:style-name="ce222" table:number-columns-repeated="2"/>
          <table:table-cell table:style-name="ce189" table:number-columns-repeated="5"/>
          <table:table-cell table:style-name="ce224" table:number-columns-repeated="2"/>
          <table:table-cell table:style-name="ce189" table:number-columns-repeated="5"/>
          <table:table-cell table:style-name="ce226" table:number-columns-repeated="2"/>
          <table:table-cell table:style-name="ce189" table:number-columns-repeated="5"/>
          <table:table-cell table:style-name="ce228" table:number-columns-repeated="2"/>
          <table:table-cell table:style-name="ce189" table:number-columns-repeated="5"/>
          <table:table-cell table:style-name="ce230" table:number-columns-repeated="2"/>
          <table:table-cell table:style-name="ce102" table:number-columns-repeated="911"/>
        </table:table-row>
        <table:table-row table:style-name="ro14">
          <table:table-cell/>
          <table:table-cell table:style-name="ce11" office:value-type="string" calcext:value-type="string">
            <text:p>Mettre en place le banc de test</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7-06" calcext:value-type="date">
            <text:p>6/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office:value-type="string" calcext:value-type="string">
            <text:p>Exemple de bloc de titre de phase</text:p>
          </table:table-cell>
          <table:table-cell table:style-name="ce12" office:value-type="string" calcext:value-type="string">
            <text:p>Base de données</text:p>
          </table:table-cell>
          <table:table-cell table:style-name="ce26"/>
          <table:table-cell table:style-name="ce41"/>
          <table:table-cell table:style-name="ce55"/>
          <table:table-cell table:style-name="ce65"/>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Recherche des possibilités</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office:value-type="date" office:date-value="2020-07-06" calcext:value-type="date">
            <text:p>6/7/20</text:p>
          </table:table-cell>
          <table:table-cell table:style-name="ce56" office:value-type="date" office:date-value="2020-07-08" calcext:value-type="date">
            <text:p>8/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Expression des divers possibilités</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table:formula="of:=[.F31]+1" office:value-type="date" office:date-value="2020-07-09" calcext:value-type="date">
            <text:p>9/7/20</text:p>
          </table:table-cell>
          <table:table-cell table:style-name="ce56" table:formula="of:=[.E32]+4" office:value-type="date" office:date-value="2020-07-13" calcext:value-type="date">
            <text:p>13/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Validation des bases à créer</text:p>
          </table:table-cell>
          <table:table-cell table:style-name="ce27" office:value-type="string" calcext:value-type="string">
            <text:p>Professeur</text:p>
          </table:table-cell>
          <table:table-cell table:style-name="ce42" office:value-type="percentage" office:value="0" calcext:value-type="percentage">
            <text:p>0 %</text:p>
          </table:table-cell>
          <table:table-cell table:style-name="ce56" table:formula="of:=[.E32]+5" office:value-type="date" office:date-value="2020-07-14" calcext:value-type="date">
            <text:p>14/7/20</text:p>
          </table:table-cell>
          <table:table-cell table:style-name="ce56" table:formula="of:=[.E33]+5" office:value-type="date" office:date-value="2020-07-19" calcext:value-type="date">
            <text:p>19/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Création des bases de données</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table:formula="of:=[.F33]+1" office:value-type="date" office:date-value="2020-07-20" calcext:value-type="date">
            <text:p>20/7/20</text:p>
          </table:table-cell>
          <table:table-cell table:style-name="ce56" table:formula="of:=[.E34]+4" office:value-type="date" office:date-value="2020-07-24" calcext:value-type="date">
            <text:p>24/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Insérer les données dans le dashboard</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office:value-type="date" office:date-value="2020-07-27" calcext:value-type="date">
            <text:p>27/7/20</text:p>
          </table:table-cell>
          <table:table-cell table:style-name="ce56" office:value-type="date" office:date-value="2020-08-07" calcext:value-type="date">
            <text:p>7/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office:value-type="string" calcext:value-type="string">
            <text:p>Exemple de bloc de titre de phase</text:p>
          </table:table-cell>
          <table:table-cell table:style-name="ce14" office:value-type="string" calcext:value-type="string">
            <text:p>Rapport + Présentation fin</text:p>
          </table:table-cell>
          <table:table-cell table:style-name="ce28"/>
          <table:table-cell table:style-name="ce43"/>
          <table:table-cell table:style-name="ce57"/>
          <table:table-cell table:style-name="ce66"/>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Journal de board</text:p>
          </table:table-cell>
          <table:table-cell table:style-name="ce29" office:value-type="string" calcext:value-type="string">
            <text:p>Favre Philippine</text:p>
          </table:table-cell>
          <table:table-cell table:style-name="ce44" office:value-type="percentage" office:value="0.35" calcext:value-type="percentage">
            <text:p>35 %</text:p>
          </table:table-cell>
          <table:table-cell table:style-name="ce58" office:value-type="date" office:date-value="2020-05-25" calcext:value-type="date">
            <text:p>25/5/20</text:p>
          </table:table-cell>
          <table:table-cell table:style-name="ce58" office:value-type="date" office:date-value="2020-08-14" calcext:value-type="date">
            <text:p>14/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Rapport intermédiaire</text:p>
          </table:table-cell>
          <table:table-cell table:style-name="ce29" office:value-type="string" calcext:value-type="string">
            <text:p>Favre Philippine</text:p>
          </table:table-cell>
          <table:table-cell table:style-name="ce44" office:value-type="percentage" office:value="0.5" calcext:value-type="percentage">
            <text:p>50 %</text:p>
          </table:table-cell>
          <table:table-cell table:style-name="ce58" office:value-type="date" office:date-value="2020-06-17" calcext:value-type="date">
            <text:p>17/6/20</text:p>
          </table:table-cell>
          <table:table-cell table:style-name="ce58" office:value-type="date" office:date-value="2020-06-23" calcext:value-type="date">
            <text:p>23/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Rapport final</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style-name="ce58" office:value-type="date" office:date-value="2020-08-10" calcext:value-type="date">
            <text:p>10/8/20</text:p>
          </table:table-cell>
          <table:table-cell table:style-name="ce58" office:value-type="date" office:date-value="2020-08-14" calcext:value-type="date">
            <text:p>14/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Poster</text:p>
          </table:table-cell>
          <table:table-cell table:style-name="ce29" office:value-type="string" calcext:value-type="string">
            <text:p>Favre Philippine</text:p>
          </table:table-cell>
          <table:table-cell table:style-name="ce44"/>
          <table:table-cell table:style-name="ce58" office:value-type="date" office:date-value="2020-08-15" calcext:value-type="date">
            <text:p>15/8/20</text:p>
          </table:table-cell>
          <table:table-cell table:style-name="ce58" office:value-type="date" office:date-value="2020-08-28" calcext:value-type="date">
            <text:p>28/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Défense</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number-columns-repeated="2" table:style-name="ce58" office:value-type="date" office:date-value="2020-08-31" calcext:value-type="date">
            <text:p>31/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office:value-type="string" calcext:value-type="string">
            <text:p>Ceci est une ligne vide.</text:p>
          </table:table-cell>
          <table:table-cell table:style-name="ce16"/>
          <table:table-cell table:style-name="ce30"/>
          <table:table-cell table:style-name="ce45"/>
          <table:table-cell table:style-name="ce59" table:number-columns-repeated="2"/>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style-name="ce102" table:number-columns-repeated="911"/>
        </table:table-row>
        <table:table-row table:style-name="ro14">
          <table:table-cell table:style-name="ce1" office:value-type="string" calcext:value-type="string">
            <text:p>Cette ligne marque la fin du planning projet. N’ENTREZ rien dans cette ligne. </text:p>
            <text:p>Insérez de nouvelles lignes au-dessus de celle-ci pour continuer d’élaborer votre planning projet.</text:p>
          </table:table-cell>
          <table:table-cell table:style-name="ce17" office:value-type="string" calcext:value-type="string">
            <text:p>Insérez les nouvelle lignes au-dessus de celle-ci.</text:p>
          </table:table-cell>
          <table:table-cell table:style-name="ce31"/>
          <table:table-cell table:style-name="ce46"/>
          <table:table-cell table:style-name="ce60" table:number-columns-repeated="2"/>
          <table:table-cell table:style-name="ce69"/>
          <table:table-cell table:style-name="ce69" table:formula="of:=IF(OR(ISBLANK(_xlfn.single(début_tâche));ISBLANK(_xlfn.single(fin_tâche)));&quot;&quot;;_xlfn.single(fin_tâche)-_xlfn.single(début_tâche)+1)" office:value-type="string" office:string-value="" calcext:value-type="error">
            <text:p>#NOM ?</text:p>
          </table:table-cell>
          <table:table-cell table:style-name="ce76" table:number-columns-repeated="104"/>
          <table:table-cell table:style-name="ce101"/>
          <table:table-cell table:style-name="ce102" table:number-columns-repeated="911"/>
        </table:table-row>
        <table:table-row table:style-name="ro14">
          <table:table-cell table:number-columns-repeated="6"/>
          <table:table-cell table:style-name="ce70"/>
          <table:table-cell table:number-columns-repeated="1017"/>
        </table:table-row>
        <table:table-row table:style-name="ro14">
          <table:table-cell table:number-columns-repeated="2"/>
          <table:table-cell table:style-name="ce32"/>
          <table:table-cell table:number-columns-repeated="2"/>
          <table:table-cell table:style-name="ce67"/>
          <table:table-cell table:number-columns-repeated="1018"/>
        </table:table-row>
        <table:table-row table:style-name="ro14">
          <table:table-cell table:number-columns-repeated="2"/>
          <table:table-cell table:style-name="ce33"/>
          <table:table-cell table:number-columns-repeated="1021"/>
        </table:table-row>
        <table:table-row table:style-name="ro14" table:number-rows-repeated="1048529">
          <table:table-cell table:number-columns-repeated="1024"/>
        </table:table-row>
        <table:table-row table:style-name="ro14">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30:PlanningProjet.D43 PlanningProjet.D7:PlanningProjet.D22 PlanningProjet.D29:PlanningProjet.D29 PlanningProjet.D24:PlanningProjet.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DH7 PlanningProjet.I42:PlanningProjet.DH43 PlanningProjet.W30:PlanningProjet.Y41 PlanningProjet.Q30:PlanningProjet.T41 PlanningProjet.DC30:PlanningProjet.DG41 PlanningProjet.AA30:PlanningProjet.AA41 PlanningProjet.AD30:PlanningProjet.AH41 PlanningProjet.AK30:PlanningProjet.AO41 PlanningProjet.AR30:PlanningProjet.AV41 PlanningProjet.AY30:PlanningProjet.BC41 PlanningProjet.BF30:PlanningProjet.BJ41 PlanningProjet.BM29:PlanningProjet.BQ41 PlanningProjet.BT29:PlanningProjet.BX41 PlanningProjet.CA29:PlanningProjet.CE41 PlanningProjet.CH29:PlanningProjet.CL41 PlanningProjet.CO29:PlanningProjet.CS41 PlanningProjet.CV29:PlanningProjet.CZ41 PlanningProjet.I29:PlanningProjet.O41 PlanningProjet.W8:PlanningProjet.Y27 PlanningProjet.Q8:PlanningProjet.T27 PlanningProjet.DC8:PlanningProjet.DG27 PlanningProjet.AA8:PlanningProjet.AA27 PlanningProjet.AD8:PlanningProjet.AH27 PlanningProjet.AK8:PlanningProjet.AO27 PlanningProjet.AR8:PlanningProjet.AV27 PlanningProjet.AY8:PlanningProjet.BC27 PlanningProjet.BF8:PlanningProjet.BJ27 PlanningProjet.BM8:PlanningProjet.BQ27 PlanningProjet.BT8:PlanningProjet.BX27 PlanningProjet.CA8:PlanningProjet.CE27 PlanningProjet.CH8:PlanningProjet.CL27 PlanningProjet.CO8:PlanningProjet.CS27 PlanningProjet.CV8:PlanningProjet.CZ27 PlanningProjet.I8:PlanningProjet.O27 PlanningProjet.W29:PlanningProjet.Y29 PlanningProjet.Q29:PlanningProjet.T29 PlanningProjet.DC29:PlanningProjet.DG29 PlanningProjet.AA29:PlanningProjet.AA29 PlanningProjet.AD29:PlanningProjet.AH29 PlanningProjet.AK29:PlanningProjet.AO29 PlanningProjet.AR29:PlanningProjet.AV29 PlanningProjet.AY29:PlanningProjet.BC29 PlanningProjet.BF29:PlanningProjet.BJ29">
            <calcext:condition calcext:apply-style-name="ConditionalStyle_6" calcext:value="formula-is(AND(TODAY()&gt;=[.I$5];TODAY()&lt;[.J$5]))" calcext:base-cell-address="PlanningProjet.I5"/>
          </calcext:conditional-format>
          <calcext:conditional-format calcext:target-range-address="PlanningProjet.I7:PlanningProjet.DH7 PlanningProjet.I42:PlanningProjet.DH43 PlanningProjet.W30:PlanningProjet.Y41 PlanningProjet.Q30:PlanningProjet.T41 PlanningProjet.DC30:PlanningProjet.DG41 PlanningProjet.AA30:PlanningProjet.AA41 PlanningProjet.AD30:PlanningProjet.AH41 PlanningProjet.AK30:PlanningProjet.AO41 PlanningProjet.AR30:PlanningProjet.AV41 PlanningProjet.AY30:PlanningProjet.BC41 PlanningProjet.BF30:PlanningProjet.BJ41 PlanningProjet.BM29:PlanningProjet.BQ41 PlanningProjet.BT29:PlanningProjet.BX41 PlanningProjet.CA29:PlanningProjet.CE41 PlanningProjet.CH29:PlanningProjet.CL41 PlanningProjet.CO29:PlanningProjet.CS41 PlanningProjet.CV29:PlanningProjet.CZ41 PlanningProjet.I29:PlanningProjet.O41 PlanningProjet.W8:PlanningProjet.Y27 PlanningProjet.Q8:PlanningProjet.T27 PlanningProjet.DC8:PlanningProjet.DG27 PlanningProjet.AA8:PlanningProjet.AA27 PlanningProjet.AD8:PlanningProjet.AH27 PlanningProjet.AK8:PlanningProjet.AO27 PlanningProjet.AR8:PlanningProjet.AV27 PlanningProjet.AY8:PlanningProjet.BC27 PlanningProjet.BF8:PlanningProjet.BJ27 PlanningProjet.BM8:PlanningProjet.BQ27 PlanningProjet.BT8:PlanningProjet.BX27 PlanningProjet.CA8:PlanningProjet.CE27 PlanningProjet.CH8:PlanningProjet.CL27 PlanningProjet.CO8:PlanningProjet.CS27 PlanningProjet.CV8:PlanningProjet.CZ27 PlanningProjet.I8:PlanningProjet.O27 PlanningProjet.W29:PlanningProjet.Y29 PlanningProjet.Q29:PlanningProjet.T29 PlanningProjet.DC29:PlanningProjet.DG29 PlanningProjet.AA29:PlanningProjet.AA29 PlanningProjet.AD29:PlanningProjet.AH29 PlanningProjet.AK29:PlanningProjet.AO29 PlanningProjet.AR29:PlanningProjet.AV29 PlanningProjet.AY29:PlanningProjet.BC29 PlanningProjet.BF29:PlanningProjet.BJ29">
            <calcext:condition calcext:apply-style-name="ConditionalStyle_5" calcext:value="formula-is(AND(début_tâche&lt;=[.I$5];ROUNDDOWN((fin_tâche-début_tâche+1)*avancement_tâche;0)+début_tâche-1&gt;=[.I$5]))" calcext:base-cell-address="PlanningProjet.I7"/>
            <calcext:condition calcext:apply-style-name="ConditionalStyle_4" calcext:value="formula-is(AND(fin_tâche&gt;=[.I$5];début_tâche&lt;[.J$5]))" calcext:base-cell-address="PlanningProjet.I7"/>
          </calcext:conditional-format>
          <calcext:conditional-format calcext:target-range-address="PlanningProjet.DI42:PlanningProjet.DI43 PlanningProjet.DI5:PlanningProjet.DI7">
            <calcext:condition calcext:apply-style-name="ConditionalStyle_3" calcext:value="formula-is(0)" calcext:base-cell-address="PlanningProjet.DI5"/>
          </calcext:conditional-format>
          <calcext:conditional-format calcext:target-range-address="PlanningProjet.DI42:PlanningProjet.DI43 PlanningProjet.DI7:PlanningProjet.DI7">
            <calcext:condition calcext:apply-style-name="ConditionalStyle_2" calcext:value="formula-is(AND(début_tâche&lt;=[.DI$5];ROUNDDOWN((fin_tâche-début_tâche+1)*avancement_tâche;0)+début_tâche-1&gt;=[.DI$5]))" calcext:base-cell-address="PlanningProjet.DI7"/>
            <calcext:condition calcext:apply-style-name="ConditionalStyle_1" calcext:value="formula-is(AND(fin_tâche&gt;=[.DI$5];début_tâche&lt;#REF!))" calcext:base-cell-address="PlanningProjet.DI7"/>
          </calcext:conditional-format>
          <calcext:conditional-format calcext:target-range-address="PlanningProjet.U8:PlanningProjet.U12 PlanningProjet.U30:PlanningProjet.U41 PlanningProjet.V30:PlanningProjet.V41 PlanningProjet.U21:PlanningProjet.U27 PlanningProjet.V8:PlanningProjet.V27 PlanningProjet.U29:PlanningProjet.V29">
            <calcext:condition calcext:apply-style-name="ConditionalStyle_6" calcext:value="formula-is(AND(TODAY()&gt;=[.U$5];TODAY()&lt;[.V$5]))" calcext:base-cell-address="PlanningProjet.U8"/>
          </calcext:conditional-format>
          <calcext:conditional-format calcext:target-range-address="PlanningProjet.U8:PlanningProjet.U12 PlanningProjet.U30:PlanningProjet.U41 PlanningProjet.V30:PlanningProjet.V41 PlanningProjet.U21:PlanningProjet.U27 PlanningProjet.V8:PlanningProjet.V27 PlanningProjet.U29:PlanningProjet.V29">
            <calcext:condition calcext:apply-style-name="ConditionalStyle_5" calcext:value="formula-is(AND(début_tâche&lt;=[.U$5];ROUNDDOWN((fin_tâche-début_tâche+1)*avancement_tâche;0)+début_tâche-1&gt;=[.U$5]))" calcext:base-cell-address="PlanningProjet.U8"/>
            <calcext:condition calcext:apply-style-name="ConditionalStyle_4" calcext:value="formula-is(AND(fin_tâche&gt;=[.U$5];début_tâche&lt;[.V$5]))" calcext:base-cell-address="PlanningProjet.U8"/>
          </calcext:conditional-format>
          <calcext:conditional-format calcext:target-range-address="PlanningProjet.AB29:PlanningProjet.AC41 PlanningProjet.AB8:PlanningProjet.AC27">
            <calcext:condition calcext:apply-style-name="ConditionalStyle_6" calcext:value="formula-is(AND(TODAY()&gt;=[.AB$5];TODAY()&lt;[.AC$5]))" calcext:base-cell-address="PlanningProjet.AB8"/>
          </calcext:conditional-format>
          <calcext:conditional-format calcext:target-range-address="PlanningProjet.AB29:PlanningProjet.AC41 PlanningProjet.AB8:PlanningProjet.AC27">
            <calcext:condition calcext:apply-style-name="ConditionalStyle_5" calcext:value="formula-is(AND(début_tâche&lt;=[.AB$5];ROUNDDOWN((fin_tâche-début_tâche+1)*avancement_tâche;0)+début_tâche-1&gt;=[.AB$5]))" calcext:base-cell-address="PlanningProjet.AB8"/>
            <calcext:condition calcext:apply-style-name="ConditionalStyle_4" calcext:value="formula-is(AND(fin_tâche&gt;=[.AB$5];début_tâche&lt;[.AC$5]))" calcext:base-cell-address="PlanningProjet.AB8"/>
          </calcext:conditional-format>
          <calcext:conditional-format calcext:target-range-address="PlanningProjet.AI29:PlanningProjet.AJ41 PlanningProjet.AI8:PlanningProjet.AJ27">
            <calcext:condition calcext:apply-style-name="ConditionalStyle_6" calcext:value="formula-is(AND(TODAY()&gt;=[.AI$5];TODAY()&lt;[.AJ$5]))" calcext:base-cell-address="PlanningProjet.AI8"/>
          </calcext:conditional-format>
          <calcext:conditional-format calcext:target-range-address="PlanningProjet.AI29:PlanningProjet.AJ41 PlanningProjet.AI8:PlanningProjet.AJ27">
            <calcext:condition calcext:apply-style-name="ConditionalStyle_5" calcext:value="formula-is(AND(début_tâche&lt;=[.AI$5];ROUNDDOWN((fin_tâche-début_tâche+1)*avancement_tâche;0)+début_tâche-1&gt;=[.AI$5]))" calcext:base-cell-address="PlanningProjet.AI8"/>
            <calcext:condition calcext:apply-style-name="ConditionalStyle_4" calcext:value="formula-is(AND(fin_tâche&gt;=[.AI$5];début_tâche&lt;[.AJ$5]))" calcext:base-cell-address="PlanningProjet.AI8"/>
          </calcext:conditional-format>
          <calcext:conditional-format calcext:target-range-address="PlanningProjet.AP29:PlanningProjet.AQ41 PlanningProjet.AP8:PlanningProjet.AQ27">
            <calcext:condition calcext:apply-style-name="ConditionalStyle_6" calcext:value="formula-is(AND(TODAY()&gt;=[.AP$5];TODAY()&lt;[.AQ$5]))" calcext:base-cell-address="PlanningProjet.AP8"/>
          </calcext:conditional-format>
          <calcext:conditional-format calcext:target-range-address="PlanningProjet.AP29:PlanningProjet.AQ41 PlanningProjet.AP8:PlanningProjet.AQ27">
            <calcext:condition calcext:apply-style-name="ConditionalStyle_5" calcext:value="formula-is(AND(début_tâche&lt;=[.AP$5];ROUNDDOWN((fin_tâche-début_tâche+1)*avancement_tâche;0)+début_tâche-1&gt;=[.AP$5]))" calcext:base-cell-address="PlanningProjet.AP8"/>
            <calcext:condition calcext:apply-style-name="ConditionalStyle_4" calcext:value="formula-is(AND(fin_tâche&gt;=[.AP$5];début_tâche&lt;[.AQ$5]))" calcext:base-cell-address="PlanningProjet.AP8"/>
          </calcext:conditional-format>
          <calcext:conditional-format calcext:target-range-address="PlanningProjet.AW29:PlanningProjet.AX41 PlanningProjet.AW8:PlanningProjet.AX27">
            <calcext:condition calcext:apply-style-name="ConditionalStyle_6" calcext:value="formula-is(AND(TODAY()&gt;=[.AW$5];TODAY()&lt;[.AX$5]))" calcext:base-cell-address="PlanningProjet.AW8"/>
          </calcext:conditional-format>
          <calcext:conditional-format calcext:target-range-address="PlanningProjet.AW29:PlanningProjet.AX41 PlanningProjet.AW8:PlanningProjet.AX27">
            <calcext:condition calcext:apply-style-name="ConditionalStyle_5" calcext:value="formula-is(AND(début_tâche&lt;=[.AW$5];ROUNDDOWN((fin_tâche-début_tâche+1)*avancement_tâche;0)+début_tâche-1&gt;=[.AW$5]))" calcext:base-cell-address="PlanningProjet.AW8"/>
            <calcext:condition calcext:apply-style-name="ConditionalStyle_4" calcext:value="formula-is(AND(fin_tâche&gt;=[.AW$5];début_tâche&lt;[.AX$5]))" calcext:base-cell-address="PlanningProjet.AW8"/>
          </calcext:conditional-format>
          <calcext:conditional-format calcext:target-range-address="PlanningProjet.BD29:PlanningProjet.BE41 PlanningProjet.BD8:PlanningProjet.BE27">
            <calcext:condition calcext:apply-style-name="ConditionalStyle_6" calcext:value="formula-is(AND(TODAY()&gt;=[.BD$5];TODAY()&lt;[.BE$5]))" calcext:base-cell-address="PlanningProjet.BD8"/>
          </calcext:conditional-format>
          <calcext:conditional-format calcext:target-range-address="PlanningProjet.BD29:PlanningProjet.BE41 PlanningProjet.BD8:PlanningProjet.BE27">
            <calcext:condition calcext:apply-style-name="ConditionalStyle_5" calcext:value="formula-is(AND(début_tâche&lt;=[.BD$5];ROUNDDOWN((fin_tâche-début_tâche+1)*avancement_tâche;0)+début_tâche-1&gt;=[.BD$5]))" calcext:base-cell-address="PlanningProjet.BD8"/>
            <calcext:condition calcext:apply-style-name="ConditionalStyle_4" calcext:value="formula-is(AND(fin_tâche&gt;=[.BD$5];début_tâche&lt;[.BE$5]))" calcext:base-cell-address="PlanningProjet.BD8"/>
          </calcext:conditional-format>
          <calcext:conditional-format calcext:target-range-address="PlanningProjet.BK29:PlanningProjet.BL41 PlanningProjet.BK8:PlanningProjet.BL27">
            <calcext:condition calcext:apply-style-name="ConditionalStyle_6" calcext:value="formula-is(AND(TODAY()&gt;=[.BK$5];TODAY()&lt;[.BL$5]))" calcext:base-cell-address="PlanningProjet.BK8"/>
          </calcext:conditional-format>
          <calcext:conditional-format calcext:target-range-address="PlanningProjet.BK29:PlanningProjet.BL41 PlanningProjet.BK8:PlanningProjet.BL27">
            <calcext:condition calcext:apply-style-name="ConditionalStyle_5" calcext:value="formula-is(AND(début_tâche&lt;=[.BK$5];ROUNDDOWN((fin_tâche-début_tâche+1)*avancement_tâche;0)+début_tâche-1&gt;=[.BK$5]))" calcext:base-cell-address="PlanningProjet.BK8"/>
            <calcext:condition calcext:apply-style-name="ConditionalStyle_4" calcext:value="formula-is(AND(fin_tâche&gt;=[.BK$5];début_tâche&lt;[.BL$5]))" calcext:base-cell-address="PlanningProjet.BK8"/>
          </calcext:conditional-format>
          <calcext:conditional-format calcext:target-range-address="PlanningProjet.BR29:PlanningProjet.BS41 PlanningProjet.BR8:PlanningProjet.BS27">
            <calcext:condition calcext:apply-style-name="ConditionalStyle_6" calcext:value="formula-is(AND(TODAY()&gt;=[.BR$5];TODAY()&lt;[.BS$5]))" calcext:base-cell-address="PlanningProjet.BR8"/>
          </calcext:conditional-format>
          <calcext:conditional-format calcext:target-range-address="PlanningProjet.BR29:PlanningProjet.BS41 PlanningProjet.BR8:PlanningProjet.BS27">
            <calcext:condition calcext:apply-style-name="ConditionalStyle_5" calcext:value="formula-is(AND(début_tâche&lt;=[.BR$5];ROUNDDOWN((fin_tâche-début_tâche+1)*avancement_tâche;0)+début_tâche-1&gt;=[.BR$5]))" calcext:base-cell-address="PlanningProjet.BR8"/>
            <calcext:condition calcext:apply-style-name="ConditionalStyle_4" calcext:value="formula-is(AND(fin_tâche&gt;=[.BR$5];début_tâche&lt;[.BS$5]))" calcext:base-cell-address="PlanningProjet.BR8"/>
          </calcext:conditional-format>
          <calcext:conditional-format calcext:target-range-address="PlanningProjet.BY29:PlanningProjet.BZ41 PlanningProjet.BY8:PlanningProjet.BZ27">
            <calcext:condition calcext:apply-style-name="ConditionalStyle_6" calcext:value="formula-is(AND(TODAY()&gt;=[.BY$5];TODAY()&lt;[.BZ$5]))" calcext:base-cell-address="PlanningProjet.BY8"/>
          </calcext:conditional-format>
          <calcext:conditional-format calcext:target-range-address="PlanningProjet.BY29:PlanningProjet.BZ41 PlanningProjet.BY8:PlanningProjet.BZ27">
            <calcext:condition calcext:apply-style-name="ConditionalStyle_5" calcext:value="formula-is(AND(début_tâche&lt;=[.BY$5];ROUNDDOWN((fin_tâche-début_tâche+1)*avancement_tâche;0)+début_tâche-1&gt;=[.BY$5]))" calcext:base-cell-address="PlanningProjet.BY8"/>
            <calcext:condition calcext:apply-style-name="ConditionalStyle_4" calcext:value="formula-is(AND(fin_tâche&gt;=[.BY$5];début_tâche&lt;[.BZ$5]))" calcext:base-cell-address="PlanningProjet.BY8"/>
          </calcext:conditional-format>
          <calcext:conditional-format calcext:target-range-address="PlanningProjet.CF29:PlanningProjet.CG41 PlanningProjet.CF8:PlanningProjet.CG27">
            <calcext:condition calcext:apply-style-name="ConditionalStyle_6" calcext:value="formula-is(AND(TODAY()&gt;=[.CF$5];TODAY()&lt;[.CG$5]))" calcext:base-cell-address="PlanningProjet.CF8"/>
          </calcext:conditional-format>
          <calcext:conditional-format calcext:target-range-address="PlanningProjet.CF29:PlanningProjet.CG41 PlanningProjet.CF8:PlanningProjet.CG27">
            <calcext:condition calcext:apply-style-name="ConditionalStyle_5" calcext:value="formula-is(AND(début_tâche&lt;=[.CF$5];ROUNDDOWN((fin_tâche-début_tâche+1)*avancement_tâche;0)+début_tâche-1&gt;=[.CF$5]))" calcext:base-cell-address="PlanningProjet.CF8"/>
            <calcext:condition calcext:apply-style-name="ConditionalStyle_4" calcext:value="formula-is(AND(fin_tâche&gt;=[.CF$5];début_tâche&lt;[.CG$5]))" calcext:base-cell-address="PlanningProjet.CF8"/>
          </calcext:conditional-format>
          <calcext:conditional-format calcext:target-range-address="PlanningProjet.CM29:PlanningProjet.CN41 PlanningProjet.CM8:PlanningProjet.CN27">
            <calcext:condition calcext:apply-style-name="ConditionalStyle_6" calcext:value="formula-is(AND(TODAY()&gt;=[.CM$5];TODAY()&lt;[.CN$5]))" calcext:base-cell-address="PlanningProjet.CM8"/>
          </calcext:conditional-format>
          <calcext:conditional-format calcext:target-range-address="PlanningProjet.CM29:PlanningProjet.CN41 PlanningProjet.CM8:PlanningProjet.CN27">
            <calcext:condition calcext:apply-style-name="ConditionalStyle_5" calcext:value="formula-is(AND(début_tâche&lt;=[.CM$5];ROUNDDOWN((fin_tâche-début_tâche+1)*avancement_tâche;0)+début_tâche-1&gt;=[.CM$5]))" calcext:base-cell-address="PlanningProjet.CM8"/>
            <calcext:condition calcext:apply-style-name="ConditionalStyle_4" calcext:value="formula-is(AND(fin_tâche&gt;=[.CM$5];début_tâche&lt;[.CN$5]))" calcext:base-cell-address="PlanningProjet.CM8"/>
          </calcext:conditional-format>
          <calcext:conditional-format calcext:target-range-address="PlanningProjet.CT29:PlanningProjet.CU41 PlanningProjet.CT8:PlanningProjet.CU27">
            <calcext:condition calcext:apply-style-name="ConditionalStyle_6" calcext:value="formula-is(AND(TODAY()&gt;=[.CT$5];TODAY()&lt;[.CU$5]))" calcext:base-cell-address="PlanningProjet.CT8"/>
          </calcext:conditional-format>
          <calcext:conditional-format calcext:target-range-address="PlanningProjet.CT29:PlanningProjet.CU41 PlanningProjet.CT8:PlanningProjet.CU27">
            <calcext:condition calcext:apply-style-name="ConditionalStyle_5" calcext:value="formula-is(AND(début_tâche&lt;=[.CT$5];ROUNDDOWN((fin_tâche-début_tâche+1)*avancement_tâche;0)+début_tâche-1&gt;=[.CT$5]))" calcext:base-cell-address="PlanningProjet.CT8"/>
            <calcext:condition calcext:apply-style-name="ConditionalStyle_4" calcext:value="formula-is(AND(fin_tâche&gt;=[.CT$5];début_tâche&lt;[.CU$5]))" calcext:base-cell-address="PlanningProjet.CT8"/>
          </calcext:conditional-format>
          <calcext:conditional-format calcext:target-range-address="PlanningProjet.DA29:PlanningProjet.DB41 PlanningProjet.DA8:PlanningProjet.DB27">
            <calcext:condition calcext:apply-style-name="ConditionalStyle_6" calcext:value="formula-is(AND(TODAY()&gt;=[.DA$5];TODAY()&lt;[.DB$5]))" calcext:base-cell-address="PlanningProjet.DA8"/>
          </calcext:conditional-format>
          <calcext:conditional-format calcext:target-range-address="PlanningProjet.DA29:PlanningProjet.DB41 PlanningProjet.DA8:PlanningProjet.DB27">
            <calcext:condition calcext:apply-style-name="ConditionalStyle_5" calcext:value="formula-is(AND(début_tâche&lt;=[.DA$5];ROUNDDOWN((fin_tâche-début_tâche+1)*avancement_tâche;0)+début_tâche-1&gt;=[.DA$5]))" calcext:base-cell-address="PlanningProjet.DA8"/>
            <calcext:condition calcext:apply-style-name="ConditionalStyle_4" calcext:value="formula-is(AND(fin_tâche&gt;=[.DA$5];début_tâche&lt;[.DB$5]))" calcext:base-cell-address="PlanningProjet.DA8"/>
          </calcext:conditional-format>
          <calcext:conditional-format calcext:target-range-address="PlanningProjet.DH29:PlanningProjet.DI41 PlanningProjet.DH8:PlanningProjet.DI27">
            <calcext:condition calcext:apply-style-name="ConditionalStyle_6" calcext:value="formula-is(AND(TODAY()&gt;=[.DH$5];TODAY()&lt;[.DI$5]))" calcext:base-cell-address="PlanningProjet.DH8"/>
          </calcext:conditional-format>
          <calcext:conditional-format calcext:target-range-address="PlanningProjet.DH29:PlanningProjet.DI41 PlanningProjet.DH8:PlanningProjet.DI27">
            <calcext:condition calcext:apply-style-name="ConditionalStyle_5" calcext:value="formula-is(AND(début_tâche&lt;=[.DH$5];ROUNDDOWN((fin_tâche-début_tâche+1)*avancement_tâche;0)+début_tâche-1&gt;=[.DH$5]))" calcext:base-cell-address="PlanningProjet.DH8"/>
            <calcext:condition calcext:apply-style-name="ConditionalStyle_4" calcext:value="formula-is(AND(fin_tâche&gt;=[.DH$5];début_tâche&lt;[.DI$5]))" calcext:base-cell-address="PlanningProjet.DH8"/>
          </calcext:conditional-format>
          <calcext:conditional-format calcext:target-range-address="PlanningProjet.P29:PlanningProjet.P41 PlanningProjet.P8:PlanningProjet.P27">
            <calcext:condition calcext:apply-style-name="ConditionalStyle_6" calcext:value="formula-is(AND(TODAY()&gt;=[.P$5];TODAY()&lt;[.Q$5]))" calcext:base-cell-address="PlanningProjet.P8"/>
          </calcext:conditional-format>
          <calcext:conditional-format calcext:target-range-address="PlanningProjet.P29:PlanningProjet.P41 PlanningProjet.P8:PlanningProjet.P27">
            <calcext:condition calcext:apply-style-name="ConditionalStyle_5" calcext:value="formula-is(AND(début_tâche&lt;=[.P$5];ROUNDDOWN((fin_tâche-début_tâche+1)*avancement_tâche;0)+début_tâche-1&gt;=[.P$5]))" calcext:base-cell-address="PlanningProjet.P8"/>
            <calcext:condition calcext:apply-style-name="ConditionalStyle_4" calcext:value="formula-is(AND(fin_tâche&gt;=[.P$5];début_tâche&lt;[.Q$5]))" calcext:base-cell-address="PlanningProjet.P8"/>
          </calcext:conditional-format>
          <calcext:conditional-format calcext:target-range-address="PlanningProjet.Z29:PlanningProjet.Z41 PlanningProjet.Z8:PlanningProjet.Z27">
            <calcext:condition calcext:apply-style-name="ConditionalStyle_6" calcext:value="formula-is(AND(TODAY()&gt;=[.Z$5];TODAY()&lt;[.AA$5]))" calcext:base-cell-address="PlanningProjet.Z8"/>
          </calcext:conditional-format>
          <calcext:conditional-format calcext:target-range-address="PlanningProjet.Z29:PlanningProjet.Z41 PlanningProjet.Z8:PlanningProjet.Z27">
            <calcext:condition calcext:apply-style-name="ConditionalStyle_5" calcext:value="formula-is(AND(début_tâche&lt;=[.Z$5];ROUNDDOWN((fin_tâche-début_tâche+1)*avancement_tâche;0)+début_tâche-1&gt;=[.Z$5]))" calcext:base-cell-address="PlanningProjet.Z8"/>
            <calcext:condition calcext:apply-style-name="ConditionalStyle_4" calcext:value="formula-is(AND(fin_tâche&gt;=[.Z$5];début_tâche&lt;[.AA$5]))" calcext:base-cell-address="PlanningProjet.Z8"/>
          </calcext:conditional-format>
          <calcext:conditional-format calcext:target-range-address="PlanningProjet.U13:PlanningProjet.U20">
            <calcext:condition calcext:apply-style-name="ConditionalStyle_6" calcext:value="formula-is(AND(TODAY()&gt;=[.U$5];TODAY()&lt;[.V$5]))" calcext:base-cell-address="PlanningProjet.U13"/>
          </calcext:conditional-format>
          <calcext:conditional-format calcext:target-range-address="PlanningProjet.U13:PlanningProjet.U20">
            <calcext:condition calcext:apply-style-name="ConditionalStyle_5" calcext:value="formula-is(AND(début_tâche&lt;=[.U$5];ROUNDDOWN((fin_tâche-début_tâche+1)*avancement_tâche;0)+début_tâche-1&gt;=[.U$5]))" calcext:base-cell-address="PlanningProjet.U13"/>
            <calcext:condition calcext:apply-style-name="ConditionalStyle_4" calcext:value="formula-is(AND(fin_tâche&gt;=[.U$5];début_tâche&lt;[.V$5]))" calcext:base-cell-address="PlanningProjet.U13"/>
          </calcext:conditional-format>
          <calcext:conditional-format calcext:target-range-address="PlanningProjet.D23:PlanningProjet.D2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W28:PlanningProjet.Y28 PlanningProjet.Q28:PlanningProjet.T28 PlanningProjet.DC28:PlanningProjet.DG28 PlanningProjet.AA28:PlanningProjet.AA28 PlanningProjet.AD28:PlanningProjet.AH28 PlanningProjet.AK28:PlanningProjet.AO28 PlanningProjet.AR28:PlanningProjet.AV28 PlanningProjet.AY28:PlanningProjet.BC28 PlanningProjet.BF28:PlanningProjet.BJ28 PlanningProjet.BM28:PlanningProjet.BQ28 PlanningProjet.BT28:PlanningProjet.BX28 PlanningProjet.CA28:PlanningProjet.CE28 PlanningProjet.CH28:PlanningProjet.CL28 PlanningProjet.CO28:PlanningProjet.CS28 PlanningProjet.CV28:PlanningProjet.CZ28 PlanningProjet.I28:PlanningProjet.O28">
            <calcext:condition calcext:apply-style-name="ConditionalStyle_6" calcext:value="formula-is(AND(TODAY()&gt;=[.I$5];TODAY()&lt;[.J$5]))" calcext:base-cell-address="PlanningProjet.I28"/>
          </calcext:conditional-format>
          <calcext:conditional-format calcext:target-range-address="PlanningProjet.W28:PlanningProjet.Y28 PlanningProjet.Q28:PlanningProjet.T28 PlanningProjet.DC28:PlanningProjet.DG28 PlanningProjet.AA28:PlanningProjet.AA28 PlanningProjet.AD28:PlanningProjet.AH28 PlanningProjet.AK28:PlanningProjet.AO28 PlanningProjet.AR28:PlanningProjet.AV28 PlanningProjet.AY28:PlanningProjet.BC28 PlanningProjet.BF28:PlanningProjet.BJ28 PlanningProjet.BM28:PlanningProjet.BQ28 PlanningProjet.BT28:PlanningProjet.BX28 PlanningProjet.CA28:PlanningProjet.CE28 PlanningProjet.CH28:PlanningProjet.CL28 PlanningProjet.CO28:PlanningProjet.CS28 PlanningProjet.CV28:PlanningProjet.CZ28 PlanningProjet.I28:PlanningProjet.O28">
            <calcext:condition calcext:apply-style-name="ConditionalStyle_5" calcext:value="formula-is(AND(début_tâche&lt;=[.I$5];ROUNDDOWN((fin_tâche-début_tâche+1)*avancement_tâche;0)+début_tâche-1&gt;=[.I$5]))" calcext:base-cell-address="PlanningProjet.I28"/>
            <calcext:condition calcext:apply-style-name="ConditionalStyle_4" calcext:value="formula-is(AND(fin_tâche&gt;=[.I$5];début_tâche&lt;[.J$5]))" calcext:base-cell-address="PlanningProjet.I28"/>
          </calcext:conditional-format>
          <calcext:conditional-format calcext:target-range-address="PlanningProjet.U28:PlanningProjet.V28">
            <calcext:condition calcext:apply-style-name="ConditionalStyle_6" calcext:value="formula-is(AND(TODAY()&gt;=[.U$5];TODAY()&lt;[.V$5]))" calcext:base-cell-address="PlanningProjet.U28"/>
          </calcext:conditional-format>
          <calcext:conditional-format calcext:target-range-address="PlanningProjet.U28:PlanningProjet.V28">
            <calcext:condition calcext:apply-style-name="ConditionalStyle_5" calcext:value="formula-is(AND(début_tâche&lt;=[.U$5];ROUNDDOWN((fin_tâche-début_tâche+1)*avancement_tâche;0)+début_tâche-1&gt;=[.U$5]))" calcext:base-cell-address="PlanningProjet.U28"/>
            <calcext:condition calcext:apply-style-name="ConditionalStyle_4" calcext:value="formula-is(AND(fin_tâche&gt;=[.U$5];début_tâche&lt;[.V$5]))" calcext:base-cell-address="PlanningProjet.U28"/>
          </calcext:conditional-format>
          <calcext:conditional-format calcext:target-range-address="PlanningProjet.AB28:PlanningProjet.AC28">
            <calcext:condition calcext:apply-style-name="ConditionalStyle_6" calcext:value="formula-is(AND(TODAY()&gt;=[.AB$5];TODAY()&lt;[.AC$5]))" calcext:base-cell-address="PlanningProjet.AB28"/>
          </calcext:conditional-format>
          <calcext:conditional-format calcext:target-range-address="PlanningProjet.AB28:PlanningProjet.AC28">
            <calcext:condition calcext:apply-style-name="ConditionalStyle_5" calcext:value="formula-is(AND(début_tâche&lt;=[.AB$5];ROUNDDOWN((fin_tâche-début_tâche+1)*avancement_tâche;0)+début_tâche-1&gt;=[.AB$5]))" calcext:base-cell-address="PlanningProjet.AB28"/>
            <calcext:condition calcext:apply-style-name="ConditionalStyle_4" calcext:value="formula-is(AND(fin_tâche&gt;=[.AB$5];début_tâche&lt;[.AC$5]))" calcext:base-cell-address="PlanningProjet.AB28"/>
          </calcext:conditional-format>
          <calcext:conditional-format calcext:target-range-address="PlanningProjet.AI28:PlanningProjet.AJ28">
            <calcext:condition calcext:apply-style-name="ConditionalStyle_6" calcext:value="formula-is(AND(TODAY()&gt;=[.AI$5];TODAY()&lt;[.AJ$5]))" calcext:base-cell-address="PlanningProjet.AI28"/>
          </calcext:conditional-format>
          <calcext:conditional-format calcext:target-range-address="PlanningProjet.AI28:PlanningProjet.AJ28">
            <calcext:condition calcext:apply-style-name="ConditionalStyle_5" calcext:value="formula-is(AND(début_tâche&lt;=[.AI$5];ROUNDDOWN((fin_tâche-début_tâche+1)*avancement_tâche;0)+début_tâche-1&gt;=[.AI$5]))" calcext:base-cell-address="PlanningProjet.AI28"/>
            <calcext:condition calcext:apply-style-name="ConditionalStyle_4" calcext:value="formula-is(AND(fin_tâche&gt;=[.AI$5];début_tâche&lt;[.AJ$5]))" calcext:base-cell-address="PlanningProjet.AI28"/>
          </calcext:conditional-format>
          <calcext:conditional-format calcext:target-range-address="PlanningProjet.AP28:PlanningProjet.AQ28">
            <calcext:condition calcext:apply-style-name="ConditionalStyle_6" calcext:value="formula-is(AND(TODAY()&gt;=[.AP$5];TODAY()&lt;[.AQ$5]))" calcext:base-cell-address="PlanningProjet.AP28"/>
          </calcext:conditional-format>
          <calcext:conditional-format calcext:target-range-address="PlanningProjet.AP28:PlanningProjet.AQ28">
            <calcext:condition calcext:apply-style-name="ConditionalStyle_5" calcext:value="formula-is(AND(début_tâche&lt;=[.AP$5];ROUNDDOWN((fin_tâche-début_tâche+1)*avancement_tâche;0)+début_tâche-1&gt;=[.AP$5]))" calcext:base-cell-address="PlanningProjet.AP28"/>
            <calcext:condition calcext:apply-style-name="ConditionalStyle_4" calcext:value="formula-is(AND(fin_tâche&gt;=[.AP$5];début_tâche&lt;[.AQ$5]))" calcext:base-cell-address="PlanningProjet.AP28"/>
          </calcext:conditional-format>
          <calcext:conditional-format calcext:target-range-address="PlanningProjet.AW28:PlanningProjet.AX28">
            <calcext:condition calcext:apply-style-name="ConditionalStyle_6" calcext:value="formula-is(AND(TODAY()&gt;=[.AW$5];TODAY()&lt;[.AX$5]))" calcext:base-cell-address="PlanningProjet.AW28"/>
          </calcext:conditional-format>
          <calcext:conditional-format calcext:target-range-address="PlanningProjet.AW28:PlanningProjet.AX28">
            <calcext:condition calcext:apply-style-name="ConditionalStyle_5" calcext:value="formula-is(AND(début_tâche&lt;=[.AW$5];ROUNDDOWN((fin_tâche-début_tâche+1)*avancement_tâche;0)+début_tâche-1&gt;=[.AW$5]))" calcext:base-cell-address="PlanningProjet.AW28"/>
            <calcext:condition calcext:apply-style-name="ConditionalStyle_4" calcext:value="formula-is(AND(fin_tâche&gt;=[.AW$5];début_tâche&lt;[.AX$5]))" calcext:base-cell-address="PlanningProjet.AW28"/>
          </calcext:conditional-format>
          <calcext:conditional-format calcext:target-range-address="PlanningProjet.BD28:PlanningProjet.BE28">
            <calcext:condition calcext:apply-style-name="ConditionalStyle_6" calcext:value="formula-is(AND(TODAY()&gt;=[.BD$5];TODAY()&lt;[.BE$5]))" calcext:base-cell-address="PlanningProjet.BD28"/>
          </calcext:conditional-format>
          <calcext:conditional-format calcext:target-range-address="PlanningProjet.BD28:PlanningProjet.BE28">
            <calcext:condition calcext:apply-style-name="ConditionalStyle_5" calcext:value="formula-is(AND(début_tâche&lt;=[.BD$5];ROUNDDOWN((fin_tâche-début_tâche+1)*avancement_tâche;0)+début_tâche-1&gt;=[.BD$5]))" calcext:base-cell-address="PlanningProjet.BD28"/>
            <calcext:condition calcext:apply-style-name="ConditionalStyle_4" calcext:value="formula-is(AND(fin_tâche&gt;=[.BD$5];début_tâche&lt;[.BE$5]))" calcext:base-cell-address="PlanningProjet.BD28"/>
          </calcext:conditional-format>
          <calcext:conditional-format calcext:target-range-address="PlanningProjet.BK28:PlanningProjet.BL28">
            <calcext:condition calcext:apply-style-name="ConditionalStyle_6" calcext:value="formula-is(AND(TODAY()&gt;=[.BK$5];TODAY()&lt;[.BL$5]))" calcext:base-cell-address="PlanningProjet.BK28"/>
          </calcext:conditional-format>
          <calcext:conditional-format calcext:target-range-address="PlanningProjet.BK28:PlanningProjet.BL28">
            <calcext:condition calcext:apply-style-name="ConditionalStyle_5" calcext:value="formula-is(AND(début_tâche&lt;=[.BK$5];ROUNDDOWN((fin_tâche-début_tâche+1)*avancement_tâche;0)+début_tâche-1&gt;=[.BK$5]))" calcext:base-cell-address="PlanningProjet.BK28"/>
            <calcext:condition calcext:apply-style-name="ConditionalStyle_4" calcext:value="formula-is(AND(fin_tâche&gt;=[.BK$5];début_tâche&lt;[.BL$5]))" calcext:base-cell-address="PlanningProjet.BK28"/>
          </calcext:conditional-format>
          <calcext:conditional-format calcext:target-range-address="PlanningProjet.BR28:PlanningProjet.BS28">
            <calcext:condition calcext:apply-style-name="ConditionalStyle_6" calcext:value="formula-is(AND(TODAY()&gt;=[.BR$5];TODAY()&lt;[.BS$5]))" calcext:base-cell-address="PlanningProjet.BR28"/>
          </calcext:conditional-format>
          <calcext:conditional-format calcext:target-range-address="PlanningProjet.BR28:PlanningProjet.BS28">
            <calcext:condition calcext:apply-style-name="ConditionalStyle_5" calcext:value="formula-is(AND(début_tâche&lt;=[.BR$5];ROUNDDOWN((fin_tâche-début_tâche+1)*avancement_tâche;0)+début_tâche-1&gt;=[.BR$5]))" calcext:base-cell-address="PlanningProjet.BR28"/>
            <calcext:condition calcext:apply-style-name="ConditionalStyle_4" calcext:value="formula-is(AND(fin_tâche&gt;=[.BR$5];début_tâche&lt;[.BS$5]))" calcext:base-cell-address="PlanningProjet.BR28"/>
          </calcext:conditional-format>
          <calcext:conditional-format calcext:target-range-address="PlanningProjet.BY28:PlanningProjet.BZ28">
            <calcext:condition calcext:apply-style-name="ConditionalStyle_6" calcext:value="formula-is(AND(TODAY()&gt;=[.BY$5];TODAY()&lt;[.BZ$5]))" calcext:base-cell-address="PlanningProjet.BY28"/>
          </calcext:conditional-format>
          <calcext:conditional-format calcext:target-range-address="PlanningProjet.BY28:PlanningProjet.BZ28">
            <calcext:condition calcext:apply-style-name="ConditionalStyle_5" calcext:value="formula-is(AND(début_tâche&lt;=[.BY$5];ROUNDDOWN((fin_tâche-début_tâche+1)*avancement_tâche;0)+début_tâche-1&gt;=[.BY$5]))" calcext:base-cell-address="PlanningProjet.BY28"/>
            <calcext:condition calcext:apply-style-name="ConditionalStyle_4" calcext:value="formula-is(AND(fin_tâche&gt;=[.BY$5];début_tâche&lt;[.BZ$5]))" calcext:base-cell-address="PlanningProjet.BY28"/>
          </calcext:conditional-format>
          <calcext:conditional-format calcext:target-range-address="PlanningProjet.CF28:PlanningProjet.CG28">
            <calcext:condition calcext:apply-style-name="ConditionalStyle_6" calcext:value="formula-is(AND(TODAY()&gt;=[.CF$5];TODAY()&lt;[.CG$5]))" calcext:base-cell-address="PlanningProjet.CF28"/>
          </calcext:conditional-format>
          <calcext:conditional-format calcext:target-range-address="PlanningProjet.CF28:PlanningProjet.CG28">
            <calcext:condition calcext:apply-style-name="ConditionalStyle_5" calcext:value="formula-is(AND(début_tâche&lt;=[.CF$5];ROUNDDOWN((fin_tâche-début_tâche+1)*avancement_tâche;0)+début_tâche-1&gt;=[.CF$5]))" calcext:base-cell-address="PlanningProjet.CF28"/>
            <calcext:condition calcext:apply-style-name="ConditionalStyle_4" calcext:value="formula-is(AND(fin_tâche&gt;=[.CF$5];début_tâche&lt;[.CG$5]))" calcext:base-cell-address="PlanningProjet.CF28"/>
          </calcext:conditional-format>
          <calcext:conditional-format calcext:target-range-address="PlanningProjet.CM28:PlanningProjet.CN28">
            <calcext:condition calcext:apply-style-name="ConditionalStyle_6" calcext:value="formula-is(AND(TODAY()&gt;=[.CM$5];TODAY()&lt;[.CN$5]))" calcext:base-cell-address="PlanningProjet.CM28"/>
          </calcext:conditional-format>
          <calcext:conditional-format calcext:target-range-address="PlanningProjet.CM28:PlanningProjet.CN28">
            <calcext:condition calcext:apply-style-name="ConditionalStyle_5" calcext:value="formula-is(AND(début_tâche&lt;=[.CM$5];ROUNDDOWN((fin_tâche-début_tâche+1)*avancement_tâche;0)+début_tâche-1&gt;=[.CM$5]))" calcext:base-cell-address="PlanningProjet.CM28"/>
            <calcext:condition calcext:apply-style-name="ConditionalStyle_4" calcext:value="formula-is(AND(fin_tâche&gt;=[.CM$5];début_tâche&lt;[.CN$5]))" calcext:base-cell-address="PlanningProjet.CM28"/>
          </calcext:conditional-format>
          <calcext:conditional-format calcext:target-range-address="PlanningProjet.CT28:PlanningProjet.CU28">
            <calcext:condition calcext:apply-style-name="ConditionalStyle_6" calcext:value="formula-is(AND(TODAY()&gt;=[.CT$5];TODAY()&lt;[.CU$5]))" calcext:base-cell-address="PlanningProjet.CT28"/>
          </calcext:conditional-format>
          <calcext:conditional-format calcext:target-range-address="PlanningProjet.CT28:PlanningProjet.CU28">
            <calcext:condition calcext:apply-style-name="ConditionalStyle_5" calcext:value="formula-is(AND(début_tâche&lt;=[.CT$5];ROUNDDOWN((fin_tâche-début_tâche+1)*avancement_tâche;0)+début_tâche-1&gt;=[.CT$5]))" calcext:base-cell-address="PlanningProjet.CT28"/>
            <calcext:condition calcext:apply-style-name="ConditionalStyle_4" calcext:value="formula-is(AND(fin_tâche&gt;=[.CT$5];début_tâche&lt;[.CU$5]))" calcext:base-cell-address="PlanningProjet.CT28"/>
          </calcext:conditional-format>
          <calcext:conditional-format calcext:target-range-address="PlanningProjet.DA28:PlanningProjet.DB28">
            <calcext:condition calcext:apply-style-name="ConditionalStyle_6" calcext:value="formula-is(AND(TODAY()&gt;=[.DA$5];TODAY()&lt;[.DB$5]))" calcext:base-cell-address="PlanningProjet.DA28"/>
          </calcext:conditional-format>
          <calcext:conditional-format calcext:target-range-address="PlanningProjet.DA28:PlanningProjet.DB28">
            <calcext:condition calcext:apply-style-name="ConditionalStyle_5" calcext:value="formula-is(AND(début_tâche&lt;=[.DA$5];ROUNDDOWN((fin_tâche-début_tâche+1)*avancement_tâche;0)+début_tâche-1&gt;=[.DA$5]))" calcext:base-cell-address="PlanningProjet.DA28"/>
            <calcext:condition calcext:apply-style-name="ConditionalStyle_4" calcext:value="formula-is(AND(fin_tâche&gt;=[.DA$5];début_tâche&lt;[.DB$5]))" calcext:base-cell-address="PlanningProjet.DA28"/>
          </calcext:conditional-format>
          <calcext:conditional-format calcext:target-range-address="PlanningProjet.DH28:PlanningProjet.DI28">
            <calcext:condition calcext:apply-style-name="ConditionalStyle_6" calcext:value="formula-is(AND(TODAY()&gt;=[.DH$5];TODAY()&lt;[.DI$5]))" calcext:base-cell-address="PlanningProjet.DH28"/>
          </calcext:conditional-format>
          <calcext:conditional-format calcext:target-range-address="PlanningProjet.DH28:PlanningProjet.DI28">
            <calcext:condition calcext:apply-style-name="ConditionalStyle_5" calcext:value="formula-is(AND(début_tâche&lt;=[.DH$5];ROUNDDOWN((fin_tâche-début_tâche+1)*avancement_tâche;0)+début_tâche-1&gt;=[.DH$5]))" calcext:base-cell-address="PlanningProjet.DH28"/>
            <calcext:condition calcext:apply-style-name="ConditionalStyle_4" calcext:value="formula-is(AND(fin_tâche&gt;=[.DH$5];début_tâche&lt;[.DI$5]))" calcext:base-cell-address="PlanningProjet.DH28"/>
          </calcext:conditional-format>
          <calcext:conditional-format calcext:target-range-address="PlanningProjet.P28:PlanningProjet.P28">
            <calcext:condition calcext:apply-style-name="ConditionalStyle_6" calcext:value="formula-is(AND(TODAY()&gt;=[.P$5];TODAY()&lt;[.Q$5]))" calcext:base-cell-address="PlanningProjet.P28"/>
          </calcext:conditional-format>
          <calcext:conditional-format calcext:target-range-address="PlanningProjet.P28:PlanningProjet.P28">
            <calcext:condition calcext:apply-style-name="ConditionalStyle_5" calcext:value="formula-is(AND(début_tâche&lt;=[.P$5];ROUNDDOWN((fin_tâche-début_tâche+1)*avancement_tâche;0)+début_tâche-1&gt;=[.P$5]))" calcext:base-cell-address="PlanningProjet.P28"/>
            <calcext:condition calcext:apply-style-name="ConditionalStyle_4" calcext:value="formula-is(AND(fin_tâche&gt;=[.P$5];début_tâche&lt;[.Q$5]))" calcext:base-cell-address="PlanningProjet.P28"/>
          </calcext:conditional-format>
          <calcext:conditional-format calcext:target-range-address="PlanningProjet.Z28:PlanningProjet.Z28">
            <calcext:condition calcext:apply-style-name="ConditionalStyle_6" calcext:value="formula-is(AND(TODAY()&gt;=[.Z$5];TODAY()&lt;[.AA$5]))" calcext:base-cell-address="PlanningProjet.Z28"/>
          </calcext:conditional-format>
          <calcext:conditional-format calcext:target-range-address="PlanningProjet.Z28:PlanningProjet.Z28">
            <calcext:condition calcext:apply-style-name="ConditionalStyle_5" calcext:value="formula-is(AND(début_tâche&lt;=[.Z$5];ROUNDDOWN((fin_tâche-début_tâche+1)*avancement_tâche;0)+début_tâche-1&gt;=[.Z$5]))" calcext:base-cell-address="PlanningProjet.Z28"/>
            <calcext:condition calcext:apply-style-name="ConditionalStyle_4" calcext:value="formula-is(AND(fin_tâche&gt;=[.Z$5];début_tâche&lt;[.AA$5]))" calcext:base-cell-address="PlanningProjet.Z28"/>
          </calcext:conditional-format>
          <calcext:conditional-format calcext:target-range-address="PlanningProjet.D28:PlanningProjet.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euille3" table:style-name="ta3">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105" table:default-cell-style-name="Default"/>
        <table:table-row table:style-name="ro16">
          <table:table-cell table:style-name="ce1" office:value-type="string" calcext:value-type="string">
            <text:p>Créez un planning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 de.</text:p>
            <text:p>Continuez à parcourir la colonne A pour entendre des instructions supplémentaires.</text:p>
          </table:table-cell>
          <table:table-cell table:style-name="ce3" office:value-type="string" calcext:value-type="string">
            <text:p>Travail de diplôme</text:p>
          </table:table-cell>
          <table:table-cell table:style-name="ce18"/>
          <table:table-cell table:style-name="ce34"/>
          <table:table-cell table:style-name="ce47"/>
          <table:table-cell table:style-name="ce61"/>
          <table:table-cell table:style-name="ce32"/>
          <table:table-cell table:number-columns-repeated="104"/>
        </table:table-row>
        <table:table-row table:style-name="ro17">
          <table:table-cell table:style-name="ce2" office:value-type="string" calcext:value-type="string">
            <text:p>Entrez le nom de la société dans la cellule B2.</text:p>
          </table:table-cell>
          <table:table-cell table:style-name="ce4" office:value-type="string" calcext:value-type="string">
            <text:p>HES-SO Valais/Wallis</text:p>
          </table:table-cell>
          <table:table-cell table:number-columns-repeated="2"/>
          <table:table-cell table:style-name="ce48"/>
          <table:table-cell/>
          <table:table-cell table:style-name="ce71"/>
          <table:table-cell table:number-columns-repeated="104"/>
        </table:table-row>
        <table:table-row table:style-name="ro17">
          <table:table-cell table:style-name="ce2"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Favre Philippine</text:p>
          </table:table-cell>
          <table:table-cell table:style-name="ce19" office:value-type="string" calcext:value-type="string" table:number-columns-spanned="2" table:number-rows-spanned="1">
            <text:p>Début du projet :</text:p>
          </table:table-cell>
          <table:covered-table-cell table:style-name="ce35"/>
          <table:table-cell table:style-name="ce49" table:formula="of:=DATE(2020;5;25)" office:value-type="date" office:date-value="2020-05-25" calcext:value-type="date" table:number-columns-spanned="2" table:number-rows-spanned="1">
            <text:p>lun., 25/5/2020</text:p>
          </table:table-cell>
          <table:covered-table-cell table:style-name="ce62"/>
          <table:table-cell table:number-columns-repeated="105"/>
        </table:table-row>
        <table:table-row table:style-name="ro18">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9" office:value-type="string" calcext:value-type="string" table:number-columns-spanned="2" table:number-rows-spanned="1">
            <text:p>Semaine d’affichage :</text:p>
          </table:table-cell>
          <table:covered-table-cell table:style-name="ce35"/>
          <table:table-cell table:style-name="ce50" table:content-validation-name="val1" office:value-type="float" office:value="5" calcext:value-type="float">
            <text:p>5</text:p>
          </table:table-cell>
          <table:table-cell/>
          <table:table-cell table:style-name="ce72" table:formula="of:=[.G5]" office:value-type="date" office:date-value="2020-05-25" calcext:value-type="date" table:number-columns-spanned="7" table:number-rows-spanned="1">
            <text:p>25 mai 2020</text:p>
          </table:table-cell>
          <table:covered-table-cell table:number-columns-repeated="5" table:style-name="ce77"/>
          <table:covered-table-cell table:style-name="ce80"/>
          <table:table-cell table:style-name="ce72" table:formula="of:=[.N5]" office:value-type="date" office:date-value="2020-06-01" calcext:value-type="date" table:number-columns-spanned="7" table:number-rows-spanned="1">
            <text:p>1 juin 2020</text:p>
          </table:table-cell>
          <table:covered-table-cell table:number-columns-repeated="5" table:style-name="ce77"/>
          <table:covered-table-cell table:style-name="ce80"/>
          <table:table-cell table:style-name="ce72" table:formula="of:=[.U5]" office:value-type="date" office:date-value="2020-06-08" calcext:value-type="date" table:number-columns-spanned="7" table:number-rows-spanned="1">
            <text:p>8 juin 2020</text:p>
          </table:table-cell>
          <table:covered-table-cell table:number-columns-repeated="5" table:style-name="ce77"/>
          <table:covered-table-cell table:style-name="ce80"/>
          <table:table-cell table:style-name="ce72" table:formula="of:=[.AB5]" office:value-type="date" office:date-value="2020-06-15" calcext:value-type="date" table:number-columns-spanned="7" table:number-rows-spanned="1">
            <text:p>15 juin 2020</text:p>
          </table:table-cell>
          <table:covered-table-cell table:number-columns-repeated="5" table:style-name="ce77"/>
          <table:covered-table-cell table:style-name="ce80"/>
          <table:table-cell table:style-name="ce72" table:formula="of:=[.AI5]" office:value-type="date" office:date-value="2020-06-22" calcext:value-type="date" table:number-columns-spanned="7" table:number-rows-spanned="1">
            <text:p>22 juin 2020</text:p>
          </table:table-cell>
          <table:covered-table-cell table:number-columns-repeated="5" table:style-name="ce77"/>
          <table:covered-table-cell table:style-name="ce80"/>
          <table:table-cell table:style-name="ce72" table:formula="of:=[.AP5]" office:value-type="date" office:date-value="2020-06-29" calcext:value-type="date" table:number-columns-spanned="7" table:number-rows-spanned="1">
            <text:p>29 juin 2020</text:p>
          </table:table-cell>
          <table:covered-table-cell table:number-columns-repeated="5" table:style-name="ce77"/>
          <table:covered-table-cell table:style-name="ce80"/>
          <table:table-cell table:style-name="ce72" table:formula="of:=[.AW5]" office:value-type="date" office:date-value="2020-07-06" calcext:value-type="date" table:number-columns-spanned="7" table:number-rows-spanned="1">
            <text:p>6 juil. 2020</text:p>
          </table:table-cell>
          <table:covered-table-cell table:number-columns-repeated="5" table:style-name="ce77"/>
          <table:covered-table-cell table:style-name="ce80"/>
          <table:table-cell table:style-name="ce72" table:formula="of:=[.BD5]" office:value-type="date" office:date-value="2020-07-13" calcext:value-type="date" table:number-columns-spanned="7" table:number-rows-spanned="1">
            <text:p>13 juil. 2020</text:p>
          </table:table-cell>
          <table:covered-table-cell table:number-columns-repeated="5" table:style-name="ce77"/>
          <table:covered-table-cell table:style-name="ce80"/>
          <table:table-cell table:style-name="ce72" table:formula="of:=[.BK5]" office:value-type="date" office:date-value="2020-07-20" calcext:value-type="date" table:number-columns-spanned="7" table:number-rows-spanned="1">
            <text:p>20 juil. 2020</text:p>
          </table:table-cell>
          <table:covered-table-cell table:number-columns-repeated="5" table:style-name="ce77"/>
          <table:covered-table-cell table:style-name="ce80"/>
          <table:table-cell table:style-name="ce72" table:formula="of:=[.BR5]" office:value-type="date" office:date-value="2020-07-27" calcext:value-type="date" table:number-columns-spanned="7" table:number-rows-spanned="1">
            <text:p>27 juil. 2020</text:p>
          </table:table-cell>
          <table:covered-table-cell table:number-columns-repeated="5" table:style-name="ce77"/>
          <table:covered-table-cell table:style-name="ce80"/>
          <table:table-cell table:style-name="ce72" table:formula="of:=[.BY5]" office:value-type="date" office:date-value="2020-08-03" calcext:value-type="date" table:number-columns-spanned="7" table:number-rows-spanned="1">
            <text:p>3 août 2020</text:p>
          </table:table-cell>
          <table:covered-table-cell table:number-columns-repeated="5" table:style-name="ce77"/>
          <table:covered-table-cell table:style-name="ce80"/>
          <table:table-cell table:style-name="ce72" table:formula="of:=[.CF5]" office:value-type="date" office:date-value="2020-08-10" calcext:value-type="date" table:number-columns-spanned="7" table:number-rows-spanned="1">
            <text:p>10 août 2020</text:p>
          </table:table-cell>
          <table:covered-table-cell table:number-columns-repeated="5" table:style-name="ce77"/>
          <table:covered-table-cell table:style-name="ce80"/>
          <table:table-cell table:style-name="ce72" table:formula="of:=[.CM5]" office:value-type="date" office:date-value="2020-08-17" calcext:value-type="date" table:number-columns-spanned="7" table:number-rows-spanned="1">
            <text:p>17 août 2020</text:p>
          </table:table-cell>
          <table:covered-table-cell table:number-columns-repeated="5" table:style-name="ce77"/>
          <table:covered-table-cell table:style-name="ce80"/>
          <table:table-cell table:style-name="ce72" table:formula="of:=[.CT5]" office:value-type="date" office:date-value="2020-08-24" calcext:value-type="date" table:number-columns-spanned="7" table:number-rows-spanned="1">
            <text:p>24 août 2020</text:p>
          </table:table-cell>
          <table:covered-table-cell table:number-columns-repeated="5" table:style-name="ce77"/>
          <table:covered-table-cell table:style-name="ce80"/>
          <table:table-cell table:style-name="ce72" table:formula="of:=[.DA5]" office:value-type="date" office:date-value="2020-08-31" calcext:value-type="date" table:number-columns-spanned="7" table:number-rows-spanned="1">
            <text:p>31 août 2020</text:p>
          </table:table-cell>
          <table:covered-table-cell table:number-columns-repeated="5" table:style-name="ce77"/>
          <table:covered-table-cell table:style-name="ce80"/>
        </table:table-row>
        <table:table-row table:style-name="ro18">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28" table:number-columns-spanned="5" table:number-rows-spanned="1"/>
          <table:covered-table-cell table:number-columns-repeated="4" table:style-name="ce128"/>
          <table:table-cell table:style-name="ce280" table:formula="of:=Début_Projet-WEEKDAY(Début_Projet;1)+2+7*(Semaine_Affichage-1)" office:value-type="date" office:date-value="2020-05-25" calcext:value-type="date">
            <text:p>25</text:p>
          </table:table-cell>
          <table:table-cell table:style-name="ce285" table:formula="of:=[.G5]+1" office:value-type="date" office:date-value="2020-05-26" calcext:value-type="date">
            <text:p>26</text:p>
          </table:table-cell>
          <table:table-cell table:style-name="ce285" table:formula="of:=[.H5]+1" office:value-type="date" office:date-value="2020-05-27" calcext:value-type="date">
            <text:p>27</text:p>
          </table:table-cell>
          <table:table-cell table:style-name="ce285" table:formula="of:=[.I5]+1" office:value-type="date" office:date-value="2020-05-28" calcext:value-type="date">
            <text:p>28</text:p>
          </table:table-cell>
          <table:table-cell table:style-name="ce285" table:formula="of:=[.J5]+1" office:value-type="date" office:date-value="2020-05-29" calcext:value-type="date">
            <text:p>29</text:p>
          </table:table-cell>
          <table:table-cell table:style-name="ce285" table:formula="of:=[.K5]+1" office:value-type="date" office:date-value="2020-05-30" calcext:value-type="date">
            <text:p>30</text:p>
          </table:table-cell>
          <table:table-cell table:style-name="ce288" table:formula="of:=[.L5]+1" office:value-type="date" office:date-value="2020-05-31" calcext:value-type="date">
            <text:p>31</text:p>
          </table:table-cell>
          <table:table-cell table:style-name="ce280" table:formula="of:=[.M5]+1" office:value-type="date" office:date-value="2020-06-01" calcext:value-type="date">
            <text:p>1</text:p>
          </table:table-cell>
          <table:table-cell table:style-name="ce285" table:formula="of:=[.N5]+1" office:value-type="date" office:date-value="2020-06-02" calcext:value-type="date">
            <text:p>2</text:p>
          </table:table-cell>
          <table:table-cell table:style-name="ce285" table:formula="of:=[.O5]+1" office:value-type="date" office:date-value="2020-06-03" calcext:value-type="date">
            <text:p>3</text:p>
          </table:table-cell>
          <table:table-cell table:style-name="ce285" table:formula="of:=[.P5]+1" office:value-type="date" office:date-value="2020-06-04" calcext:value-type="date">
            <text:p>4</text:p>
          </table:table-cell>
          <table:table-cell table:style-name="ce285" table:formula="of:=[.Q5]+1" office:value-type="date" office:date-value="2020-06-05" calcext:value-type="date">
            <text:p>5</text:p>
          </table:table-cell>
          <table:table-cell table:style-name="ce285" table:formula="of:=[.R5]+1" office:value-type="date" office:date-value="2020-06-06" calcext:value-type="date">
            <text:p>6</text:p>
          </table:table-cell>
          <table:table-cell table:style-name="ce288" table:formula="of:=[.S5]+1" office:value-type="date" office:date-value="2020-06-07" calcext:value-type="date">
            <text:p>7</text:p>
          </table:table-cell>
          <table:table-cell table:style-name="ce280" table:formula="of:=[.T5]+1" office:value-type="date" office:date-value="2020-06-08" calcext:value-type="date">
            <text:p>8</text:p>
          </table:table-cell>
          <table:table-cell table:style-name="ce285" table:formula="of:=[.U5]+1" office:value-type="date" office:date-value="2020-06-09" calcext:value-type="date">
            <text:p>9</text:p>
          </table:table-cell>
          <table:table-cell table:style-name="ce285" table:formula="of:=[.V5]+1" office:value-type="date" office:date-value="2020-06-10" calcext:value-type="date">
            <text:p>10</text:p>
          </table:table-cell>
          <table:table-cell table:style-name="ce285" table:formula="of:=[.W5]+1" office:value-type="date" office:date-value="2020-06-11" calcext:value-type="date">
            <text:p>11</text:p>
          </table:table-cell>
          <table:table-cell table:style-name="ce285" table:formula="of:=[.X5]+1" office:value-type="date" office:date-value="2020-06-12" calcext:value-type="date">
            <text:p>12</text:p>
          </table:table-cell>
          <table:table-cell table:style-name="ce285" table:formula="of:=[.Y5]+1" office:value-type="date" office:date-value="2020-06-13" calcext:value-type="date">
            <text:p>13</text:p>
          </table:table-cell>
          <table:table-cell table:style-name="ce288" table:formula="of:=[.Z5]+1" office:value-type="date" office:date-value="2020-06-14" calcext:value-type="date">
            <text:p>14</text:p>
          </table:table-cell>
          <table:table-cell table:style-name="ce280" table:formula="of:=[.AA5]+1" office:value-type="date" office:date-value="2020-06-15" calcext:value-type="date">
            <text:p>15</text:p>
          </table:table-cell>
          <table:table-cell table:style-name="ce285" table:formula="of:=[.AB5]+1" office:value-type="date" office:date-value="2020-06-16" calcext:value-type="date">
            <text:p>16</text:p>
          </table:table-cell>
          <table:table-cell table:style-name="ce285" table:formula="of:=[.AC5]+1" office:value-type="date" office:date-value="2020-06-17" calcext:value-type="date">
            <text:p>17</text:p>
          </table:table-cell>
          <table:table-cell table:style-name="ce285" table:formula="of:=[.AD5]+1" office:value-type="date" office:date-value="2020-06-18" calcext:value-type="date">
            <text:p>18</text:p>
          </table:table-cell>
          <table:table-cell table:style-name="ce285" table:formula="of:=[.AE5]+1" office:value-type="date" office:date-value="2020-06-19" calcext:value-type="date">
            <text:p>19</text:p>
          </table:table-cell>
          <table:table-cell table:style-name="ce285" table:formula="of:=[.AF5]+1" office:value-type="date" office:date-value="2020-06-20" calcext:value-type="date">
            <text:p>20</text:p>
          </table:table-cell>
          <table:table-cell table:style-name="ce288" table:formula="of:=[.AG5]+1" office:value-type="date" office:date-value="2020-06-21" calcext:value-type="date">
            <text:p>21</text:p>
          </table:table-cell>
          <table:table-cell table:style-name="ce280" table:formula="of:=[.AH5]+1" office:value-type="date" office:date-value="2020-06-22" calcext:value-type="date">
            <text:p>22</text:p>
          </table:table-cell>
          <table:table-cell table:style-name="ce285" table:formula="of:=[.AI5]+1" office:value-type="date" office:date-value="2020-06-23" calcext:value-type="date">
            <text:p>23</text:p>
          </table:table-cell>
          <table:table-cell table:style-name="ce285" table:formula="of:=[.AJ5]+1" office:value-type="date" office:date-value="2020-06-24" calcext:value-type="date">
            <text:p>24</text:p>
          </table:table-cell>
          <table:table-cell table:style-name="ce285" table:formula="of:=[.AK5]+1" office:value-type="date" office:date-value="2020-06-25" calcext:value-type="date">
            <text:p>25</text:p>
          </table:table-cell>
          <table:table-cell table:style-name="ce285" table:formula="of:=[.AL5]+1" office:value-type="date" office:date-value="2020-06-26" calcext:value-type="date">
            <text:p>26</text:p>
          </table:table-cell>
          <table:table-cell table:style-name="ce285" table:formula="of:=[.AM5]+1" office:value-type="date" office:date-value="2020-06-27" calcext:value-type="date">
            <text:p>27</text:p>
          </table:table-cell>
          <table:table-cell table:style-name="ce288" table:formula="of:=[.AN5]+1" office:value-type="date" office:date-value="2020-06-28" calcext:value-type="date">
            <text:p>28</text:p>
          </table:table-cell>
          <table:table-cell table:style-name="ce280" table:formula="of:=[.AO5]+1" office:value-type="date" office:date-value="2020-06-29" calcext:value-type="date">
            <text:p>29</text:p>
          </table:table-cell>
          <table:table-cell table:style-name="ce285" table:formula="of:=[.AP5]+1" office:value-type="date" office:date-value="2020-06-30" calcext:value-type="date">
            <text:p>30</text:p>
          </table:table-cell>
          <table:table-cell table:style-name="ce285" table:formula="of:=[.AQ5]+1" office:value-type="date" office:date-value="2020-07-01" calcext:value-type="date">
            <text:p>1</text:p>
          </table:table-cell>
          <table:table-cell table:style-name="ce285" table:formula="of:=[.AR5]+1" office:value-type="date" office:date-value="2020-07-02" calcext:value-type="date">
            <text:p>2</text:p>
          </table:table-cell>
          <table:table-cell table:style-name="ce285" table:formula="of:=[.AS5]+1" office:value-type="date" office:date-value="2020-07-03" calcext:value-type="date">
            <text:p>3</text:p>
          </table:table-cell>
          <table:table-cell table:style-name="ce285" table:formula="of:=[.AT5]+1" office:value-type="date" office:date-value="2020-07-04" calcext:value-type="date">
            <text:p>4</text:p>
          </table:table-cell>
          <table:table-cell table:style-name="ce288" table:formula="of:=[.AU5]+1" office:value-type="date" office:date-value="2020-07-05" calcext:value-type="date">
            <text:p>5</text:p>
          </table:table-cell>
          <table:table-cell table:style-name="ce280" table:formula="of:=[.AV5]+1" office:value-type="date" office:date-value="2020-07-06" calcext:value-type="date">
            <text:p>6</text:p>
          </table:table-cell>
          <table:table-cell table:style-name="ce285" table:formula="of:=[.AW5]+1" office:value-type="date" office:date-value="2020-07-07" calcext:value-type="date">
            <text:p>7</text:p>
          </table:table-cell>
          <table:table-cell table:style-name="ce285" table:formula="of:=[.AX5]+1" office:value-type="date" office:date-value="2020-07-08" calcext:value-type="date">
            <text:p>8</text:p>
          </table:table-cell>
          <table:table-cell table:style-name="ce285" table:formula="of:=[.AY5]+1" office:value-type="date" office:date-value="2020-07-09" calcext:value-type="date">
            <text:p>9</text:p>
          </table:table-cell>
          <table:table-cell table:style-name="ce285" table:formula="of:=[.AZ5]+1" office:value-type="date" office:date-value="2020-07-10" calcext:value-type="date">
            <text:p>10</text:p>
          </table:table-cell>
          <table:table-cell table:style-name="ce285" table:formula="of:=[.BA5]+1" office:value-type="date" office:date-value="2020-07-11" calcext:value-type="date">
            <text:p>11</text:p>
          </table:table-cell>
          <table:table-cell table:style-name="ce288" table:formula="of:=[.BB5]+1" office:value-type="date" office:date-value="2020-07-12" calcext:value-type="date">
            <text:p>12</text:p>
          </table:table-cell>
          <table:table-cell table:style-name="ce280" table:formula="of:=[.BC5]+1" office:value-type="date" office:date-value="2020-07-13" calcext:value-type="date">
            <text:p>13</text:p>
          </table:table-cell>
          <table:table-cell table:style-name="ce285" table:formula="of:=[.BD5]+1" office:value-type="date" office:date-value="2020-07-14" calcext:value-type="date">
            <text:p>14</text:p>
          </table:table-cell>
          <table:table-cell table:style-name="ce285" table:formula="of:=[.BE5]+1" office:value-type="date" office:date-value="2020-07-15" calcext:value-type="date">
            <text:p>15</text:p>
          </table:table-cell>
          <table:table-cell table:style-name="ce285" table:formula="of:=[.BF5]+1" office:value-type="date" office:date-value="2020-07-16" calcext:value-type="date">
            <text:p>16</text:p>
          </table:table-cell>
          <table:table-cell table:style-name="ce285" table:formula="of:=[.BG5]+1" office:value-type="date" office:date-value="2020-07-17" calcext:value-type="date">
            <text:p>17</text:p>
          </table:table-cell>
          <table:table-cell table:style-name="ce285" table:formula="of:=[.BH5]+1" office:value-type="date" office:date-value="2020-07-18" calcext:value-type="date">
            <text:p>18</text:p>
          </table:table-cell>
          <table:table-cell table:style-name="ce288" table:formula="of:=[.BI5]+1" office:value-type="date" office:date-value="2020-07-19" calcext:value-type="date">
            <text:p>19</text:p>
          </table:table-cell>
          <table:table-cell table:style-name="ce280" table:formula="of:=[.BJ5]+1" office:value-type="date" office:date-value="2020-07-20" calcext:value-type="date">
            <text:p>20</text:p>
          </table:table-cell>
          <table:table-cell table:style-name="ce285" table:formula="of:=[.BK5]+1" office:value-type="date" office:date-value="2020-07-21" calcext:value-type="date">
            <text:p>21</text:p>
          </table:table-cell>
          <table:table-cell table:style-name="ce285" table:formula="of:=[.BL5]+1" office:value-type="date" office:date-value="2020-07-22" calcext:value-type="date">
            <text:p>22</text:p>
          </table:table-cell>
          <table:table-cell table:style-name="ce285" table:formula="of:=[.BM5]+1" office:value-type="date" office:date-value="2020-07-23" calcext:value-type="date">
            <text:p>23</text:p>
          </table:table-cell>
          <table:table-cell table:style-name="ce285" table:formula="of:=[.BN5]+1" office:value-type="date" office:date-value="2020-07-24" calcext:value-type="date">
            <text:p>24</text:p>
          </table:table-cell>
          <table:table-cell table:style-name="ce285" table:formula="of:=[.BO5]+1" office:value-type="date" office:date-value="2020-07-25" calcext:value-type="date">
            <text:p>25</text:p>
          </table:table-cell>
          <table:table-cell table:style-name="ce288" table:formula="of:=[.BP5]+1" office:value-type="date" office:date-value="2020-07-26" calcext:value-type="date">
            <text:p>26</text:p>
          </table:table-cell>
          <table:table-cell table:style-name="ce280" table:formula="of:=[.BQ5]+1" office:value-type="date" office:date-value="2020-07-27" calcext:value-type="date">
            <text:p>27</text:p>
          </table:table-cell>
          <table:table-cell table:style-name="ce285" table:formula="of:=[.BR5]+1" office:value-type="date" office:date-value="2020-07-28" calcext:value-type="date">
            <text:p>28</text:p>
          </table:table-cell>
          <table:table-cell table:style-name="ce285" table:formula="of:=[.BS5]+1" office:value-type="date" office:date-value="2020-07-29" calcext:value-type="date">
            <text:p>29</text:p>
          </table:table-cell>
          <table:table-cell table:style-name="ce285" table:formula="of:=[.BT5]+1" office:value-type="date" office:date-value="2020-07-30" calcext:value-type="date">
            <text:p>30</text:p>
          </table:table-cell>
          <table:table-cell table:style-name="ce285" table:formula="of:=[.BU5]+1" office:value-type="date" office:date-value="2020-07-31" calcext:value-type="date">
            <text:p>31</text:p>
          </table:table-cell>
          <table:table-cell table:style-name="ce285" table:formula="of:=[.BV5]+1" office:value-type="date" office:date-value="2020-08-01" calcext:value-type="date">
            <text:p>1</text:p>
          </table:table-cell>
          <table:table-cell table:style-name="ce288" table:formula="of:=[.BW5]+1" office:value-type="date" office:date-value="2020-08-02" calcext:value-type="date">
            <text:p>2</text:p>
          </table:table-cell>
          <table:table-cell table:style-name="ce280" table:formula="of:=[.BX5]+1" office:value-type="date" office:date-value="2020-08-03" calcext:value-type="date">
            <text:p>3</text:p>
          </table:table-cell>
          <table:table-cell table:style-name="ce285" table:formula="of:=[.BY5]+1" office:value-type="date" office:date-value="2020-08-04" calcext:value-type="date">
            <text:p>4</text:p>
          </table:table-cell>
          <table:table-cell table:style-name="ce285" table:formula="of:=[.BZ5]+1" office:value-type="date" office:date-value="2020-08-05" calcext:value-type="date">
            <text:p>5</text:p>
          </table:table-cell>
          <table:table-cell table:style-name="ce285" table:formula="of:=[.CA5]+1" office:value-type="date" office:date-value="2020-08-06" calcext:value-type="date">
            <text:p>6</text:p>
          </table:table-cell>
          <table:table-cell table:style-name="ce285" table:formula="of:=[.CB5]+1" office:value-type="date" office:date-value="2020-08-07" calcext:value-type="date">
            <text:p>7</text:p>
          </table:table-cell>
          <table:table-cell table:style-name="ce285" table:formula="of:=[.CC5]+1" office:value-type="date" office:date-value="2020-08-08" calcext:value-type="date">
            <text:p>8</text:p>
          </table:table-cell>
          <table:table-cell table:style-name="ce288" table:formula="of:=[.CD5]+1" office:value-type="date" office:date-value="2020-08-09" calcext:value-type="date">
            <text:p>9</text:p>
          </table:table-cell>
          <table:table-cell table:style-name="ce280" table:formula="of:=[.CE5]+1" office:value-type="date" office:date-value="2020-08-10" calcext:value-type="date">
            <text:p>10</text:p>
          </table:table-cell>
          <table:table-cell table:style-name="ce285" table:formula="of:=[.CF5]+1" office:value-type="date" office:date-value="2020-08-11" calcext:value-type="date">
            <text:p>11</text:p>
          </table:table-cell>
          <table:table-cell table:style-name="ce285" table:formula="of:=[.CG5]+1" office:value-type="date" office:date-value="2020-08-12" calcext:value-type="date">
            <text:p>12</text:p>
          </table:table-cell>
          <table:table-cell table:style-name="ce285" table:formula="of:=[.CH5]+1" office:value-type="date" office:date-value="2020-08-13" calcext:value-type="date">
            <text:p>13</text:p>
          </table:table-cell>
          <table:table-cell table:style-name="ce285" table:formula="of:=[.CI5]+1" office:value-type="date" office:date-value="2020-08-14" calcext:value-type="date">
            <text:p>14</text:p>
          </table:table-cell>
          <table:table-cell table:style-name="ce285" table:formula="of:=[.CJ5]+1" office:value-type="date" office:date-value="2020-08-15" calcext:value-type="date">
            <text:p>15</text:p>
          </table:table-cell>
          <table:table-cell table:style-name="ce288" table:formula="of:=[.CK5]+1" office:value-type="date" office:date-value="2020-08-16" calcext:value-type="date">
            <text:p>16</text:p>
          </table:table-cell>
          <table:table-cell table:style-name="ce280" table:formula="of:=[.CL5]+1" office:value-type="date" office:date-value="2020-08-17" calcext:value-type="date">
            <text:p>17</text:p>
          </table:table-cell>
          <table:table-cell table:style-name="ce285" table:formula="of:=[.CM5]+1" office:value-type="date" office:date-value="2020-08-18" calcext:value-type="date">
            <text:p>18</text:p>
          </table:table-cell>
          <table:table-cell table:style-name="ce285" table:formula="of:=[.CN5]+1" office:value-type="date" office:date-value="2020-08-19" calcext:value-type="date">
            <text:p>19</text:p>
          </table:table-cell>
          <table:table-cell table:style-name="ce285" table:formula="of:=[.CO5]+1" office:value-type="date" office:date-value="2020-08-20" calcext:value-type="date">
            <text:p>20</text:p>
          </table:table-cell>
          <table:table-cell table:style-name="ce285" table:formula="of:=[.CP5]+1" office:value-type="date" office:date-value="2020-08-21" calcext:value-type="date">
            <text:p>21</text:p>
          </table:table-cell>
          <table:table-cell table:style-name="ce285" table:formula="of:=[.CQ5]+1" office:value-type="date" office:date-value="2020-08-22" calcext:value-type="date">
            <text:p>22</text:p>
          </table:table-cell>
          <table:table-cell table:style-name="ce288" table:formula="of:=[.CR5]+1" office:value-type="date" office:date-value="2020-08-23" calcext:value-type="date">
            <text:p>23</text:p>
          </table:table-cell>
          <table:table-cell table:style-name="ce280" table:formula="of:=[.CS5]+1" office:value-type="date" office:date-value="2020-08-24" calcext:value-type="date">
            <text:p>24</text:p>
          </table:table-cell>
          <table:table-cell table:style-name="ce285" table:formula="of:=[.CT5]+1" office:value-type="date" office:date-value="2020-08-25" calcext:value-type="date">
            <text:p>25</text:p>
          </table:table-cell>
          <table:table-cell table:style-name="ce285" table:formula="of:=[.CU5]+1" office:value-type="date" office:date-value="2020-08-26" calcext:value-type="date">
            <text:p>26</text:p>
          </table:table-cell>
          <table:table-cell table:style-name="ce285" table:formula="of:=[.CV5]+1" office:value-type="date" office:date-value="2020-08-27" calcext:value-type="date">
            <text:p>27</text:p>
          </table:table-cell>
          <table:table-cell table:style-name="ce285" table:formula="of:=[.CW5]+1" office:value-type="date" office:date-value="2020-08-28" calcext:value-type="date">
            <text:p>28</text:p>
          </table:table-cell>
          <table:table-cell table:style-name="ce285" table:formula="of:=[.CX5]+1" office:value-type="date" office:date-value="2020-08-29" calcext:value-type="date">
            <text:p>29</text:p>
          </table:table-cell>
          <table:table-cell table:style-name="ce288" table:formula="of:=[.CY5]+1" office:value-type="date" office:date-value="2020-08-30" calcext:value-type="date">
            <text:p>30</text:p>
          </table:table-cell>
          <table:table-cell table:style-name="ce280" table:formula="of:=[.CZ5]+1" office:value-type="date" office:date-value="2020-08-31" calcext:value-type="date">
            <text:p>31</text:p>
          </table:table-cell>
          <table:table-cell table:style-name="ce285" table:formula="of:=[.DA5]+1" office:value-type="date" office:date-value="2020-09-01" calcext:value-type="date">
            <text:p>1</text:p>
          </table:table-cell>
          <table:table-cell table:style-name="ce285" table:formula="of:=[.DB5]+1" office:value-type="date" office:date-value="2020-09-02" calcext:value-type="date">
            <text:p>2</text:p>
          </table:table-cell>
          <table:table-cell table:style-name="ce285" table:formula="of:=[.DC5]+1" office:value-type="date" office:date-value="2020-09-03" calcext:value-type="date">
            <text:p>3</text:p>
          </table:table-cell>
          <table:table-cell table:style-name="ce285" table:formula="of:=[.DD5]+1" office:value-type="date" office:date-value="2020-09-04" calcext:value-type="date">
            <text:p>4</text:p>
          </table:table-cell>
          <table:table-cell table:style-name="ce285" table:formula="of:=[.DE5]+1" office:value-type="date" office:date-value="2020-09-05" calcext:value-type="date">
            <text:p>5</text:p>
          </table:table-cell>
          <table:table-cell table:style-name="ce366" table:formula="of:=[.DF5]+1" office:value-type="date" office:date-value="2020-09-06" calcext:value-type="date">
            <text:p>6</text:p>
          </table:table-cell>
        </table:table-row>
        <table:table-row table:style-name="ro19">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81" table:formula="of:=LEFT(TEXT([.G5];&quot;jjj&quot;);1)" office:value-type="string" office:string-value="l" calcext:value-type="string">
            <text:p>l</text:p>
          </table:table-cell>
          <table:table-cell table:style-name="ce281" table:formula="of:=LEFT(TEXT([.H5];&quot;jjj&quot;);1)" office:value-type="string" office:string-value="m" calcext:value-type="string">
            <text:p>m</text:p>
          </table:table-cell>
          <table:table-cell table:style-name="ce281" table:formula="of:=LEFT(TEXT([.I5];&quot;jjj&quot;);1)" office:value-type="string" office:string-value="m" calcext:value-type="string">
            <text:p>m</text:p>
          </table:table-cell>
          <table:table-cell table:style-name="ce281" table:formula="of:=LEFT(TEXT([.J5];&quot;jjj&quot;);1)" office:value-type="string" office:string-value="j" calcext:value-type="string">
            <text:p>j</text:p>
          </table:table-cell>
          <table:table-cell table:style-name="ce281" table:formula="of:=LEFT(TEXT([.K5];&quot;jjj&quot;);1)" office:value-type="string" office:string-value="v" calcext:value-type="string">
            <text:p>v</text:p>
          </table:table-cell>
          <table:table-cell table:style-name="ce281" table:formula="of:=LEFT(TEXT([.L5];&quot;jjj&quot;);1)" office:value-type="string" office:string-value="s" calcext:value-type="string">
            <text:p>s</text:p>
          </table:table-cell>
          <table:table-cell table:style-name="ce281" table:formula="of:=LEFT(TEXT([.M5];&quot;jjj&quot;);1)" office:value-type="string" office:string-value="d" calcext:value-type="string">
            <text:p>d</text:p>
          </table:table-cell>
          <table:table-cell table:style-name="ce281" table:formula="of:=LEFT(TEXT([.N5];&quot;jjj&quot;);1)" office:value-type="string" office:string-value="l" calcext:value-type="string">
            <text:p>l</text:p>
          </table:table-cell>
          <table:table-cell table:style-name="ce281" table:formula="of:=LEFT(TEXT([.O5];&quot;jjj&quot;);1)" office:value-type="string" office:string-value="m" calcext:value-type="string">
            <text:p>m</text:p>
          </table:table-cell>
          <table:table-cell table:style-name="ce281" table:formula="of:=LEFT(TEXT([.P5];&quot;jjj&quot;);1)" office:value-type="string" office:string-value="m" calcext:value-type="string">
            <text:p>m</text:p>
          </table:table-cell>
          <table:table-cell table:style-name="ce281" table:formula="of:=LEFT(TEXT([.Q5];&quot;jjj&quot;);1)" office:value-type="string" office:string-value="j" calcext:value-type="string">
            <text:p>j</text:p>
          </table:table-cell>
          <table:table-cell table:style-name="ce281" table:formula="of:=LEFT(TEXT([.R5];&quot;jjj&quot;);1)" office:value-type="string" office:string-value="v" calcext:value-type="string">
            <text:p>v</text:p>
          </table:table-cell>
          <table:table-cell table:style-name="ce281" table:formula="of:=LEFT(TEXT([.S5];&quot;jjj&quot;);1)" office:value-type="string" office:string-value="s" calcext:value-type="string">
            <text:p>s</text:p>
          </table:table-cell>
          <table:table-cell table:style-name="ce281" table:formula="of:=LEFT(TEXT([.T5];&quot;jjj&quot;);1)" office:value-type="string" office:string-value="d" calcext:value-type="string">
            <text:p>d</text:p>
          </table:table-cell>
          <table:table-cell table:style-name="ce281" table:formula="of:=LEFT(TEXT([.U5];&quot;jjj&quot;);1)" office:value-type="string" office:string-value="l" calcext:value-type="string">
            <text:p>l</text:p>
          </table:table-cell>
          <table:table-cell table:style-name="ce281" table:formula="of:=LEFT(TEXT([.V5];&quot;jjj&quot;);1)" office:value-type="string" office:string-value="m" calcext:value-type="string">
            <text:p>m</text:p>
          </table:table-cell>
          <table:table-cell table:style-name="ce281" table:formula="of:=LEFT(TEXT([.W5];&quot;jjj&quot;);1)" office:value-type="string" office:string-value="m" calcext:value-type="string">
            <text:p>m</text:p>
          </table:table-cell>
          <table:table-cell table:style-name="ce281" table:formula="of:=LEFT(TEXT([.X5];&quot;jjj&quot;);1)" office:value-type="string" office:string-value="j" calcext:value-type="string">
            <text:p>j</text:p>
          </table:table-cell>
          <table:table-cell table:style-name="ce281" table:formula="of:=LEFT(TEXT([.Y5];&quot;jjj&quot;);1)" office:value-type="string" office:string-value="v" calcext:value-type="string">
            <text:p>v</text:p>
          </table:table-cell>
          <table:table-cell table:style-name="ce281" table:formula="of:=LEFT(TEXT([.Z5];&quot;jjj&quot;);1)" office:value-type="string" office:string-value="s" calcext:value-type="string">
            <text:p>s</text:p>
          </table:table-cell>
          <table:table-cell table:style-name="ce281" table:formula="of:=LEFT(TEXT([.AA5];&quot;jjj&quot;);1)" office:value-type="string" office:string-value="d" calcext:value-type="string">
            <text:p>d</text:p>
          </table:table-cell>
          <table:table-cell table:style-name="ce281" table:formula="of:=LEFT(TEXT([.AB5];&quot;jjj&quot;);1)" office:value-type="string" office:string-value="l" calcext:value-type="string">
            <text:p>l</text:p>
          </table:table-cell>
          <table:table-cell table:style-name="ce281" table:formula="of:=LEFT(TEXT([.AC5];&quot;jjj&quot;);1)" office:value-type="string" office:string-value="m" calcext:value-type="string">
            <text:p>m</text:p>
          </table:table-cell>
          <table:table-cell table:style-name="ce281" table:formula="of:=LEFT(TEXT([.AD5];&quot;jjj&quot;);1)" office:value-type="string" office:string-value="m" calcext:value-type="string">
            <text:p>m</text:p>
          </table:table-cell>
          <table:table-cell table:style-name="ce281" table:formula="of:=LEFT(TEXT([.AE5];&quot;jjj&quot;);1)" office:value-type="string" office:string-value="j" calcext:value-type="string">
            <text:p>j</text:p>
          </table:table-cell>
          <table:table-cell table:style-name="ce281" table:formula="of:=LEFT(TEXT([.AF5];&quot;jjj&quot;);1)" office:value-type="string" office:string-value="v" calcext:value-type="string">
            <text:p>v</text:p>
          </table:table-cell>
          <table:table-cell table:style-name="ce281" table:formula="of:=LEFT(TEXT([.AG5];&quot;jjj&quot;);1)" office:value-type="string" office:string-value="s" calcext:value-type="string">
            <text:p>s</text:p>
          </table:table-cell>
          <table:table-cell table:style-name="ce281" table:formula="of:=LEFT(TEXT([.AH5];&quot;jjj&quot;);1)" office:value-type="string" office:string-value="d" calcext:value-type="string">
            <text:p>d</text:p>
          </table:table-cell>
          <table:table-cell table:style-name="ce281" table:formula="of:=LEFT(TEXT([.AI5];&quot;jjj&quot;);1)" office:value-type="string" office:string-value="l" calcext:value-type="string">
            <text:p>l</text:p>
          </table:table-cell>
          <table:table-cell table:style-name="ce281" table:formula="of:=LEFT(TEXT([.AJ5];&quot;jjj&quot;);1)" office:value-type="string" office:string-value="m" calcext:value-type="string">
            <text:p>m</text:p>
          </table:table-cell>
          <table:table-cell table:style-name="ce281" table:formula="of:=LEFT(TEXT([.AK5];&quot;jjj&quot;);1)" office:value-type="string" office:string-value="m" calcext:value-type="string">
            <text:p>m</text:p>
          </table:table-cell>
          <table:table-cell table:style-name="ce281" table:formula="of:=LEFT(TEXT([.AL5];&quot;jjj&quot;);1)" office:value-type="string" office:string-value="j" calcext:value-type="string">
            <text:p>j</text:p>
          </table:table-cell>
          <table:table-cell table:style-name="ce281" table:formula="of:=LEFT(TEXT([.AM5];&quot;jjj&quot;);1)" office:value-type="string" office:string-value="v" calcext:value-type="string">
            <text:p>v</text:p>
          </table:table-cell>
          <table:table-cell table:style-name="ce281" table:formula="of:=LEFT(TEXT([.AN5];&quot;jjj&quot;);1)" office:value-type="string" office:string-value="s" calcext:value-type="string">
            <text:p>s</text:p>
          </table:table-cell>
          <table:table-cell table:style-name="ce281" table:formula="of:=LEFT(TEXT([.AO5];&quot;jjj&quot;);1)" office:value-type="string" office:string-value="d" calcext:value-type="string">
            <text:p>d</text:p>
          </table:table-cell>
          <table:table-cell table:style-name="ce281" table:formula="of:=LEFT(TEXT([.AP5];&quot;jjj&quot;);1)" office:value-type="string" office:string-value="l" calcext:value-type="string">
            <text:p>l</text:p>
          </table:table-cell>
          <table:table-cell table:style-name="ce281" table:formula="of:=LEFT(TEXT([.AQ5];&quot;jjj&quot;);1)" office:value-type="string" office:string-value="m" calcext:value-type="string">
            <text:p>m</text:p>
          </table:table-cell>
          <table:table-cell table:style-name="ce281" table:formula="of:=LEFT(TEXT([.AR5];&quot;jjj&quot;);1)" office:value-type="string" office:string-value="m" calcext:value-type="string">
            <text:p>m</text:p>
          </table:table-cell>
          <table:table-cell table:style-name="ce281" table:formula="of:=LEFT(TEXT([.AS5];&quot;jjj&quot;);1)" office:value-type="string" office:string-value="j" calcext:value-type="string">
            <text:p>j</text:p>
          </table:table-cell>
          <table:table-cell table:style-name="ce281" table:formula="of:=LEFT(TEXT([.AT5];&quot;jjj&quot;);1)" office:value-type="string" office:string-value="v" calcext:value-type="string">
            <text:p>v</text:p>
          </table:table-cell>
          <table:table-cell table:style-name="ce281" table:formula="of:=LEFT(TEXT([.AU5];&quot;jjj&quot;);1)" office:value-type="string" office:string-value="s" calcext:value-type="string">
            <text:p>s</text:p>
          </table:table-cell>
          <table:table-cell table:style-name="ce281" table:formula="of:=LEFT(TEXT([.AV5];&quot;jjj&quot;);1)" office:value-type="string" office:string-value="d" calcext:value-type="string">
            <text:p>d</text:p>
          </table:table-cell>
          <table:table-cell table:style-name="ce281" table:formula="of:=LEFT(TEXT([.AW5];&quot;jjj&quot;);1)" office:value-type="string" office:string-value="l" calcext:value-type="string">
            <text:p>l</text:p>
          </table:table-cell>
          <table:table-cell table:style-name="ce281" table:formula="of:=LEFT(TEXT([.AX5];&quot;jjj&quot;);1)" office:value-type="string" office:string-value="m" calcext:value-type="string">
            <text:p>m</text:p>
          </table:table-cell>
          <table:table-cell table:style-name="ce281" table:formula="of:=LEFT(TEXT([.AY5];&quot;jjj&quot;);1)" office:value-type="string" office:string-value="m" calcext:value-type="string">
            <text:p>m</text:p>
          </table:table-cell>
          <table:table-cell table:style-name="ce281" table:formula="of:=LEFT(TEXT([.AZ5];&quot;jjj&quot;);1)" office:value-type="string" office:string-value="j" calcext:value-type="string">
            <text:p>j</text:p>
          </table:table-cell>
          <table:table-cell table:style-name="ce281" table:formula="of:=LEFT(TEXT([.BA5];&quot;jjj&quot;);1)" office:value-type="string" office:string-value="v" calcext:value-type="string">
            <text:p>v</text:p>
          </table:table-cell>
          <table:table-cell table:style-name="ce281" table:formula="of:=LEFT(TEXT([.BB5];&quot;jjj&quot;);1)" office:value-type="string" office:string-value="s" calcext:value-type="string">
            <text:p>s</text:p>
          </table:table-cell>
          <table:table-cell table:style-name="ce281" table:formula="of:=LEFT(TEXT([.BC5];&quot;jjj&quot;);1)" office:value-type="string" office:string-value="d" calcext:value-type="string">
            <text:p>d</text:p>
          </table:table-cell>
          <table:table-cell table:style-name="ce281" table:formula="of:=LEFT(TEXT([.BD5];&quot;jjj&quot;);1)" office:value-type="string" office:string-value="l" calcext:value-type="string">
            <text:p>l</text:p>
          </table:table-cell>
          <table:table-cell table:style-name="ce281" table:formula="of:=LEFT(TEXT([.BE5];&quot;jjj&quot;);1)" office:value-type="string" office:string-value="m" calcext:value-type="string">
            <text:p>m</text:p>
          </table:table-cell>
          <table:table-cell table:style-name="ce281" table:formula="of:=LEFT(TEXT([.BF5];&quot;jjj&quot;);1)" office:value-type="string" office:string-value="m" calcext:value-type="string">
            <text:p>m</text:p>
          </table:table-cell>
          <table:table-cell table:style-name="ce281" table:formula="of:=LEFT(TEXT([.BG5];&quot;jjj&quot;);1)" office:value-type="string" office:string-value="j" calcext:value-type="string">
            <text:p>j</text:p>
          </table:table-cell>
          <table:table-cell table:style-name="ce281" table:formula="of:=LEFT(TEXT([.BH5];&quot;jjj&quot;);1)" office:value-type="string" office:string-value="v" calcext:value-type="string">
            <text:p>v</text:p>
          </table:table-cell>
          <table:table-cell table:style-name="ce281" table:formula="of:=LEFT(TEXT([.BI5];&quot;jjj&quot;);1)" office:value-type="string" office:string-value="s" calcext:value-type="string">
            <text:p>s</text:p>
          </table:table-cell>
          <table:table-cell table:style-name="ce281" table:formula="of:=LEFT(TEXT([.BJ5];&quot;jjj&quot;);1)" office:value-type="string" office:string-value="d" calcext:value-type="string">
            <text:p>d</text:p>
          </table:table-cell>
          <table:table-cell table:style-name="ce281" table:formula="of:=LEFT(TEXT([.BK5];&quot;jjj&quot;);1)" office:value-type="string" office:string-value="l" calcext:value-type="string">
            <text:p>l</text:p>
          </table:table-cell>
          <table:table-cell table:style-name="ce281" table:formula="of:=LEFT(TEXT([.BL5];&quot;jjj&quot;);1)" office:value-type="string" office:string-value="m" calcext:value-type="string">
            <text:p>m</text:p>
          </table:table-cell>
          <table:table-cell table:style-name="ce281" table:formula="of:=LEFT(TEXT([.BM5];&quot;jjj&quot;);1)" office:value-type="string" office:string-value="m" calcext:value-type="string">
            <text:p>m</text:p>
          </table:table-cell>
          <table:table-cell table:style-name="ce281" table:formula="of:=LEFT(TEXT([.BN5];&quot;jjj&quot;);1)" office:value-type="string" office:string-value="j" calcext:value-type="string">
            <text:p>j</text:p>
          </table:table-cell>
          <table:table-cell table:style-name="ce281" table:formula="of:=LEFT(TEXT([.BO5];&quot;jjj&quot;);1)" office:value-type="string" office:string-value="v" calcext:value-type="string">
            <text:p>v</text:p>
          </table:table-cell>
          <table:table-cell table:style-name="ce281" table:formula="of:=LEFT(TEXT([.BP5];&quot;jjj&quot;);1)" office:value-type="string" office:string-value="s" calcext:value-type="string">
            <text:p>s</text:p>
          </table:table-cell>
          <table:table-cell table:style-name="ce281" table:formula="of:=LEFT(TEXT([.BQ5];&quot;jjj&quot;);1)" office:value-type="string" office:string-value="d" calcext:value-type="string">
            <text:p>d</text:p>
          </table:table-cell>
          <table:table-cell table:style-name="ce281" table:formula="of:=LEFT(TEXT([.BR5];&quot;jjj&quot;);1)" office:value-type="string" office:string-value="l" calcext:value-type="string">
            <text:p>l</text:p>
          </table:table-cell>
          <table:table-cell table:style-name="ce281" table:formula="of:=LEFT(TEXT([.BS5];&quot;jjj&quot;);1)" office:value-type="string" office:string-value="m" calcext:value-type="string">
            <text:p>m</text:p>
          </table:table-cell>
          <table:table-cell table:style-name="ce281" table:formula="of:=LEFT(TEXT([.BT5];&quot;jjj&quot;);1)" office:value-type="string" office:string-value="m" calcext:value-type="string">
            <text:p>m</text:p>
          </table:table-cell>
          <table:table-cell table:style-name="ce281" table:formula="of:=LEFT(TEXT([.BU5];&quot;jjj&quot;);1)" office:value-type="string" office:string-value="j" calcext:value-type="string">
            <text:p>j</text:p>
          </table:table-cell>
          <table:table-cell table:style-name="ce281" table:formula="of:=LEFT(TEXT([.BV5];&quot;jjj&quot;);1)" office:value-type="string" office:string-value="v" calcext:value-type="string">
            <text:p>v</text:p>
          </table:table-cell>
          <table:table-cell table:style-name="ce281" table:formula="of:=LEFT(TEXT([.BW5];&quot;jjj&quot;);1)" office:value-type="string" office:string-value="s" calcext:value-type="string">
            <text:p>s</text:p>
          </table:table-cell>
          <table:table-cell table:style-name="ce281" table:formula="of:=LEFT(TEXT([.BX5];&quot;jjj&quot;);1)" office:value-type="string" office:string-value="d" calcext:value-type="string">
            <text:p>d</text:p>
          </table:table-cell>
          <table:table-cell table:style-name="ce281" table:formula="of:=LEFT(TEXT([.BY5];&quot;jjj&quot;);1)" office:value-type="string" office:string-value="l" calcext:value-type="string">
            <text:p>l</text:p>
          </table:table-cell>
          <table:table-cell table:style-name="ce281" table:formula="of:=LEFT(TEXT([.BZ5];&quot;jjj&quot;);1)" office:value-type="string" office:string-value="m" calcext:value-type="string">
            <text:p>m</text:p>
          </table:table-cell>
          <table:table-cell table:style-name="ce281" table:formula="of:=LEFT(TEXT([.CA5];&quot;jjj&quot;);1)" office:value-type="string" office:string-value="m" calcext:value-type="string">
            <text:p>m</text:p>
          </table:table-cell>
          <table:table-cell table:style-name="ce281" table:formula="of:=LEFT(TEXT([.CB5];&quot;jjj&quot;);1)" office:value-type="string" office:string-value="j" calcext:value-type="string">
            <text:p>j</text:p>
          </table:table-cell>
          <table:table-cell table:style-name="ce281" table:formula="of:=LEFT(TEXT([.CC5];&quot;jjj&quot;);1)" office:value-type="string" office:string-value="v" calcext:value-type="string">
            <text:p>v</text:p>
          </table:table-cell>
          <table:table-cell table:style-name="ce281" table:formula="of:=LEFT(TEXT([.CD5];&quot;jjj&quot;);1)" office:value-type="string" office:string-value="s" calcext:value-type="string">
            <text:p>s</text:p>
          </table:table-cell>
          <table:table-cell table:style-name="ce281" table:formula="of:=LEFT(TEXT([.CE5];&quot;jjj&quot;);1)" office:value-type="string" office:string-value="d" calcext:value-type="string">
            <text:p>d</text:p>
          </table:table-cell>
          <table:table-cell table:style-name="ce281" table:formula="of:=LEFT(TEXT([.CF5];&quot;jjj&quot;);1)" office:value-type="string" office:string-value="l" calcext:value-type="string">
            <text:p>l</text:p>
          </table:table-cell>
          <table:table-cell table:style-name="ce281" table:formula="of:=LEFT(TEXT([.CG5];&quot;jjj&quot;);1)" office:value-type="string" office:string-value="m" calcext:value-type="string">
            <text:p>m</text:p>
          </table:table-cell>
          <table:table-cell table:style-name="ce281" table:formula="of:=LEFT(TEXT([.CH5];&quot;jjj&quot;);1)" office:value-type="string" office:string-value="m" calcext:value-type="string">
            <text:p>m</text:p>
          </table:table-cell>
          <table:table-cell table:style-name="ce281" table:formula="of:=LEFT(TEXT([.CI5];&quot;jjj&quot;);1)" office:value-type="string" office:string-value="j" calcext:value-type="string">
            <text:p>j</text:p>
          </table:table-cell>
          <table:table-cell table:style-name="ce281" table:formula="of:=LEFT(TEXT([.CJ5];&quot;jjj&quot;);1)" office:value-type="string" office:string-value="v" calcext:value-type="string">
            <text:p>v</text:p>
          </table:table-cell>
          <table:table-cell table:style-name="ce281" table:formula="of:=LEFT(TEXT([.CK5];&quot;jjj&quot;);1)" office:value-type="string" office:string-value="s" calcext:value-type="string">
            <text:p>s</text:p>
          </table:table-cell>
          <table:table-cell table:style-name="ce281" table:formula="of:=LEFT(TEXT([.CL5];&quot;jjj&quot;);1)" office:value-type="string" office:string-value="d" calcext:value-type="string">
            <text:p>d</text:p>
          </table:table-cell>
          <table:table-cell table:style-name="ce281" table:formula="of:=LEFT(TEXT([.CM5];&quot;jjj&quot;);1)" office:value-type="string" office:string-value="l" calcext:value-type="string">
            <text:p>l</text:p>
          </table:table-cell>
          <table:table-cell table:style-name="ce281" table:formula="of:=LEFT(TEXT([.CN5];&quot;jjj&quot;);1)" office:value-type="string" office:string-value="m" calcext:value-type="string">
            <text:p>m</text:p>
          </table:table-cell>
          <table:table-cell table:style-name="ce281" table:formula="of:=LEFT(TEXT([.CO5];&quot;jjj&quot;);1)" office:value-type="string" office:string-value="m" calcext:value-type="string">
            <text:p>m</text:p>
          </table:table-cell>
          <table:table-cell table:style-name="ce281" table:formula="of:=LEFT(TEXT([.CP5];&quot;jjj&quot;);1)" office:value-type="string" office:string-value="j" calcext:value-type="string">
            <text:p>j</text:p>
          </table:table-cell>
          <table:table-cell table:style-name="ce281" table:formula="of:=LEFT(TEXT([.CQ5];&quot;jjj&quot;);1)" office:value-type="string" office:string-value="v" calcext:value-type="string">
            <text:p>v</text:p>
          </table:table-cell>
          <table:table-cell table:style-name="ce281" table:formula="of:=LEFT(TEXT([.CR5];&quot;jjj&quot;);1)" office:value-type="string" office:string-value="s" calcext:value-type="string">
            <text:p>s</text:p>
          </table:table-cell>
          <table:table-cell table:style-name="ce281" table:formula="of:=LEFT(TEXT([.CS5];&quot;jjj&quot;);1)" office:value-type="string" office:string-value="d" calcext:value-type="string">
            <text:p>d</text:p>
          </table:table-cell>
          <table:table-cell table:style-name="ce281" table:formula="of:=LEFT(TEXT([.CT5];&quot;jjj&quot;);1)" office:value-type="string" office:string-value="l" calcext:value-type="string">
            <text:p>l</text:p>
          </table:table-cell>
          <table:table-cell table:style-name="ce281" table:formula="of:=LEFT(TEXT([.CU5];&quot;jjj&quot;);1)" office:value-type="string" office:string-value="m" calcext:value-type="string">
            <text:p>m</text:p>
          </table:table-cell>
          <table:table-cell table:style-name="ce281" table:formula="of:=LEFT(TEXT([.CV5];&quot;jjj&quot;);1)" office:value-type="string" office:string-value="m" calcext:value-type="string">
            <text:p>m</text:p>
          </table:table-cell>
          <table:table-cell table:style-name="ce281" table:formula="of:=LEFT(TEXT([.CW5];&quot;jjj&quot;);1)" office:value-type="string" office:string-value="j" calcext:value-type="string">
            <text:p>j</text:p>
          </table:table-cell>
          <table:table-cell table:style-name="ce281" table:formula="of:=LEFT(TEXT([.CX5];&quot;jjj&quot;);1)" office:value-type="string" office:string-value="v" calcext:value-type="string">
            <text:p>v</text:p>
          </table:table-cell>
          <table:table-cell table:style-name="ce281" table:formula="of:=LEFT(TEXT([.CY5];&quot;jjj&quot;);1)" office:value-type="string" office:string-value="s" calcext:value-type="string">
            <text:p>s</text:p>
          </table:table-cell>
          <table:table-cell table:style-name="ce281" table:formula="of:=LEFT(TEXT([.CZ5];&quot;jjj&quot;);1)" office:value-type="string" office:string-value="d" calcext:value-type="string">
            <text:p>d</text:p>
          </table:table-cell>
          <table:table-cell table:style-name="ce281" table:formula="of:=LEFT(TEXT([.DA5];&quot;jjj&quot;);1)" office:value-type="string" office:string-value="l" calcext:value-type="string">
            <text:p>l</text:p>
          </table:table-cell>
          <table:table-cell table:style-name="ce281" table:formula="of:=LEFT(TEXT([.DB5];&quot;jjj&quot;);1)" office:value-type="string" office:string-value="m" calcext:value-type="string">
            <text:p>m</text:p>
          </table:table-cell>
          <table:table-cell table:style-name="ce281" table:formula="of:=LEFT(TEXT([.DC5];&quot;jjj&quot;);1)" office:value-type="string" office:string-value="m" calcext:value-type="string">
            <text:p>m</text:p>
          </table:table-cell>
          <table:table-cell table:style-name="ce281" table:formula="of:=LEFT(TEXT([.DD5];&quot;jjj&quot;);1)" office:value-type="string" office:string-value="j" calcext:value-type="string">
            <text:p>j</text:p>
          </table:table-cell>
          <table:table-cell table:style-name="ce281" table:formula="of:=LEFT(TEXT([.DE5];&quot;jjj&quot;);1)" office:value-type="string" office:string-value="v" calcext:value-type="string">
            <text:p>v</text:p>
          </table:table-cell>
          <table:table-cell table:style-name="ce281" table:formula="of:=LEFT(TEXT([.DF5];&quot;jjj&quot;);1)" office:value-type="string" office:string-value="s" calcext:value-type="string">
            <text:p>s</text:p>
          </table:table-cell>
          <table:table-cell table:style-name="ce367" table:formula="of:=LEFT(TEXT([.DG5];&quot;jjj&quot;);1)" office:value-type="string" office:string-value="d" calcext:value-type="string">
            <text:p>d</text:p>
          </table:table-cell>
        </table:table-row>
        <table:table-row table:style-name="ro20">
          <table:table-cell table:style-name="ce2"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270"/>
          <table:table-cell table:style-name="ce48"/>
          <table:table-cell/>
          <table:table-cell table:style-name="ce282" table:number-columns-repeated="104"/>
          <table:table-cell table:style-name="ce368"/>
        </table:table-row>
        <table:table-row table:style-name="ro2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Dashboard – Front-end</text:p>
          </table:table-cell>
          <table:table-cell table:style-name="ce22"/>
          <table:table-cell table:style-name="ce271" office:value-type="percentage" office:value="0.9" calcext:value-type="percentage">
            <text:p>90 %</text:p>
          </table:table-cell>
          <table:table-cell table:style-name="ce51" office:value-type="date" office:date-value="2020-05-25" calcext:value-type="date">
            <text:p>25/5/20</text:p>
          </table:table-cell>
          <table:table-cell table:style-name="ce63" office:value-type="date" office:date-value="2020-08-07" calcext:value-type="date">
            <text:p>7/8/20</text:p>
          </table:table-cell>
          <table:table-cell table:style-name="ce283"/>
          <table:table-cell table:style-name="ce286" table:number-columns-repeated="4"/>
          <table:table-cell table:style-name="ce287" table:number-columns-repeated="2"/>
          <table:table-cell table:style-name="ce289"/>
          <table:table-cell table:style-name="ce290"/>
          <table:table-cell table:style-name="ce291" table:number-columns-repeated="3"/>
          <table:table-cell table:style-name="ce292" table:number-columns-repeated="2"/>
          <table:table-cell table:style-name="ce293"/>
          <table:table-cell table:style-name="ce294" table:number-columns-repeated="2"/>
          <table:table-cell table:style-name="ce295"/>
          <table:table-cell table:style-name="ce296"/>
          <table:table-cell table:style-name="ce297" table:number-columns-repeated="2"/>
          <table:table-cell table:style-name="ce298"/>
          <table:table-cell table:style-name="ce299"/>
          <table:table-cell table:style-name="ce300"/>
          <table:table-cell table:style-name="ce302"/>
          <table:table-cell table:style-name="ce304"/>
          <table:table-cell table:style-name="ce308" table:number-columns-repeated="2"/>
          <table:table-cell table:style-name="ce309"/>
          <table:table-cell table:style-name="ce312"/>
          <table:table-cell table:style-name="ce282" table:number-columns-repeated="3"/>
          <table:table-cell table:style-name="ce320" table:number-columns-repeated="2"/>
          <table:table-cell table:style-name="ce282" table:number-columns-repeated="5"/>
          <table:table-cell table:style-name="ce326" table:number-columns-repeated="2"/>
          <table:table-cell table:style-name="ce282" table:number-columns-repeated="5"/>
          <table:table-cell table:style-name="ce332" table:number-columns-repeated="2"/>
          <table:table-cell table:style-name="ce282" table:number-columns-repeated="5"/>
          <table:table-cell table:style-name="ce338" table:number-columns-repeated="2"/>
          <table:table-cell table:style-name="ce282" table:number-columns-repeated="5"/>
          <table:table-cell table:style-name="ce344" table:number-columns-repeated="2"/>
          <table:table-cell table:style-name="ce282" table:number-columns-repeated="5"/>
          <table:table-cell table:style-name="ce350" table:number-columns-repeated="2"/>
          <table:table-cell table:style-name="ce351"/>
          <table:table-cell table:style-name="ce353"/>
          <table:table-cell table:style-name="ce355"/>
          <table:table-cell table:style-name="ce357"/>
          <table:table-cell table:style-name="ce359"/>
          <table:table-cell table:style-name="ce361" table:number-columns-repeated="2"/>
          <table:table-cell table:style-name="ce282" table:number-columns-repeated="5"/>
          <table:table-cell table:style-name="ce362" table:number-columns-repeated="2"/>
          <table:table-cell table:style-name="ce282" table:number-columns-repeated="5"/>
          <table:table-cell table:style-name="ce363" table:number-columns-repeated="2"/>
          <table:table-cell table:style-name="ce282" table:number-columns-repeated="5"/>
          <table:table-cell table:style-name="ce364" table:number-columns-repeated="2"/>
          <table:table-cell table:style-name="ce282" table:number-columns-repeated="5"/>
          <table:table-cell table:style-name="ce365" table:number-columns-repeated="2"/>
        </table:table-row>
        <table:table-row table:style-name="ro2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Dashboard – Back-end</text:p>
          </table:table-cell>
          <table:table-cell table:style-name="ce24"/>
          <table:table-cell table:style-name="ce272" office:value-type="percentage" office:value="0" calcext:value-type="percentage">
            <text:p>0 %</text:p>
          </table:table-cell>
          <table:table-cell table:style-name="ce53" office:value-type="date" office:date-value="2020-07-01" calcext:value-type="date">
            <text:p>1/7/20</text:p>
          </table:table-cell>
          <table:table-cell table:style-name="ce64" office:value-type="date" office:date-value="2020-07-17" calcext:value-type="date">
            <text:p>17/7/20</text:p>
          </table:table-cell>
          <table:table-cell table:number-columns-repeated="2"/>
          <table:table-cell table:style-name="ce282" table:number-columns-repeated="3"/>
          <table:table-cell table:style-name="ce287" table:number-columns-repeated="2"/>
          <table:table-cell table:style-name="ce289"/>
          <table:table-cell table:style-name="ce282" table:number-columns-repeated="4"/>
          <table:table-cell table:style-name="ce292" table:number-columns-repeated="2"/>
          <table:table-cell table:style-name="ce282" table:number-columns-repeated="3"/>
          <table:table-cell table:style-name="ce295"/>
          <table:table-cell table:style-name="ce282"/>
          <table:table-cell table:style-name="ce297" table:number-columns-repeated="2"/>
          <table:table-cell table:style-name="ce282" table:number-columns-repeated="5"/>
          <table:table-cell table:style-name="ce308" table:number-columns-repeated="2"/>
          <table:table-cell table:style-name="ce282" table:number-columns-repeated="5"/>
          <table:table-cell table:style-name="ce320" table:number-columns-repeated="2"/>
          <table:table-cell table:style-name="ce282" table:number-columns-repeated="2"/>
          <table:table-cell table:style-name="ce323"/>
          <table:table-cell table:style-name="ce324"/>
          <table:table-cell table:style-name="ce325"/>
          <table:table-cell table:style-name="ce326" table:number-columns-repeated="2"/>
          <table:table-cell table:style-name="ce327"/>
          <table:table-cell table:style-name="ce328"/>
          <table:table-cell table:style-name="ce329"/>
          <table:table-cell table:style-name="ce330"/>
          <table:table-cell table:style-name="ce331"/>
          <table:table-cell table:style-name="ce332" table:number-columns-repeated="2"/>
          <table:table-cell table:style-name="ce333"/>
          <table:table-cell table:style-name="ce334"/>
          <table:table-cell table:style-name="ce335"/>
          <table:table-cell table:style-name="ce336"/>
          <table:table-cell table:style-name="ce337"/>
          <table:table-cell table:style-name="ce338" table:number-columns-repeated="2"/>
          <table:table-cell table:style-name="ce282" table:number-columns-repeated="5"/>
          <table:table-cell table:style-name="ce344" table:number-columns-repeated="2"/>
          <table:table-cell table:style-name="ce282" table:number-columns-repeated="5"/>
          <table:table-cell table:style-name="ce350" table:number-columns-repeated="2"/>
          <table:table-cell table:style-name="ce282" table:number-columns-repeated="5"/>
          <table:table-cell table:style-name="ce361" table:number-columns-repeated="2"/>
          <table:table-cell table:style-name="ce282" table:number-columns-repeated="5"/>
          <table:table-cell table:style-name="ce362" table:number-columns-repeated="2"/>
          <table:table-cell table:style-name="ce282" table:number-columns-repeated="5"/>
          <table:table-cell table:style-name="ce363" table:number-columns-repeated="2"/>
          <table:table-cell table:style-name="ce282" table:number-columns-repeated="5"/>
          <table:table-cell table:style-name="ce364" table:number-columns-repeated="2"/>
          <table:table-cell table:style-name="ce282" table:number-columns-repeated="5"/>
          <table:table-cell table:style-name="ce365" table:number-columns-repeated="2"/>
        </table:table-row>
        <table:table-row table:style-name="ro21">
          <table:table-cell table:style-name="ce2" office:value-type="string" calcext:value-type="string">
            <text:p>Exemple de bloc de titre de phase</text:p>
          </table:table-cell>
          <table:table-cell table:style-name="ce12" office:value-type="string" calcext:value-type="string">
            <text:p>Cahier des charges</text:p>
          </table:table-cell>
          <table:table-cell table:style-name="ce26"/>
          <table:table-cell table:style-name="ce273" office:value-type="percentage" office:value="1" calcext:value-type="percentage">
            <text:p>100 %</text:p>
          </table:table-cell>
          <table:table-cell table:style-name="ce55" office:value-type="date" office:date-value="2020-06-17" calcext:value-type="date">
            <text:p>17/6/20</text:p>
          </table:table-cell>
          <table:table-cell table:style-name="ce65" office:value-type="date" office:date-value="2020-06-19" calcext:value-type="date">
            <text:p>19/6/20</text:p>
          </table:table-cell>
          <table:table-cell table:style-name="ce282" table:number-columns-repeated="2"/>
          <table:table-cell table:number-columns-repeated="2"/>
          <table:table-cell table:style-name="ce282"/>
          <table:table-cell table:style-name="ce287" table:number-columns-repeated="2"/>
          <table:table-cell table:style-name="ce289"/>
          <table:table-cell table:style-name="ce282" table:number-columns-repeated="4"/>
          <table:table-cell table:style-name="ce292" table:number-columns-repeated="2"/>
          <table:table-cell table:style-name="ce282" table:number-columns-repeated="3"/>
          <table:table-cell table:style-name="ce295"/>
          <table:table-cell table:style-name="ce282"/>
          <table:table-cell table:style-name="ce297" table:number-columns-repeated="2"/>
          <table:table-cell table:style-name="ce282" table:number-columns-repeated="2"/>
          <table:table-cell table:style-name="ce301"/>
          <table:table-cell table:style-name="ce303"/>
          <table:table-cell table:style-name="ce305"/>
          <table:table-cell table:style-name="ce308" table:number-columns-repeated="2"/>
          <table:table-cell table:style-name="ce282" table:number-columns-repeated="5"/>
          <table:table-cell table:style-name="ce320" table:number-columns-repeated="2"/>
          <table:table-cell table:style-name="ce282" table:number-columns-repeated="5"/>
          <table:table-cell table:style-name="ce326" table:number-columns-repeated="2"/>
          <table:table-cell table:style-name="ce282" table:number-columns-repeated="5"/>
          <table:table-cell table:style-name="ce332" table:number-columns-repeated="2"/>
          <table:table-cell table:style-name="ce282" table:number-columns-repeated="5"/>
          <table:table-cell table:style-name="ce338" table:number-columns-repeated="2"/>
          <table:table-cell table:style-name="ce282" table:number-columns-repeated="5"/>
          <table:table-cell table:style-name="ce344" table:number-columns-repeated="2"/>
          <table:table-cell table:style-name="ce282" table:number-columns-repeated="5"/>
          <table:table-cell table:style-name="ce350" table:number-columns-repeated="2"/>
          <table:table-cell table:style-name="ce282" table:number-columns-repeated="5"/>
          <table:table-cell table:style-name="ce361" table:number-columns-repeated="2"/>
          <table:table-cell table:style-name="ce282" table:number-columns-repeated="5"/>
          <table:table-cell table:style-name="ce362" table:number-columns-repeated="2"/>
          <table:table-cell table:style-name="ce282" table:number-columns-repeated="5"/>
          <table:table-cell table:style-name="ce363" table:number-columns-repeated="2"/>
          <table:table-cell table:style-name="ce282" table:number-columns-repeated="5"/>
          <table:table-cell table:style-name="ce364" table:number-columns-repeated="2"/>
          <table:table-cell table:style-name="ce282" table:number-columns-repeated="5"/>
          <table:table-cell table:style-name="ce365" table:number-columns-repeated="2"/>
        </table:table-row>
        <table:table-row table:style-name="ro21">
          <table:table-cell table:style-name="ce2" office:value-type="string" calcext:value-type="string">
            <text:p>Exemple de bloc de titre de phase</text:p>
          </table:table-cell>
          <table:table-cell table:style-name="ce14" office:value-type="string" calcext:value-type="string">
            <text:p>Banc de test</text:p>
          </table:table-cell>
          <table:table-cell table:style-name="ce28"/>
          <table:table-cell table:style-name="ce274" office:value-type="percentage" office:value="0" calcext:value-type="percentage">
            <text:p>0 %</text:p>
          </table:table-cell>
          <table:table-cell table:style-name="ce57" office:value-type="date" office:date-value="2020-06-26" calcext:value-type="date">
            <text:p>26/6/20</text:p>
          </table:table-cell>
          <table:table-cell table:style-name="ce66" office:value-type="date" office:date-value="2020-08-07" calcext:value-type="date">
            <text:p>7/8/20</text:p>
          </table:table-cell>
          <table:table-cell table:style-name="ce282" table:number-columns-repeated="4"/>
          <table:table-cell/>
          <table:table-cell table:style-name="ce287" table:number-columns-repeated="2"/>
          <table:table-cell table:style-name="ce289"/>
          <table:table-cell table:style-name="ce282" table:number-columns-repeated="4"/>
          <table:table-cell table:style-name="ce292" table:number-columns-repeated="2"/>
          <table:table-cell table:style-name="ce282" table:number-columns-repeated="3"/>
          <table:table-cell table:style-name="ce295"/>
          <table:table-cell table:style-name="ce282"/>
          <table:table-cell table:style-name="ce297" table:number-columns-repeated="2"/>
          <table:table-cell table:style-name="ce282" table:number-columns-repeated="4"/>
          <table:table-cell table:style-name="ce306"/>
          <table:table-cell table:style-name="ce308" table:number-columns-repeated="2"/>
          <table:table-cell table:style-name="ce310"/>
          <table:table-cell table:style-name="ce313"/>
          <table:table-cell table:style-name="ce315"/>
          <table:table-cell table:style-name="ce317"/>
          <table:table-cell table:style-name="ce319"/>
          <table:table-cell table:style-name="ce320" table:number-columns-repeated="2"/>
          <table:table-cell table:style-name="ce321"/>
          <table:table-cell table:style-name="ce322"/>
          <table:table-cell table:style-name="ce282" table:number-columns-repeated="3"/>
          <table:table-cell table:style-name="ce326" table:number-columns-repeated="2"/>
          <table:table-cell table:style-name="ce282" table:number-columns-repeated="5"/>
          <table:table-cell table:style-name="ce332" table:number-columns-repeated="2"/>
          <table:table-cell table:style-name="ce282" table:number-columns-repeated="2"/>
          <table:table-cell table:number-columns-repeated="3"/>
          <table:table-cell table:style-name="ce338" table:number-columns-repeated="2"/>
          <table:table-cell table:style-name="ce339"/>
          <table:table-cell table:style-name="ce340"/>
          <table:table-cell table:style-name="ce341"/>
          <table:table-cell table:style-name="ce342"/>
          <table:table-cell table:style-name="ce343"/>
          <table:table-cell table:style-name="ce344" table:number-columns-repeated="2"/>
          <table:table-cell table:style-name="ce345"/>
          <table:table-cell table:style-name="ce346"/>
          <table:table-cell table:style-name="ce347"/>
          <table:table-cell table:style-name="ce348"/>
          <table:table-cell table:style-name="ce349"/>
          <table:table-cell table:style-name="ce350" table:number-columns-repeated="2"/>
          <table:table-cell table:style-name="ce352"/>
          <table:table-cell table:style-name="ce354"/>
          <table:table-cell table:style-name="ce356"/>
          <table:table-cell table:style-name="ce358"/>
          <table:table-cell table:style-name="ce360"/>
          <table:table-cell table:style-name="ce361" table:number-columns-repeated="2"/>
          <table:table-cell table:style-name="ce282" table:number-columns-repeated="5"/>
          <table:table-cell table:style-name="ce362" table:number-columns-repeated="2"/>
          <table:table-cell table:style-name="ce282" table:number-columns-repeated="5"/>
          <table:table-cell table:style-name="ce363" table:number-columns-repeated="2"/>
          <table:table-cell table:style-name="ce282" table:number-columns-repeated="5"/>
          <table:table-cell table:style-name="ce364" table:number-columns-repeated="2"/>
          <table:table-cell table:style-name="ce282" table:number-columns-repeated="5"/>
          <table:table-cell table:style-name="ce365" table:number-columns-repeated="2"/>
        </table:table-row>
        <table:table-row table:style-name="ro21">
          <table:table-cell table:style-name="ce2"/>
          <table:table-cell table:style-name="ce268" office:value-type="string" calcext:value-type="string">
            <text:p>Présentation + rapport</text:p>
          </table:table-cell>
          <table:table-cell table:style-name="ce269"/>
          <table:table-cell table:style-name="ce275" office:value-type="percentage" office:value="1" calcext:value-type="percentage">
            <text:p>100 %</text:p>
          </table:table-cell>
          <table:table-cell table:style-name="ce278" office:value-type="date" office:date-value="2020-06-19" calcext:value-type="date">
            <text:p>19/6/20</text:p>
          </table:table-cell>
          <table:table-cell table:style-name="ce279" office:value-type="date" office:date-value="2020-06-25" calcext:value-type="date">
            <text:p>25/6/20</text:p>
          </table:table-cell>
          <table:table-cell table:style-name="ce282" table:number-columns-repeated="4"/>
          <table:table-cell/>
          <table:table-cell table:style-name="ce287" table:number-columns-repeated="2"/>
          <table:table-cell table:style-name="ce289"/>
          <table:table-cell table:style-name="ce282" table:number-columns-repeated="4"/>
          <table:table-cell table:style-name="ce292" table:number-columns-repeated="2"/>
          <table:table-cell table:style-name="ce282" table:number-columns-repeated="3"/>
          <table:table-cell table:style-name="ce295"/>
          <table:table-cell/>
          <table:table-cell table:style-name="ce297" table:number-columns-repeated="2"/>
          <table:table-cell table:style-name="ce282" table:number-columns-repeated="4"/>
          <table:table-cell table:style-name="ce307"/>
          <table:table-cell table:style-name="ce308" table:number-columns-repeated="2"/>
          <table:table-cell table:style-name="ce311"/>
          <table:table-cell table:style-name="ce314"/>
          <table:table-cell table:style-name="ce316"/>
          <table:table-cell table:style-name="ce318"/>
          <table:table-cell table:style-name="ce282"/>
          <table:table-cell table:style-name="ce320" table:number-columns-repeated="2"/>
          <table:table-cell table:style-name="ce282" table:number-columns-repeated="5"/>
          <table:table-cell table:style-name="ce326" table:number-columns-repeated="2"/>
          <table:table-cell table:style-name="ce282" table:number-columns-repeated="5"/>
          <table:table-cell table:style-name="ce332" table:number-columns-repeated="2"/>
          <table:table-cell table:style-name="ce282" table:number-columns-repeated="5"/>
          <table:table-cell table:style-name="ce338" table:number-columns-repeated="2"/>
          <table:table-cell table:style-name="ce282" table:number-columns-repeated="5"/>
          <table:table-cell table:style-name="ce344" table:number-columns-repeated="2"/>
          <table:table-cell table:style-name="ce282" table:number-columns-repeated="5"/>
          <table:table-cell table:style-name="ce350" table:number-columns-repeated="2"/>
          <table:table-cell table:style-name="ce282" table:number-columns-repeated="5"/>
          <table:table-cell table:style-name="ce361" table:number-columns-repeated="2"/>
          <table:table-cell table:style-name="ce282" table:number-columns-repeated="5"/>
          <table:table-cell table:style-name="ce362" table:number-columns-repeated="2"/>
          <table:table-cell table:style-name="ce282" table:number-columns-repeated="5"/>
          <table:table-cell table:style-name="ce363" table:number-columns-repeated="2"/>
          <table:table-cell table:style-name="ce282" table:number-columns-repeated="5"/>
          <table:table-cell table:style-name="ce364" table:number-columns-repeated="2"/>
          <table:table-cell table:style-name="ce282" table:number-columns-repeated="5"/>
          <table:table-cell table:style-name="ce365" table:number-columns-repeated="2"/>
        </table:table-row>
        <table:table-row table:style-name="ro20">
          <table:table-cell table:style-name="ce2" office:value-type="string" calcext:value-type="string">
            <text:p>Ceci est une ligne vide.</text:p>
          </table:table-cell>
          <table:table-cell table:style-name="ce16"/>
          <table:table-cell table:style-name="ce30"/>
          <table:table-cell table:style-name="ce276"/>
          <table:table-cell table:style-name="ce59" table:number-columns-repeated="2"/>
          <table:table-cell table:style-name="ce282" table:number-columns-repeated="8"/>
          <table:table-cell table:number-columns-repeated="4"/>
          <table:table-cell table:style-name="ce282" table:number-columns-repeated="92"/>
          <table:table-cell table:style-name="ce368"/>
        </table:table-row>
        <table:table-row table:style-name="ro22">
          <table:table-cell table:style-name="ce1" office:value-type="string" calcext:value-type="string">
            <text:p>Cette ligne marque la fin du planning projet. N’ENTREZ rien dans cette ligne. </text:p>
            <text:p>Insérez de nouvelles lignes au-dessus de celle-ci pour continuer d’élaborer votre planning projet.</text:p>
          </table:table-cell>
          <table:table-cell table:style-name="ce17" office:value-type="string" calcext:value-type="string">
            <text:p>Insérez les nouvelle lignes au-dessus de celle-ci.</text:p>
          </table:table-cell>
          <table:table-cell table:style-name="ce31"/>
          <table:table-cell table:style-name="ce277"/>
          <table:table-cell table:style-name="ce60" table:number-columns-repeated="2"/>
          <table:table-cell table:style-name="ce284" table:number-columns-repeated="14"/>
          <table:table-cell table:number-columns-repeated="3"/>
          <table:table-cell table:style-name="ce284" table:number-columns-repeated="87"/>
          <table:table-cell table:style-name="ce369"/>
        </table:table-row>
        <table:table-row table:style-name="ro20" table:number-rows-repeated="1048532">
          <table:table-cell table:number-columns-repeated="111"/>
        </table:table-row>
        <table:table-row table:style-name="ro20">
          <table:table-cell table:number-columns-repeated="111"/>
        </table:table-row>
        <table:named-expressions>
          <table:named-range table:name="début_tâche" table:base-cell-address="$Feuille3.$A$1" table:cell-range-address="$Feuille3.$E1"/>
          <table:named-range table:name="fin_tâche" table:base-cell-address="$Feuille3.$A$1" table:cell-range-address="$Feuille3.$F1"/>
        </table:named-expressions>
        <calcext:conditional-formats>
          <calcext:conditional-format calcext:target-range-address="Feuille3.D7:Feuille3.D1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Feuille3.G5:Feuille3.DF7 Feuille3.S13:Feuille3.DF13 Feuille3.AB12:Feuille3.AE12 Feuille3.CF8:Feuille3.CJ12 Feuille3.CM8:Feuille3.CQ12 Feuille3.L11:Feuille3.M12 Feuille3.CT8:Feuille3.CX12 Feuille3.K10:Feuille3.M10 Feuille3.H8:Feuille3.M8 Feuille3.U9:Feuille3.W12 Feuille3.O9:Feuille3.R12 Feuille3.DA8:Feuille3.DE12 Feuille3.Y9:Feuille3.Y11 Feuille3.AB9:Feuille3.AF9 Feuille3.AM12:Feuille3.AM12 Feuille3.AP8:Feuille3.AT8 Feuille3.BA10:Feuille3.BA12 Feuille3.BH12:Feuille3.BH12 Feuille3.BO12:Feuille3.BO12 Feuille3.BV12:Feuille3.BV12 Feuille3.CC12:Feuille3.CC12 Feuille3.I9:Feuille3.M9 Feuille3.G10:Feuille3.H10 Feuille3.G11:Feuille3.J12 Feuille3.AE8:Feuille3.AF8 Feuille3.AB10:Feuille3.AC10 Feuille3.G14:Feuille3.T14 Feuille3.X14:Feuille3.DF14 Feuille3.G13:Feuille3.N13 Feuille3.AR10:Feuille3.AT12 Feuille3.AP9:Feuille3.AQ10 Feuille3.AW8:Feuille3.BA8 Feuille3.AW10:Feuille3.AZ12 Feuille3.BD8:Feuille3.BH8 Feuille3.BD10:Feuille3.BE12 Feuille3.AB11:Feuille3.AE12 Feuille3.AI8:Feuille3.AM10 Feuille3.AP12:Feuille3.AQ12 Feuille3.BH10:Feuille3.BH10 Feuille3.BF12:Feuille3.BG12 Feuille3.BK8:Feuille3.BO10 Feuille3.BK12:Feuille3.BN12 Feuille3.BR8:Feuille3.BV10 Feuille3.BR12:Feuille3.BU12 Feuille3.BF10:Feuille3.BG10 Feuille3.BY9:Feuille3.CC10 Feuille3.BY12:Feuille3.CB12">
            <calcext:condition calcext:apply-style-name="ConditionalStyle_6" calcext:value="formula-is(AND(TODAY()&gt;=[.G$5];TODAY()&lt;[.H$5]))" calcext:base-cell-address="Feuille3.G5"/>
          </calcext:conditional-format>
          <calcext:conditional-format calcext:target-range-address="Feuille3.G7:Feuille3.DF7 Feuille3.S13:Feuille3.DF13 Feuille3.AB12:Feuille3.AE12 Feuille3.CF8:Feuille3.CJ12 Feuille3.CM8:Feuille3.CQ12 Feuille3.L11:Feuille3.M12 Feuille3.CT8:Feuille3.CX12 Feuille3.K10:Feuille3.M10 Feuille3.H8:Feuille3.M8 Feuille3.U9:Feuille3.W12 Feuille3.O9:Feuille3.R12 Feuille3.DA8:Feuille3.DE12 Feuille3.Y9:Feuille3.Y11 Feuille3.AB9:Feuille3.AF9 Feuille3.AM12:Feuille3.AM12 Feuille3.AP8:Feuille3.AT8 Feuille3.BA10:Feuille3.BA12 Feuille3.BH12:Feuille3.BH12 Feuille3.BO12:Feuille3.BO12 Feuille3.BV12:Feuille3.BV12 Feuille3.CC12:Feuille3.CC12 Feuille3.I9:Feuille3.M9 Feuille3.G10:Feuille3.H10 Feuille3.G11:Feuille3.J12 Feuille3.AE8:Feuille3.AF8 Feuille3.AB10:Feuille3.AC10 Feuille3.G14:Feuille3.T14 Feuille3.X14:Feuille3.DF14 Feuille3.G13:Feuille3.N13 Feuille3.AR10:Feuille3.AT12 Feuille3.AP9:Feuille3.AQ10 Feuille3.AW8:Feuille3.BA8 Feuille3.AW10:Feuille3.AZ12 Feuille3.BD8:Feuille3.BH8 Feuille3.BD10:Feuille3.BE12 Feuille3.AB11:Feuille3.AE12 Feuille3.AI8:Feuille3.AM10 Feuille3.AP12:Feuille3.AQ12 Feuille3.BH10:Feuille3.BH10 Feuille3.BF12:Feuille3.BG12 Feuille3.BK8:Feuille3.BO10 Feuille3.BK12:Feuille3.BN12 Feuille3.BR8:Feuille3.BV10 Feuille3.BR12:Feuille3.BU12 Feuille3.BF10:Feuille3.BG10 Feuille3.BY9:Feuille3.CC10 Feuille3.BY12:Feuille3.CB12">
            <calcext:condition calcext:apply-style-name="ConditionalStyle_5" calcext:value="formula-is(AND(PlanningProjet.début_tâche&lt;=[.G$5];ROUNDDOWN((PlanningProjet.fin_tâche-PlanningProjet.début_tâche+1)*PlanningProjet.avancement_tâche;0)+PlanningProjet.début_tâche-1&gt;=[.G$5]))" calcext:base-cell-address="Feuille3.G7"/>
            <calcext:condition calcext:apply-style-name="ConditionalStyle_4" calcext:value="formula-is(AND(PlanningProjet.fin_tâche&gt;=[.G$5];PlanningProjet.début_tâche&lt;[.H$5]))" calcext:base-cell-address="Feuille3.G7"/>
          </calcext:conditional-format>
          <calcext:conditional-format calcext:target-range-address="Feuille3.DG13:Feuille3.DG14 Feuille3.DG5:Feuille3.DG7">
            <calcext:condition calcext:apply-style-name="ConditionalStyle_3" calcext:value="formula-is(0)" calcext:base-cell-address="Feuille3.DG5"/>
          </calcext:conditional-format>
          <calcext:conditional-format calcext:target-range-address="Feuille3.DG13:Feuille3.DG14 Feuille3.DG7:Feuille3.DG7">
            <calcext:condition calcext:apply-style-name="ConditionalStyle_2" calcext:value="formula-is(AND(PlanningProjet.début_tâche&lt;=[.DG$5];ROUNDDOWN((PlanningProjet.fin_tâche-PlanningProjet.début_tâche+1)*PlanningProjet.avancement_tâche;0)+PlanningProjet.début_tâche-1&gt;=[.DG$5]))" calcext:base-cell-address="Feuille3.DG7"/>
            <calcext:condition calcext:apply-style-name="ConditionalStyle_1" calcext:value="formula-is(AND(PlanningProjet.fin_tâche&gt;=[.DG$5];PlanningProjet.début_tâche&lt;#REF!))" calcext:base-cell-address="Feuille3.DG7"/>
          </calcext:conditional-format>
          <calcext:conditional-format calcext:target-range-address="Feuille3.S8:Feuille3.T12">
            <calcext:condition calcext:apply-style-name="ConditionalStyle_6" calcext:value="formula-is(AND(TODAY()&gt;=[.S$5];TODAY()&lt;[.T$5]))" calcext:base-cell-address="Feuille3.S8"/>
          </calcext:conditional-format>
          <calcext:conditional-format calcext:target-range-address="Feuille3.S8:Feuille3.T12">
            <calcext:condition calcext:apply-style-name="ConditionalStyle_5" calcext:value="formula-is(AND(PlanningProjet.début_tâche&lt;=[.S$5];ROUNDDOWN((PlanningProjet.fin_tâche-PlanningProjet.début_tâche+1)*PlanningProjet.avancement_tâche;0)+PlanningProjet.début_tâche-1&gt;=[.S$5]))" calcext:base-cell-address="Feuille3.S8"/>
            <calcext:condition calcext:apply-style-name="ConditionalStyle_4" calcext:value="formula-is(AND(PlanningProjet.fin_tâche&gt;=[.S$5];PlanningProjet.début_tâche&lt;[.T$5]))" calcext:base-cell-address="Feuille3.S8"/>
          </calcext:conditional-format>
          <calcext:conditional-format calcext:target-range-address="Feuille3.Z8:Feuille3.AA12">
            <calcext:condition calcext:apply-style-name="ConditionalStyle_6" calcext:value="formula-is(AND(TODAY()&gt;=[.Z$5];TODAY()&lt;[.AA$5]))" calcext:base-cell-address="Feuille3.Z8"/>
          </calcext:conditional-format>
          <calcext:conditional-format calcext:target-range-address="Feuille3.Z8:Feuille3.AA12">
            <calcext:condition calcext:apply-style-name="ConditionalStyle_5" calcext:value="formula-is(AND(PlanningProjet.début_tâche&lt;=[.Z$5];ROUNDDOWN((PlanningProjet.fin_tâche-PlanningProjet.début_tâche+1)*PlanningProjet.avancement_tâche;0)+PlanningProjet.début_tâche-1&gt;=[.Z$5]))" calcext:base-cell-address="Feuille3.Z8"/>
            <calcext:condition calcext:apply-style-name="ConditionalStyle_4" calcext:value="formula-is(AND(PlanningProjet.fin_tâche&gt;=[.Z$5];PlanningProjet.début_tâche&lt;[.AA$5]))" calcext:base-cell-address="Feuille3.Z8"/>
          </calcext:conditional-format>
          <calcext:conditional-format calcext:target-range-address="Feuille3.AG8:Feuille3.AH12">
            <calcext:condition calcext:apply-style-name="ConditionalStyle_6" calcext:value="formula-is(AND(TODAY()&gt;=[.AG$5];TODAY()&lt;[.AH$5]))" calcext:base-cell-address="Feuille3.AG8"/>
          </calcext:conditional-format>
          <calcext:conditional-format calcext:target-range-address="Feuille3.AG8:Feuille3.AH12">
            <calcext:condition calcext:apply-style-name="ConditionalStyle_5" calcext:value="formula-is(AND(PlanningProjet.début_tâche&lt;=[.AG$5];ROUNDDOWN((PlanningProjet.fin_tâche-PlanningProjet.début_tâche+1)*PlanningProjet.avancement_tâche;0)+PlanningProjet.début_tâche-1&gt;=[.AG$5]))" calcext:base-cell-address="Feuille3.AG8"/>
            <calcext:condition calcext:apply-style-name="ConditionalStyle_4" calcext:value="formula-is(AND(PlanningProjet.fin_tâche&gt;=[.AG$5];PlanningProjet.début_tâche&lt;[.AH$5]))" calcext:base-cell-address="Feuille3.AG8"/>
          </calcext:conditional-format>
          <calcext:conditional-format calcext:target-range-address="Feuille3.AN8:Feuille3.AO12">
            <calcext:condition calcext:apply-style-name="ConditionalStyle_6" calcext:value="formula-is(AND(TODAY()&gt;=[.AN$5];TODAY()&lt;[.AO$5]))" calcext:base-cell-address="Feuille3.AN8"/>
          </calcext:conditional-format>
          <calcext:conditional-format calcext:target-range-address="Feuille3.AN8:Feuille3.AO12">
            <calcext:condition calcext:apply-style-name="ConditionalStyle_5" calcext:value="formula-is(AND(PlanningProjet.début_tâche&lt;=[.AN$5];ROUNDDOWN((PlanningProjet.fin_tâche-PlanningProjet.début_tâche+1)*PlanningProjet.avancement_tâche;0)+PlanningProjet.début_tâche-1&gt;=[.AN$5]))" calcext:base-cell-address="Feuille3.AN8"/>
            <calcext:condition calcext:apply-style-name="ConditionalStyle_4" calcext:value="formula-is(AND(PlanningProjet.fin_tâche&gt;=[.AN$5];PlanningProjet.début_tâche&lt;[.AO$5]))" calcext:base-cell-address="Feuille3.AN8"/>
          </calcext:conditional-format>
          <calcext:conditional-format calcext:target-range-address="Feuille3.AU8:Feuille3.AV12">
            <calcext:condition calcext:apply-style-name="ConditionalStyle_6" calcext:value="formula-is(AND(TODAY()&gt;=[.AU$5];TODAY()&lt;[.AV$5]))" calcext:base-cell-address="Feuille3.AU8"/>
          </calcext:conditional-format>
          <calcext:conditional-format calcext:target-range-address="Feuille3.AU8:Feuille3.AV12">
            <calcext:condition calcext:apply-style-name="ConditionalStyle_5" calcext:value="formula-is(AND(PlanningProjet.début_tâche&lt;=[.AU$5];ROUNDDOWN((PlanningProjet.fin_tâche-PlanningProjet.début_tâche+1)*PlanningProjet.avancement_tâche;0)+PlanningProjet.début_tâche-1&gt;=[.AU$5]))" calcext:base-cell-address="Feuille3.AU8"/>
            <calcext:condition calcext:apply-style-name="ConditionalStyle_4" calcext:value="formula-is(AND(PlanningProjet.fin_tâche&gt;=[.AU$5];PlanningProjet.début_tâche&lt;[.AV$5]))" calcext:base-cell-address="Feuille3.AU8"/>
          </calcext:conditional-format>
          <calcext:conditional-format calcext:target-range-address="Feuille3.BB8:Feuille3.BC12">
            <calcext:condition calcext:apply-style-name="ConditionalStyle_6" calcext:value="formula-is(AND(TODAY()&gt;=[.BB$5];TODAY()&lt;[.BC$5]))" calcext:base-cell-address="Feuille3.BB8"/>
          </calcext:conditional-format>
          <calcext:conditional-format calcext:target-range-address="Feuille3.BB8:Feuille3.BC12">
            <calcext:condition calcext:apply-style-name="ConditionalStyle_5" calcext:value="formula-is(AND(PlanningProjet.début_tâche&lt;=[.BB$5];ROUNDDOWN((PlanningProjet.fin_tâche-PlanningProjet.début_tâche+1)*PlanningProjet.avancement_tâche;0)+PlanningProjet.début_tâche-1&gt;=[.BB$5]))" calcext:base-cell-address="Feuille3.BB8"/>
            <calcext:condition calcext:apply-style-name="ConditionalStyle_4" calcext:value="formula-is(AND(PlanningProjet.fin_tâche&gt;=[.BB$5];PlanningProjet.début_tâche&lt;[.BC$5]))" calcext:base-cell-address="Feuille3.BB8"/>
          </calcext:conditional-format>
          <calcext:conditional-format calcext:target-range-address="Feuille3.BI8:Feuille3.BJ12">
            <calcext:condition calcext:apply-style-name="ConditionalStyle_6" calcext:value="formula-is(AND(TODAY()&gt;=[.BI$5];TODAY()&lt;[.BJ$5]))" calcext:base-cell-address="Feuille3.BI8"/>
          </calcext:conditional-format>
          <calcext:conditional-format calcext:target-range-address="Feuille3.BI8:Feuille3.BJ12">
            <calcext:condition calcext:apply-style-name="ConditionalStyle_5" calcext:value="formula-is(AND(PlanningProjet.début_tâche&lt;=[.BI$5];ROUNDDOWN((PlanningProjet.fin_tâche-PlanningProjet.début_tâche+1)*PlanningProjet.avancement_tâche;0)+PlanningProjet.début_tâche-1&gt;=[.BI$5]))" calcext:base-cell-address="Feuille3.BI8"/>
            <calcext:condition calcext:apply-style-name="ConditionalStyle_4" calcext:value="formula-is(AND(PlanningProjet.fin_tâche&gt;=[.BI$5];PlanningProjet.début_tâche&lt;[.BJ$5]))" calcext:base-cell-address="Feuille3.BI8"/>
          </calcext:conditional-format>
          <calcext:conditional-format calcext:target-range-address="Feuille3.BP8:Feuille3.BQ12">
            <calcext:condition calcext:apply-style-name="ConditionalStyle_6" calcext:value="formula-is(AND(TODAY()&gt;=[.BP$5];TODAY()&lt;[.BQ$5]))" calcext:base-cell-address="Feuille3.BP8"/>
          </calcext:conditional-format>
          <calcext:conditional-format calcext:target-range-address="Feuille3.BP8:Feuille3.BQ12">
            <calcext:condition calcext:apply-style-name="ConditionalStyle_5" calcext:value="formula-is(AND(PlanningProjet.début_tâche&lt;=[.BP$5];ROUNDDOWN((PlanningProjet.fin_tâche-PlanningProjet.début_tâche+1)*PlanningProjet.avancement_tâche;0)+PlanningProjet.début_tâche-1&gt;=[.BP$5]))" calcext:base-cell-address="Feuille3.BP8"/>
            <calcext:condition calcext:apply-style-name="ConditionalStyle_4" calcext:value="formula-is(AND(PlanningProjet.fin_tâche&gt;=[.BP$5];PlanningProjet.début_tâche&lt;[.BQ$5]))" calcext:base-cell-address="Feuille3.BP8"/>
          </calcext:conditional-format>
          <calcext:conditional-format calcext:target-range-address="Feuille3.BW8:Feuille3.BX12">
            <calcext:condition calcext:apply-style-name="ConditionalStyle_6" calcext:value="formula-is(AND(TODAY()&gt;=[.BW$5];TODAY()&lt;[.BX$5]))" calcext:base-cell-address="Feuille3.BW8"/>
          </calcext:conditional-format>
          <calcext:conditional-format calcext:target-range-address="Feuille3.BW8:Feuille3.BX12">
            <calcext:condition calcext:apply-style-name="ConditionalStyle_5" calcext:value="formula-is(AND(PlanningProjet.début_tâche&lt;=[.BW$5];ROUNDDOWN((PlanningProjet.fin_tâche-PlanningProjet.début_tâche+1)*PlanningProjet.avancement_tâche;0)+PlanningProjet.début_tâche-1&gt;=[.BW$5]))" calcext:base-cell-address="Feuille3.BW8"/>
            <calcext:condition calcext:apply-style-name="ConditionalStyle_4" calcext:value="formula-is(AND(PlanningProjet.fin_tâche&gt;=[.BW$5];PlanningProjet.début_tâche&lt;[.BX$5]))" calcext:base-cell-address="Feuille3.BW8"/>
          </calcext:conditional-format>
          <calcext:conditional-format calcext:target-range-address="Feuille3.CD8:Feuille3.CE12">
            <calcext:condition calcext:apply-style-name="ConditionalStyle_6" calcext:value="formula-is(AND(TODAY()&gt;=[.CD$5];TODAY()&lt;[.CE$5]))" calcext:base-cell-address="Feuille3.CD8"/>
          </calcext:conditional-format>
          <calcext:conditional-format calcext:target-range-address="Feuille3.CD8:Feuille3.CE12">
            <calcext:condition calcext:apply-style-name="ConditionalStyle_5" calcext:value="formula-is(AND(PlanningProjet.début_tâche&lt;=[.CD$5];ROUNDDOWN((PlanningProjet.fin_tâche-PlanningProjet.début_tâche+1)*PlanningProjet.avancement_tâche;0)+PlanningProjet.début_tâche-1&gt;=[.CD$5]))" calcext:base-cell-address="Feuille3.CD8"/>
            <calcext:condition calcext:apply-style-name="ConditionalStyle_4" calcext:value="formula-is(AND(PlanningProjet.fin_tâche&gt;=[.CD$5];PlanningProjet.début_tâche&lt;[.CE$5]))" calcext:base-cell-address="Feuille3.CD8"/>
          </calcext:conditional-format>
          <calcext:conditional-format calcext:target-range-address="Feuille3.CK8:Feuille3.CL12">
            <calcext:condition calcext:apply-style-name="ConditionalStyle_6" calcext:value="formula-is(AND(TODAY()&gt;=[.CK$5];TODAY()&lt;[.CL$5]))" calcext:base-cell-address="Feuille3.CK8"/>
          </calcext:conditional-format>
          <calcext:conditional-format calcext:target-range-address="Feuille3.CK8:Feuille3.CL12">
            <calcext:condition calcext:apply-style-name="ConditionalStyle_5" calcext:value="formula-is(AND(PlanningProjet.début_tâche&lt;=[.CK$5];ROUNDDOWN((PlanningProjet.fin_tâche-PlanningProjet.début_tâche+1)*PlanningProjet.avancement_tâche;0)+PlanningProjet.début_tâche-1&gt;=[.CK$5]))" calcext:base-cell-address="Feuille3.CK8"/>
            <calcext:condition calcext:apply-style-name="ConditionalStyle_4" calcext:value="formula-is(AND(PlanningProjet.fin_tâche&gt;=[.CK$5];PlanningProjet.début_tâche&lt;[.CL$5]))" calcext:base-cell-address="Feuille3.CK8"/>
          </calcext:conditional-format>
          <calcext:conditional-format calcext:target-range-address="Feuille3.CR8:Feuille3.CS12">
            <calcext:condition calcext:apply-style-name="ConditionalStyle_6" calcext:value="formula-is(AND(TODAY()&gt;=[.CR$5];TODAY()&lt;[.CS$5]))" calcext:base-cell-address="Feuille3.CR8"/>
          </calcext:conditional-format>
          <calcext:conditional-format calcext:target-range-address="Feuille3.CR8:Feuille3.CS12">
            <calcext:condition calcext:apply-style-name="ConditionalStyle_5" calcext:value="formula-is(AND(PlanningProjet.début_tâche&lt;=[.CR$5];ROUNDDOWN((PlanningProjet.fin_tâche-PlanningProjet.début_tâche+1)*PlanningProjet.avancement_tâche;0)+PlanningProjet.début_tâche-1&gt;=[.CR$5]))" calcext:base-cell-address="Feuille3.CR8"/>
            <calcext:condition calcext:apply-style-name="ConditionalStyle_4" calcext:value="formula-is(AND(PlanningProjet.fin_tâche&gt;=[.CR$5];PlanningProjet.début_tâche&lt;[.CS$5]))" calcext:base-cell-address="Feuille3.CR8"/>
          </calcext:conditional-format>
          <calcext:conditional-format calcext:target-range-address="Feuille3.CY8:Feuille3.CZ12">
            <calcext:condition calcext:apply-style-name="ConditionalStyle_6" calcext:value="formula-is(AND(TODAY()&gt;=[.CY$5];TODAY()&lt;[.CZ$5]))" calcext:base-cell-address="Feuille3.CY8"/>
          </calcext:conditional-format>
          <calcext:conditional-format calcext:target-range-address="Feuille3.CY8:Feuille3.CZ12">
            <calcext:condition calcext:apply-style-name="ConditionalStyle_5" calcext:value="formula-is(AND(PlanningProjet.début_tâche&lt;=[.CY$5];ROUNDDOWN((PlanningProjet.fin_tâche-PlanningProjet.début_tâche+1)*PlanningProjet.avancement_tâche;0)+PlanningProjet.début_tâche-1&gt;=[.CY$5]))" calcext:base-cell-address="Feuille3.CY8"/>
            <calcext:condition calcext:apply-style-name="ConditionalStyle_4" calcext:value="formula-is(AND(PlanningProjet.fin_tâche&gt;=[.CY$5];PlanningProjet.début_tâche&lt;[.CZ$5]))" calcext:base-cell-address="Feuille3.CY8"/>
          </calcext:conditional-format>
          <calcext:conditional-format calcext:target-range-address="Feuille3.DF8:Feuille3.DG12">
            <calcext:condition calcext:apply-style-name="ConditionalStyle_6" calcext:value="formula-is(AND(TODAY()&gt;=[.DF$5];TODAY()&lt;[.DG$5]))" calcext:base-cell-address="Feuille3.DF8"/>
          </calcext:conditional-format>
          <calcext:conditional-format calcext:target-range-address="Feuille3.DF8:Feuille3.DG12">
            <calcext:condition calcext:apply-style-name="ConditionalStyle_5" calcext:value="formula-is(AND(PlanningProjet.début_tâche&lt;=[.DF$5];ROUNDDOWN((PlanningProjet.fin_tâche-PlanningProjet.début_tâche+1)*PlanningProjet.avancement_tâche;0)+PlanningProjet.début_tâche-1&gt;=[.DF$5]))" calcext:base-cell-address="Feuille3.DF8"/>
            <calcext:condition calcext:apply-style-name="ConditionalStyle_4" calcext:value="formula-is(AND(PlanningProjet.fin_tâche&gt;=[.DF$5];PlanningProjet.début_tâche&lt;[.DG$5]))" calcext:base-cell-address="Feuille3.DF8"/>
          </calcext:conditional-format>
          <calcext:conditional-format calcext:target-range-address="Feuille3.N8:Feuille3.N12">
            <calcext:condition calcext:apply-style-name="ConditionalStyle_6" calcext:value="formula-is(AND(TODAY()&gt;=[.N$5];TODAY()&lt;[.O$5]))" calcext:base-cell-address="Feuille3.N8"/>
          </calcext:conditional-format>
          <calcext:conditional-format calcext:target-range-address="Feuille3.N8:Feuille3.N12">
            <calcext:condition calcext:apply-style-name="ConditionalStyle_5" calcext:value="formula-is(AND(PlanningProjet.début_tâche&lt;=[.N$5];ROUNDDOWN((PlanningProjet.fin_tâche-PlanningProjet.début_tâche+1)*PlanningProjet.avancement_tâche;0)+PlanningProjet.début_tâche-1&gt;=[.N$5]))" calcext:base-cell-address="Feuille3.N8"/>
            <calcext:condition calcext:apply-style-name="ConditionalStyle_4" calcext:value="formula-is(AND(PlanningProjet.fin_tâche&gt;=[.N$5];PlanningProjet.début_tâche&lt;[.O$5]))" calcext:base-cell-address="Feuille3.N8"/>
          </calcext:conditional-format>
          <calcext:conditional-format calcext:target-range-address="Feuille3.X8:Feuille3.X12">
            <calcext:condition calcext:apply-style-name="ConditionalStyle_6" calcext:value="formula-is(AND(TODAY()&gt;=[.X$5];TODAY()&lt;[.Y$5]))" calcext:base-cell-address="Feuille3.X8"/>
          </calcext:conditional-format>
          <calcext:conditional-format calcext:target-range-address="Feuille3.X8:Feuille3.X12">
            <calcext:condition calcext:apply-style-name="ConditionalStyle_5" calcext:value="formula-is(AND(PlanningProjet.début_tâche&lt;=[.X$5];ROUNDDOWN((PlanningProjet.fin_tâche-PlanningProjet.début_tâche+1)*PlanningProjet.avancement_tâche;0)+PlanningProjet.début_tâche-1&gt;=[.X$5]))" calcext:base-cell-address="Feuille3.X8"/>
            <calcext:condition calcext:apply-style-name="ConditionalStyle_4" calcext:value="formula-is(AND(PlanningProjet.fin_tâche&gt;=[.X$5];PlanningProjet.début_tâche&lt;[.Y$5]))" calcext:base-cell-address="Feuille3.X8"/>
          </calcext:conditional-format>
          <calcext:conditional-format calcext:target-range-address="Feuille3.G8:Feuille3.G8">
            <calcext:condition calcext:apply-style-name="ConditionalStyle_6" calcext:value="formula-is(AND(TODAY()&gt;=[.G$5];TODAY()&lt;[.H$5]))" calcext:base-cell-address="Feuille3.G8"/>
          </calcext:conditional-format>
          <calcext:conditional-format calcext:target-range-address="Feuille3.G8:Feuille3.G8">
            <calcext:condition calcext:apply-style-name="ConditionalStyle_5" calcext:value="formula-is(AND(PlanningProjet.début_tâche&lt;=[.G$5];ROUNDDOWN((PlanningProjet.fin_tâche-PlanningProjet.début_tâche+1)*PlanningProjet.avancement_tâche;0)+PlanningProjet.début_tâche-1&gt;=[.G$5]))" calcext:base-cell-address="Feuille3.G8"/>
            <calcext:condition calcext:apply-style-name="ConditionalStyle_4" calcext:value="formula-is(AND(PlanningProjet.fin_tâche&gt;=[.G$5];PlanningProjet.début_tâche&lt;[.H$5]))" calcext:base-cell-address="Feuille3.G8"/>
          </calcext:conditional-format>
          <calcext:conditional-format calcext:target-range-address="Feuille3.P8:Feuille3.R8">
            <calcext:condition calcext:apply-style-name="ConditionalStyle_6" calcext:value="formula-is(AND(TODAY()&gt;=[.P$5];TODAY()&lt;[.Q$5]))" calcext:base-cell-address="Feuille3.P8"/>
          </calcext:conditional-format>
          <calcext:conditional-format calcext:target-range-address="Feuille3.P8:Feuille3.R8">
            <calcext:condition calcext:apply-style-name="ConditionalStyle_5" calcext:value="formula-is(AND(PlanningProjet.début_tâche&lt;=[.P$5];ROUNDDOWN((PlanningProjet.fin_tâche-PlanningProjet.début_tâche+1)*PlanningProjet.avancement_tâche;0)+PlanningProjet.début_tâche-1&gt;=[.P$5]))" calcext:base-cell-address="Feuille3.P8"/>
            <calcext:condition calcext:apply-style-name="ConditionalStyle_4" calcext:value="formula-is(AND(PlanningProjet.fin_tâche&gt;=[.P$5];PlanningProjet.début_tâche&lt;[.Q$5]))" calcext:base-cell-address="Feuille3.P8"/>
          </calcext:conditional-format>
          <calcext:conditional-format calcext:target-range-address="Feuille3.O8:Feuille3.O8">
            <calcext:condition calcext:apply-style-name="ConditionalStyle_6" calcext:value="formula-is(AND(TODAY()&gt;=[.O$5];TODAY()&lt;[.P$5]))" calcext:base-cell-address="Feuille3.O8"/>
          </calcext:conditional-format>
          <calcext:conditional-format calcext:target-range-address="Feuille3.O8:Feuille3.O8">
            <calcext:condition calcext:apply-style-name="ConditionalStyle_5" calcext:value="formula-is(AND(PlanningProjet.début_tâche&lt;=[.O$5];ROUNDDOWN((PlanningProjet.fin_tâche-PlanningProjet.début_tâche+1)*PlanningProjet.avancement_tâche;0)+PlanningProjet.début_tâche-1&gt;=[.O$5]))" calcext:base-cell-address="Feuille3.O8"/>
            <calcext:condition calcext:apply-style-name="ConditionalStyle_4" calcext:value="formula-is(AND(PlanningProjet.fin_tâche&gt;=[.O$5];PlanningProjet.début_tâche&lt;[.P$5]))" calcext:base-cell-address="Feuille3.O8"/>
          </calcext:conditional-format>
          <calcext:conditional-format calcext:target-range-address="Feuille3.V8:Feuille3.W8">
            <calcext:condition calcext:apply-style-name="ConditionalStyle_6" calcext:value="formula-is(AND(TODAY()&gt;=[.V$5];TODAY()&lt;[.W$5]))" calcext:base-cell-address="Feuille3.V8"/>
          </calcext:conditional-format>
          <calcext:conditional-format calcext:target-range-address="Feuille3.V8:Feuille3.W8">
            <calcext:condition calcext:apply-style-name="ConditionalStyle_5" calcext:value="formula-is(AND(PlanningProjet.début_tâche&lt;=[.V$5];ROUNDDOWN((PlanningProjet.fin_tâche-PlanningProjet.début_tâche+1)*PlanningProjet.avancement_tâche;0)+PlanningProjet.début_tâche-1&gt;=[.V$5]))" calcext:base-cell-address="Feuille3.V8"/>
            <calcext:condition calcext:apply-style-name="ConditionalStyle_4" calcext:value="formula-is(AND(PlanningProjet.fin_tâche&gt;=[.V$5];PlanningProjet.début_tâche&lt;[.W$5]))" calcext:base-cell-address="Feuille3.V8"/>
          </calcext:conditional-format>
          <calcext:conditional-format calcext:target-range-address="Feuille3.U8:Feuille3.U8">
            <calcext:condition calcext:apply-style-name="ConditionalStyle_6" calcext:value="formula-is(AND(TODAY()&gt;=[.U$5];TODAY()&lt;[.V$5]))" calcext:base-cell-address="Feuille3.U8"/>
          </calcext:conditional-format>
          <calcext:conditional-format calcext:target-range-address="Feuille3.U8:Feuille3.U8">
            <calcext:condition calcext:apply-style-name="ConditionalStyle_5" calcext:value="formula-is(AND(PlanningProjet.début_tâche&lt;=[.U$5];ROUNDDOWN((PlanningProjet.fin_tâche-PlanningProjet.début_tâche+1)*PlanningProjet.avancement_tâche;0)+PlanningProjet.début_tâche-1&gt;=[.U$5]))" calcext:base-cell-address="Feuille3.U8"/>
            <calcext:condition calcext:apply-style-name="ConditionalStyle_4" calcext:value="formula-is(AND(PlanningProjet.fin_tâche&gt;=[.U$5];PlanningProjet.début_tâche&lt;[.V$5]))" calcext:base-cell-address="Feuille3.U8"/>
          </calcext:conditional-format>
          <calcext:conditional-format calcext:target-range-address="Feuille3.Y8:Feuille3.Y8">
            <calcext:condition calcext:apply-style-name="ConditionalStyle_6" calcext:value="formula-is(AND(TODAY()&gt;=[.Y$5];TODAY()&lt;[.Z$5]))" calcext:base-cell-address="Feuille3.Y8"/>
          </calcext:conditional-format>
          <calcext:conditional-format calcext:target-range-address="Feuille3.Y8:Feuille3.Y8">
            <calcext:condition calcext:apply-style-name="ConditionalStyle_5" calcext:value="formula-is(AND(PlanningProjet.début_tâche&lt;=[.Y$5];ROUNDDOWN((PlanningProjet.fin_tâche-PlanningProjet.début_tâche+1)*PlanningProjet.avancement_tâche;0)+PlanningProjet.début_tâche-1&gt;=[.Y$5]))" calcext:base-cell-address="Feuille3.Y8"/>
            <calcext:condition calcext:apply-style-name="ConditionalStyle_4" calcext:value="formula-is(AND(PlanningProjet.fin_tâche&gt;=[.Y$5];PlanningProjet.début_tâche&lt;[.Z$5]))" calcext:base-cell-address="Feuille3.Y8"/>
          </calcext:conditional-format>
          <calcext:conditional-format calcext:target-range-address="Feuille3.AB8:Feuille3.AB8">
            <calcext:condition calcext:apply-style-name="ConditionalStyle_6" calcext:value="formula-is(AND(TODAY()&gt;=[.AB$5];TODAY()&lt;[.AC$5]))" calcext:base-cell-address="Feuille3.AB8"/>
          </calcext:conditional-format>
          <calcext:conditional-format calcext:target-range-address="Feuille3.AB8:Feuille3.AB8">
            <calcext:condition calcext:apply-style-name="ConditionalStyle_5" calcext:value="formula-is(AND(PlanningProjet.début_tâche&lt;=[.AB$5];ROUNDDOWN((PlanningProjet.fin_tâche-PlanningProjet.début_tâche+1)*PlanningProjet.avancement_tâche;0)+PlanningProjet.début_tâche-1&gt;=[.AB$5]))" calcext:base-cell-address="Feuille3.AB8"/>
            <calcext:condition calcext:apply-style-name="ConditionalStyle_4" calcext:value="formula-is(AND(PlanningProjet.fin_tâche&gt;=[.AB$5];PlanningProjet.début_tâche&lt;[.AC$5]))" calcext:base-cell-address="Feuille3.AB8"/>
          </calcext:conditional-format>
          <calcext:conditional-format calcext:target-range-address="Feuille3.AC8:Feuille3.AC8">
            <calcext:condition calcext:apply-style-name="ConditionalStyle_6" calcext:value="formula-is(AND(TODAY()&gt;=[.AC$5];TODAY()&lt;[.AD$5]))" calcext:base-cell-address="Feuille3.AC8"/>
          </calcext:conditional-format>
          <calcext:conditional-format calcext:target-range-address="Feuille3.AC8:Feuille3.AC8">
            <calcext:condition calcext:apply-style-name="ConditionalStyle_5" calcext:value="formula-is(AND(PlanningProjet.début_tâche&lt;=[.AC$5];ROUNDDOWN((PlanningProjet.fin_tâche-PlanningProjet.début_tâche+1)*PlanningProjet.avancement_tâche;0)+PlanningProjet.début_tâche-1&gt;=[.AC$5]))" calcext:base-cell-address="Feuille3.AC8"/>
            <calcext:condition calcext:apply-style-name="ConditionalStyle_4" calcext:value="formula-is(AND(PlanningProjet.fin_tâche&gt;=[.AC$5];PlanningProjet.début_tâche&lt;[.AD$5]))" calcext:base-cell-address="Feuille3.AC8"/>
          </calcext:conditional-format>
          <calcext:conditional-format calcext:target-range-address="Feuille3.AD8:Feuille3.AD8">
            <calcext:condition calcext:apply-style-name="ConditionalStyle_6" calcext:value="formula-is(AND(TODAY()&gt;=[.AD$5];TODAY()&lt;[.AE$5]))" calcext:base-cell-address="Feuille3.AD8"/>
          </calcext:conditional-format>
          <calcext:conditional-format calcext:target-range-address="Feuille3.AD8:Feuille3.AD8">
            <calcext:condition calcext:apply-style-name="ConditionalStyle_5" calcext:value="formula-is(AND(PlanningProjet.début_tâche&lt;=[.AD$5];ROUNDDOWN((PlanningProjet.fin_tâche-PlanningProjet.début_tâche+1)*PlanningProjet.avancement_tâche;0)+PlanningProjet.début_tâche-1&gt;=[.AD$5]))" calcext:base-cell-address="Feuille3.AD8"/>
            <calcext:condition calcext:apply-style-name="ConditionalStyle_4" calcext:value="formula-is(AND(PlanningProjet.fin_tâche&gt;=[.AD$5];PlanningProjet.début_tâche&lt;[.AE$5]))" calcext:base-cell-address="Feuille3.AD8"/>
          </calcext:conditional-format>
          <calcext:conditional-format calcext:target-range-address="Feuille3.AD10:Feuille3.AD10">
            <calcext:condition calcext:apply-style-name="ConditionalStyle_6" calcext:value="formula-is(AND(TODAY()&gt;=[.AD$5];TODAY()&lt;[.AE$5]))" calcext:base-cell-address="Feuille3.AD10"/>
          </calcext:conditional-format>
          <calcext:conditional-format calcext:target-range-address="Feuille3.AD10:Feuille3.AD10">
            <calcext:condition calcext:apply-style-name="ConditionalStyle_5" calcext:value="formula-is(AND(PlanningProjet.début_tâche&lt;=[.AD$5];ROUNDDOWN((PlanningProjet.fin_tâche-PlanningProjet.début_tâche+1)*PlanningProjet.avancement_tâche;0)+PlanningProjet.début_tâche-1&gt;=[.AD$5]))" calcext:base-cell-address="Feuille3.AD10"/>
            <calcext:condition calcext:apply-style-name="ConditionalStyle_4" calcext:value="formula-is(AND(PlanningProjet.fin_tâche&gt;=[.AD$5];PlanningProjet.début_tâche&lt;[.AE$5]))" calcext:base-cell-address="Feuille3.AD10"/>
          </calcext:conditional-format>
          <calcext:conditional-format calcext:target-range-address="Feuille3.AE10:Feuille3.AE10">
            <calcext:condition calcext:apply-style-name="ConditionalStyle_6" calcext:value="formula-is(AND(TODAY()&gt;=[.AE$5];TODAY()&lt;[.AF$5]))" calcext:base-cell-address="Feuille3.AE10"/>
          </calcext:conditional-format>
          <calcext:conditional-format calcext:target-range-address="Feuille3.AE10:Feuille3.AE10">
            <calcext:condition calcext:apply-style-name="ConditionalStyle_5" calcext:value="formula-is(AND(PlanningProjet.début_tâche&lt;=[.AE$5];ROUNDDOWN((PlanningProjet.fin_tâche-PlanningProjet.début_tâche+1)*PlanningProjet.avancement_tâche;0)+PlanningProjet.début_tâche-1&gt;=[.AE$5]))" calcext:base-cell-address="Feuille3.AE10"/>
            <calcext:condition calcext:apply-style-name="ConditionalStyle_4" calcext:value="formula-is(AND(PlanningProjet.fin_tâche&gt;=[.AE$5];PlanningProjet.début_tâche&lt;[.AF$5]))" calcext:base-cell-address="Feuille3.AE10"/>
          </calcext:conditional-format>
          <calcext:conditional-format calcext:target-range-address="Feuille3.AF10:Feuille3.AF10">
            <calcext:condition calcext:apply-style-name="ConditionalStyle_6" calcext:value="formula-is(AND(TODAY()&gt;=[.AF$5];TODAY()&lt;[.AG$5]))" calcext:base-cell-address="Feuille3.AF10"/>
          </calcext:conditional-format>
          <calcext:conditional-format calcext:target-range-address="Feuille3.AF10:Feuille3.AF10">
            <calcext:condition calcext:apply-style-name="ConditionalStyle_5" calcext:value="formula-is(AND(PlanningProjet.début_tâche&lt;=[.AF$5];ROUNDDOWN((PlanningProjet.fin_tâche-PlanningProjet.début_tâche+1)*PlanningProjet.avancement_tâche;0)+PlanningProjet.début_tâche-1&gt;=[.AF$5]))" calcext:base-cell-address="Feuille3.AF10"/>
            <calcext:condition calcext:apply-style-name="ConditionalStyle_4" calcext:value="formula-is(AND(PlanningProjet.fin_tâche&gt;=[.AF$5];PlanningProjet.début_tâche&lt;[.AG$5]))" calcext:base-cell-address="Feuille3.AF10"/>
          </calcext:conditional-format>
          <calcext:conditional-format calcext:target-range-address="Feuille3.AR9:Feuille3.AR9">
            <calcext:condition calcext:apply-style-name="ConditionalStyle_6" calcext:value="formula-is(AND(TODAY()&gt;=[.AR$5];TODAY()&lt;[.AS$5]))" calcext:base-cell-address="Feuille3.AR9"/>
          </calcext:conditional-format>
          <calcext:conditional-format calcext:target-range-address="Feuille3.AR9:Feuille3.AR9">
            <calcext:condition calcext:apply-style-name="ConditionalStyle_5" calcext:value="formula-is(AND(PlanningProjet.début_tâche&lt;=[.AR$5];ROUNDDOWN((PlanningProjet.fin_tâche-PlanningProjet.début_tâche+1)*PlanningProjet.avancement_tâche;0)+PlanningProjet.début_tâche-1&gt;=[.AR$5]))" calcext:base-cell-address="Feuille3.AR9"/>
            <calcext:condition calcext:apply-style-name="ConditionalStyle_4" calcext:value="formula-is(AND(PlanningProjet.fin_tâche&gt;=[.AR$5];PlanningProjet.début_tâche&lt;[.AS$5]))" calcext:base-cell-address="Feuille3.AR9"/>
          </calcext:conditional-format>
          <calcext:conditional-format calcext:target-range-address="Feuille3.AS9:Feuille3.AS9">
            <calcext:condition calcext:apply-style-name="ConditionalStyle_6" calcext:value="formula-is(AND(TODAY()&gt;=[.AS$5];TODAY()&lt;[.AT$5]))" calcext:base-cell-address="Feuille3.AS9"/>
          </calcext:conditional-format>
          <calcext:conditional-format calcext:target-range-address="Feuille3.AS9:Feuille3.AS9">
            <calcext:condition calcext:apply-style-name="ConditionalStyle_5" calcext:value="formula-is(AND(PlanningProjet.début_tâche&lt;=[.AS$5];ROUNDDOWN((PlanningProjet.fin_tâche-PlanningProjet.début_tâche+1)*PlanningProjet.avancement_tâche;0)+PlanningProjet.début_tâche-1&gt;=[.AS$5]))" calcext:base-cell-address="Feuille3.AS9"/>
            <calcext:condition calcext:apply-style-name="ConditionalStyle_4" calcext:value="formula-is(AND(PlanningProjet.fin_tâche&gt;=[.AS$5];PlanningProjet.début_tâche&lt;[.AT$5]))" calcext:base-cell-address="Feuille3.AS9"/>
          </calcext:conditional-format>
          <calcext:conditional-format calcext:target-range-address="Feuille3.AT9:Feuille3.AT9">
            <calcext:condition calcext:apply-style-name="ConditionalStyle_6" calcext:value="formula-is(AND(TODAY()&gt;=[.AT$5];TODAY()&lt;[.AU$5]))" calcext:base-cell-address="Feuille3.AT9"/>
          </calcext:conditional-format>
          <calcext:conditional-format calcext:target-range-address="Feuille3.AT9:Feuille3.AT9">
            <calcext:condition calcext:apply-style-name="ConditionalStyle_5" calcext:value="formula-is(AND(PlanningProjet.début_tâche&lt;=[.AT$5];ROUNDDOWN((PlanningProjet.fin_tâche-PlanningProjet.début_tâche+1)*PlanningProjet.avancement_tâche;0)+PlanningProjet.début_tâche-1&gt;=[.AT$5]))" calcext:base-cell-address="Feuille3.AT9"/>
            <calcext:condition calcext:apply-style-name="ConditionalStyle_4" calcext:value="formula-is(AND(PlanningProjet.fin_tâche&gt;=[.AT$5];PlanningProjet.début_tâche&lt;[.AU$5]))" calcext:base-cell-address="Feuille3.AT9"/>
          </calcext:conditional-format>
          <calcext:conditional-format calcext:target-range-address="Feuille3.AW9:Feuille3.AW9">
            <calcext:condition calcext:apply-style-name="ConditionalStyle_6" calcext:value="formula-is(AND(TODAY()&gt;=[.AW$5];TODAY()&lt;[.AX$5]))" calcext:base-cell-address="Feuille3.AW9"/>
          </calcext:conditional-format>
          <calcext:conditional-format calcext:target-range-address="Feuille3.AW9:Feuille3.AW9">
            <calcext:condition calcext:apply-style-name="ConditionalStyle_5" calcext:value="formula-is(AND(PlanningProjet.début_tâche&lt;=[.AW$5];ROUNDDOWN((PlanningProjet.fin_tâche-PlanningProjet.début_tâche+1)*PlanningProjet.avancement_tâche;0)+PlanningProjet.début_tâche-1&gt;=[.AW$5]))" calcext:base-cell-address="Feuille3.AW9"/>
            <calcext:condition calcext:apply-style-name="ConditionalStyle_4" calcext:value="formula-is(AND(PlanningProjet.fin_tâche&gt;=[.AW$5];PlanningProjet.début_tâche&lt;[.AX$5]))" calcext:base-cell-address="Feuille3.AW9"/>
          </calcext:conditional-format>
          <calcext:conditional-format calcext:target-range-address="Feuille3.AX9:Feuille3.AX9">
            <calcext:condition calcext:apply-style-name="ConditionalStyle_6" calcext:value="formula-is(AND(TODAY()&gt;=[.AX$5];TODAY()&lt;[.AY$5]))" calcext:base-cell-address="Feuille3.AX9"/>
          </calcext:conditional-format>
          <calcext:conditional-format calcext:target-range-address="Feuille3.AX9:Feuille3.AX9">
            <calcext:condition calcext:apply-style-name="ConditionalStyle_5" calcext:value="formula-is(AND(PlanningProjet.début_tâche&lt;=[.AX$5];ROUNDDOWN((PlanningProjet.fin_tâche-PlanningProjet.début_tâche+1)*PlanningProjet.avancement_tâche;0)+PlanningProjet.début_tâche-1&gt;=[.AX$5]))" calcext:base-cell-address="Feuille3.AX9"/>
            <calcext:condition calcext:apply-style-name="ConditionalStyle_4" calcext:value="formula-is(AND(PlanningProjet.fin_tâche&gt;=[.AX$5];PlanningProjet.début_tâche&lt;[.AY$5]))" calcext:base-cell-address="Feuille3.AX9"/>
          </calcext:conditional-format>
          <calcext:conditional-format calcext:target-range-address="Feuille3.AY9:Feuille3.AY9">
            <calcext:condition calcext:apply-style-name="ConditionalStyle_6" calcext:value="formula-is(AND(TODAY()&gt;=[.AY$5];TODAY()&lt;[.AZ$5]))" calcext:base-cell-address="Feuille3.AY9"/>
          </calcext:conditional-format>
          <calcext:conditional-format calcext:target-range-address="Feuille3.AY9:Feuille3.AY9">
            <calcext:condition calcext:apply-style-name="ConditionalStyle_5" calcext:value="formula-is(AND(PlanningProjet.début_tâche&lt;=[.AY$5];ROUNDDOWN((PlanningProjet.fin_tâche-PlanningProjet.début_tâche+1)*PlanningProjet.avancement_tâche;0)+PlanningProjet.début_tâche-1&gt;=[.AY$5]))" calcext:base-cell-address="Feuille3.AY9"/>
            <calcext:condition calcext:apply-style-name="ConditionalStyle_4" calcext:value="formula-is(AND(PlanningProjet.fin_tâche&gt;=[.AY$5];PlanningProjet.début_tâche&lt;[.AZ$5]))" calcext:base-cell-address="Feuille3.AY9"/>
          </calcext:conditional-format>
          <calcext:conditional-format calcext:target-range-address="Feuille3.AZ9:Feuille3.AZ9">
            <calcext:condition calcext:apply-style-name="ConditionalStyle_6" calcext:value="formula-is(AND(TODAY()&gt;=[.AZ$5];TODAY()&lt;[.BA$5]))" calcext:base-cell-address="Feuille3.AZ9"/>
          </calcext:conditional-format>
          <calcext:conditional-format calcext:target-range-address="Feuille3.AZ9:Feuille3.AZ9">
            <calcext:condition calcext:apply-style-name="ConditionalStyle_5" calcext:value="formula-is(AND(PlanningProjet.début_tâche&lt;=[.AZ$5];ROUNDDOWN((PlanningProjet.fin_tâche-PlanningProjet.début_tâche+1)*PlanningProjet.avancement_tâche;0)+PlanningProjet.début_tâche-1&gt;=[.AZ$5]))" calcext:base-cell-address="Feuille3.AZ9"/>
            <calcext:condition calcext:apply-style-name="ConditionalStyle_4" calcext:value="formula-is(AND(PlanningProjet.fin_tâche&gt;=[.AZ$5];PlanningProjet.début_tâche&lt;[.BA$5]))" calcext:base-cell-address="Feuille3.AZ9"/>
          </calcext:conditional-format>
          <calcext:conditional-format calcext:target-range-address="Feuille3.BA9:Feuille3.BA9">
            <calcext:condition calcext:apply-style-name="ConditionalStyle_6" calcext:value="formula-is(AND(TODAY()&gt;=[.BA$5];TODAY()&lt;[.BB$5]))" calcext:base-cell-address="Feuille3.BA9"/>
          </calcext:conditional-format>
          <calcext:conditional-format calcext:target-range-address="Feuille3.BA9:Feuille3.BA9">
            <calcext:condition calcext:apply-style-name="ConditionalStyle_5" calcext:value="formula-is(AND(PlanningProjet.début_tâche&lt;=[.BA$5];ROUNDDOWN((PlanningProjet.fin_tâche-PlanningProjet.début_tâche+1)*PlanningProjet.avancement_tâche;0)+PlanningProjet.début_tâche-1&gt;=[.BA$5]))" calcext:base-cell-address="Feuille3.BA9"/>
            <calcext:condition calcext:apply-style-name="ConditionalStyle_4" calcext:value="formula-is(AND(PlanningProjet.fin_tâche&gt;=[.BA$5];PlanningProjet.début_tâche&lt;[.BB$5]))" calcext:base-cell-address="Feuille3.BA9"/>
          </calcext:conditional-format>
          <calcext:conditional-format calcext:target-range-address="Feuille3.BD9:Feuille3.BD9">
            <calcext:condition calcext:apply-style-name="ConditionalStyle_6" calcext:value="formula-is(AND(TODAY()&gt;=[.BD$5];TODAY()&lt;[.BE$5]))" calcext:base-cell-address="Feuille3.BD9"/>
          </calcext:conditional-format>
          <calcext:conditional-format calcext:target-range-address="Feuille3.BD9:Feuille3.BD9">
            <calcext:condition calcext:apply-style-name="ConditionalStyle_5" calcext:value="formula-is(AND(PlanningProjet.début_tâche&lt;=[.BD$5];ROUNDDOWN((PlanningProjet.fin_tâche-PlanningProjet.début_tâche+1)*PlanningProjet.avancement_tâche;0)+PlanningProjet.début_tâche-1&gt;=[.BD$5]))" calcext:base-cell-address="Feuille3.BD9"/>
            <calcext:condition calcext:apply-style-name="ConditionalStyle_4" calcext:value="formula-is(AND(PlanningProjet.fin_tâche&gt;=[.BD$5];PlanningProjet.début_tâche&lt;[.BE$5]))" calcext:base-cell-address="Feuille3.BD9"/>
          </calcext:conditional-format>
          <calcext:conditional-format calcext:target-range-address="Feuille3.BE9:Feuille3.BE9">
            <calcext:condition calcext:apply-style-name="ConditionalStyle_6" calcext:value="formula-is(AND(TODAY()&gt;=[.BE$5];TODAY()&lt;[.BF$5]))" calcext:base-cell-address="Feuille3.BE9"/>
          </calcext:conditional-format>
          <calcext:conditional-format calcext:target-range-address="Feuille3.BE9:Feuille3.BE9">
            <calcext:condition calcext:apply-style-name="ConditionalStyle_5" calcext:value="formula-is(AND(PlanningProjet.début_tâche&lt;=[.BE$5];ROUNDDOWN((PlanningProjet.fin_tâche-PlanningProjet.début_tâche+1)*PlanningProjet.avancement_tâche;0)+PlanningProjet.début_tâche-1&gt;=[.BE$5]))" calcext:base-cell-address="Feuille3.BE9"/>
            <calcext:condition calcext:apply-style-name="ConditionalStyle_4" calcext:value="formula-is(AND(PlanningProjet.fin_tâche&gt;=[.BE$5];PlanningProjet.début_tâche&lt;[.BF$5]))" calcext:base-cell-address="Feuille3.BE9"/>
          </calcext:conditional-format>
          <calcext:conditional-format calcext:target-range-address="Feuille3.AF11:Feuille3.AF11">
            <calcext:condition calcext:apply-style-name="ConditionalStyle_6" calcext:value="formula-is(AND(TODAY()&gt;=[.AF$5];TODAY()&lt;[.AG$5]))" calcext:base-cell-address="Feuille3.AF11"/>
          </calcext:conditional-format>
          <calcext:conditional-format calcext:target-range-address="Feuille3.AF11:Feuille3.AF11">
            <calcext:condition calcext:apply-style-name="ConditionalStyle_5" calcext:value="formula-is(AND(PlanningProjet.début_tâche&lt;=[.AF$5];ROUNDDOWN((PlanningProjet.fin_tâche-PlanningProjet.début_tâche+1)*PlanningProjet.avancement_tâche;0)+PlanningProjet.début_tâche-1&gt;=[.AF$5]))" calcext:base-cell-address="Feuille3.AF11"/>
            <calcext:condition calcext:apply-style-name="ConditionalStyle_4" calcext:value="formula-is(AND(PlanningProjet.fin_tâche&gt;=[.AF$5];PlanningProjet.début_tâche&lt;[.AG$5]))" calcext:base-cell-address="Feuille3.AF11"/>
          </calcext:conditional-format>
          <calcext:conditional-format calcext:target-range-address="Feuille3.AI11:Feuille3.AI11">
            <calcext:condition calcext:apply-style-name="ConditionalStyle_6" calcext:value="formula-is(AND(TODAY()&gt;=[.AI$5];TODAY()&lt;[.AJ$5]))" calcext:base-cell-address="Feuille3.AI11"/>
          </calcext:conditional-format>
          <calcext:conditional-format calcext:target-range-address="Feuille3.AI11:Feuille3.AI11">
            <calcext:condition calcext:apply-style-name="ConditionalStyle_5" calcext:value="formula-is(AND(PlanningProjet.début_tâche&lt;=[.AI$5];ROUNDDOWN((PlanningProjet.fin_tâche-PlanningProjet.début_tâche+1)*PlanningProjet.avancement_tâche;0)+PlanningProjet.début_tâche-1&gt;=[.AI$5]))" calcext:base-cell-address="Feuille3.AI11"/>
            <calcext:condition calcext:apply-style-name="ConditionalStyle_4" calcext:value="formula-is(AND(PlanningProjet.fin_tâche&gt;=[.AI$5];PlanningProjet.début_tâche&lt;[.AJ$5]))" calcext:base-cell-address="Feuille3.AI11"/>
          </calcext:conditional-format>
          <calcext:conditional-format calcext:target-range-address="Feuille3.AJ11:Feuille3.AJ11">
            <calcext:condition calcext:apply-style-name="ConditionalStyle_6" calcext:value="formula-is(AND(TODAY()&gt;=[.AJ$5];TODAY()&lt;[.AK$5]))" calcext:base-cell-address="Feuille3.AJ11"/>
          </calcext:conditional-format>
          <calcext:conditional-format calcext:target-range-address="Feuille3.AJ11:Feuille3.AJ11">
            <calcext:condition calcext:apply-style-name="ConditionalStyle_5" calcext:value="formula-is(AND(PlanningProjet.début_tâche&lt;=[.AJ$5];ROUNDDOWN((PlanningProjet.fin_tâche-PlanningProjet.début_tâche+1)*PlanningProjet.avancement_tâche;0)+PlanningProjet.début_tâche-1&gt;=[.AJ$5]))" calcext:base-cell-address="Feuille3.AJ11"/>
            <calcext:condition calcext:apply-style-name="ConditionalStyle_4" calcext:value="formula-is(AND(PlanningProjet.fin_tâche&gt;=[.AJ$5];PlanningProjet.début_tâche&lt;[.AK$5]))" calcext:base-cell-address="Feuille3.AJ11"/>
          </calcext:conditional-format>
          <calcext:conditional-format calcext:target-range-address="Feuille3.AL11:Feuille3.AL11">
            <calcext:condition calcext:apply-style-name="ConditionalStyle_6" calcext:value="formula-is(AND(TODAY()&gt;=[.AL$5];TODAY()&lt;[.AM$5]))" calcext:base-cell-address="Feuille3.AL11"/>
          </calcext:conditional-format>
          <calcext:conditional-format calcext:target-range-address="Feuille3.AL11:Feuille3.AL11">
            <calcext:condition calcext:apply-style-name="ConditionalStyle_5" calcext:value="formula-is(AND(PlanningProjet.début_tâche&lt;=[.AL$5];ROUNDDOWN((PlanningProjet.fin_tâche-PlanningProjet.début_tâche+1)*PlanningProjet.avancement_tâche;0)+PlanningProjet.début_tâche-1&gt;=[.AL$5]))" calcext:base-cell-address="Feuille3.AL11"/>
            <calcext:condition calcext:apply-style-name="ConditionalStyle_4" calcext:value="formula-is(AND(PlanningProjet.fin_tâche&gt;=[.AL$5];PlanningProjet.début_tâche&lt;[.AM$5]))" calcext:base-cell-address="Feuille3.AL11"/>
          </calcext:conditional-format>
          <calcext:conditional-format calcext:target-range-address="Feuille3.AL12:Feuille3.AL12">
            <calcext:condition calcext:apply-style-name="ConditionalStyle_6" calcext:value="formula-is(AND(TODAY()&gt;=[.AL$5];TODAY()&lt;[.AM$5]))" calcext:base-cell-address="Feuille3.AL12"/>
          </calcext:conditional-format>
          <calcext:conditional-format calcext:target-range-address="Feuille3.AL12:Feuille3.AL12">
            <calcext:condition calcext:apply-style-name="ConditionalStyle_5" calcext:value="formula-is(AND(PlanningProjet.début_tâche&lt;=[.AL$5];ROUNDDOWN((PlanningProjet.fin_tâche-PlanningProjet.début_tâche+1)*PlanningProjet.avancement_tâche;0)+PlanningProjet.début_tâche-1&gt;=[.AL$5]))" calcext:base-cell-address="Feuille3.AL12"/>
            <calcext:condition calcext:apply-style-name="ConditionalStyle_4" calcext:value="formula-is(AND(PlanningProjet.fin_tâche&gt;=[.AL$5];PlanningProjet.début_tâche&lt;[.AM$5]))" calcext:base-cell-address="Feuille3.AL12"/>
          </calcext:conditional-format>
          <calcext:conditional-format calcext:target-range-address="Feuille3.AK12:Feuille3.AK12">
            <calcext:condition calcext:apply-style-name="ConditionalStyle_6" calcext:value="formula-is(AND(TODAY()&gt;=[.AK$5];TODAY()&lt;[.AL$5]))" calcext:base-cell-address="Feuille3.AK12"/>
          </calcext:conditional-format>
          <calcext:conditional-format calcext:target-range-address="Feuille3.AK12:Feuille3.AK12">
            <calcext:condition calcext:apply-style-name="ConditionalStyle_5" calcext:value="formula-is(AND(PlanningProjet.début_tâche&lt;=[.AK$5];ROUNDDOWN((PlanningProjet.fin_tâche-PlanningProjet.début_tâche+1)*PlanningProjet.avancement_tâche;0)+PlanningProjet.début_tâche-1&gt;=[.AK$5]))" calcext:base-cell-address="Feuille3.AK12"/>
            <calcext:condition calcext:apply-style-name="ConditionalStyle_4" calcext:value="formula-is(AND(PlanningProjet.fin_tâche&gt;=[.AK$5];PlanningProjet.début_tâche&lt;[.AL$5]))" calcext:base-cell-address="Feuille3.AK12"/>
          </calcext:conditional-format>
          <calcext:conditional-format calcext:target-range-address="Feuille3.AJ12:Feuille3.AJ12">
            <calcext:condition calcext:apply-style-name="ConditionalStyle_6" calcext:value="formula-is(AND(TODAY()&gt;=[.AJ$5];TODAY()&lt;[.AK$5]))" calcext:base-cell-address="Feuille3.AJ12"/>
          </calcext:conditional-format>
          <calcext:conditional-format calcext:target-range-address="Feuille3.AJ12:Feuille3.AJ12">
            <calcext:condition calcext:apply-style-name="ConditionalStyle_5" calcext:value="formula-is(AND(PlanningProjet.début_tâche&lt;=[.AJ$5];ROUNDDOWN((PlanningProjet.fin_tâche-PlanningProjet.début_tâche+1)*PlanningProjet.avancement_tâche;0)+PlanningProjet.début_tâche-1&gt;=[.AJ$5]))" calcext:base-cell-address="Feuille3.AJ12"/>
            <calcext:condition calcext:apply-style-name="ConditionalStyle_4" calcext:value="formula-is(AND(PlanningProjet.fin_tâche&gt;=[.AJ$5];PlanningProjet.début_tâche&lt;[.AK$5]))" calcext:base-cell-address="Feuille3.AJ12"/>
          </calcext:conditional-format>
          <calcext:conditional-format calcext:target-range-address="Feuille3.AI12:Feuille3.AI12">
            <calcext:condition calcext:apply-style-name="ConditionalStyle_6" calcext:value="formula-is(AND(TODAY()&gt;=[.AI$5];TODAY()&lt;[.AJ$5]))" calcext:base-cell-address="Feuille3.AI12"/>
          </calcext:conditional-format>
          <calcext:conditional-format calcext:target-range-address="Feuille3.AI12:Feuille3.AI12">
            <calcext:condition calcext:apply-style-name="ConditionalStyle_5" calcext:value="formula-is(AND(PlanningProjet.début_tâche&lt;=[.AI$5];ROUNDDOWN((PlanningProjet.fin_tâche-PlanningProjet.début_tâche+1)*PlanningProjet.avancement_tâche;0)+PlanningProjet.début_tâche-1&gt;=[.AI$5]))" calcext:base-cell-address="Feuille3.AI12"/>
            <calcext:condition calcext:apply-style-name="ConditionalStyle_4" calcext:value="formula-is(AND(PlanningProjet.fin_tâche&gt;=[.AI$5];PlanningProjet.début_tâche&lt;[.AJ$5]))" calcext:base-cell-address="Feuille3.AI12"/>
          </calcext:conditional-format>
          <calcext:conditional-format calcext:target-range-address="Feuille3.AF12:Feuille3.AF12">
            <calcext:condition calcext:apply-style-name="ConditionalStyle_6" calcext:value="formula-is(AND(TODAY()&gt;=[.AF$5];TODAY()&lt;[.AG$5]))" calcext:base-cell-address="Feuille3.AF12"/>
          </calcext:conditional-format>
          <calcext:conditional-format calcext:target-range-address="Feuille3.AF12:Feuille3.AF12">
            <calcext:condition calcext:apply-style-name="ConditionalStyle_5" calcext:value="formula-is(AND(PlanningProjet.début_tâche&lt;=[.AF$5];ROUNDDOWN((PlanningProjet.fin_tâche-PlanningProjet.début_tâche+1)*PlanningProjet.avancement_tâche;0)+PlanningProjet.début_tâche-1&gt;=[.AF$5]))" calcext:base-cell-address="Feuille3.AF12"/>
            <calcext:condition calcext:apply-style-name="ConditionalStyle_4" calcext:value="formula-is(AND(PlanningProjet.fin_tâche&gt;=[.AF$5];PlanningProjet.début_tâche&lt;[.AG$5]))" calcext:base-cell-address="Feuille3.AF12"/>
          </calcext:conditional-format>
          <calcext:conditional-format calcext:target-range-address="Feuille3.AK11:Feuille3.AK11">
            <calcext:condition calcext:apply-style-name="ConditionalStyle_6" calcext:value="formula-is(AND(TODAY()&gt;=[.AK$5];TODAY()&lt;[.AL$5]))" calcext:base-cell-address="Feuille3.AK11"/>
          </calcext:conditional-format>
          <calcext:conditional-format calcext:target-range-address="Feuille3.AK11:Feuille3.AK11">
            <calcext:condition calcext:apply-style-name="ConditionalStyle_5" calcext:value="formula-is(AND(PlanningProjet.début_tâche&lt;=[.AK$5];ROUNDDOWN((PlanningProjet.fin_tâche-PlanningProjet.début_tâche+1)*PlanningProjet.avancement_tâche;0)+PlanningProjet.début_tâche-1&gt;=[.AK$5]))" calcext:base-cell-address="Feuille3.AK11"/>
            <calcext:condition calcext:apply-style-name="ConditionalStyle_4" calcext:value="formula-is(AND(PlanningProjet.fin_tâche&gt;=[.AK$5];PlanningProjet.début_tâche&lt;[.AL$5]))" calcext:base-cell-address="Feuille3.AK11"/>
          </calcext:conditional-format>
          <calcext:conditional-format calcext:target-range-address="Feuille3.AM11:Feuille3.AM11">
            <calcext:condition calcext:apply-style-name="ConditionalStyle_6" calcext:value="formula-is(AND(TODAY()&gt;=[.AM$5];TODAY()&lt;[.AN$5]))" calcext:base-cell-address="Feuille3.AM11"/>
          </calcext:conditional-format>
          <calcext:conditional-format calcext:target-range-address="Feuille3.AM11:Feuille3.AM11">
            <calcext:condition calcext:apply-style-name="ConditionalStyle_5" calcext:value="formula-is(AND(PlanningProjet.début_tâche&lt;=[.AM$5];ROUNDDOWN((PlanningProjet.fin_tâche-PlanningProjet.début_tâche+1)*PlanningProjet.avancement_tâche;0)+PlanningProjet.début_tâche-1&gt;=[.AM$5]))" calcext:base-cell-address="Feuille3.AM11"/>
            <calcext:condition calcext:apply-style-name="ConditionalStyle_4" calcext:value="formula-is(AND(PlanningProjet.fin_tâche&gt;=[.AM$5];PlanningProjet.début_tâche&lt;[.AN$5]))" calcext:base-cell-address="Feuille3.AM11"/>
          </calcext:conditional-format>
          <calcext:conditional-format calcext:target-range-address="Feuille3.AP11:Feuille3.AP11">
            <calcext:condition calcext:apply-style-name="ConditionalStyle_6" calcext:value="formula-is(AND(TODAY()&gt;=[.AP$5];TODAY()&lt;[.AQ$5]))" calcext:base-cell-address="Feuille3.AP11"/>
          </calcext:conditional-format>
          <calcext:conditional-format calcext:target-range-address="Feuille3.AP11:Feuille3.AP11">
            <calcext:condition calcext:apply-style-name="ConditionalStyle_5" calcext:value="formula-is(AND(PlanningProjet.début_tâche&lt;=[.AP$5];ROUNDDOWN((PlanningProjet.fin_tâche-PlanningProjet.début_tâche+1)*PlanningProjet.avancement_tâche;0)+PlanningProjet.début_tâche-1&gt;=[.AP$5]))" calcext:base-cell-address="Feuille3.AP11"/>
            <calcext:condition calcext:apply-style-name="ConditionalStyle_4" calcext:value="formula-is(AND(PlanningProjet.fin_tâche&gt;=[.AP$5];PlanningProjet.début_tâche&lt;[.AQ$5]))" calcext:base-cell-address="Feuille3.AP11"/>
          </calcext:conditional-format>
          <calcext:conditional-format calcext:target-range-address="Feuille3.AQ11:Feuille3.AQ11">
            <calcext:condition calcext:apply-style-name="ConditionalStyle_6" calcext:value="formula-is(AND(TODAY()&gt;=[.AQ$5];TODAY()&lt;[.AR$5]))" calcext:base-cell-address="Feuille3.AQ11"/>
          </calcext:conditional-format>
          <calcext:conditional-format calcext:target-range-address="Feuille3.AQ11:Feuille3.AQ11">
            <calcext:condition calcext:apply-style-name="ConditionalStyle_5" calcext:value="formula-is(AND(PlanningProjet.début_tâche&lt;=[.AQ$5];ROUNDDOWN((PlanningProjet.fin_tâche-PlanningProjet.début_tâche+1)*PlanningProjet.avancement_tâche;0)+PlanningProjet.début_tâche-1&gt;=[.AQ$5]))" calcext:base-cell-address="Feuille3.AQ11"/>
            <calcext:condition calcext:apply-style-name="ConditionalStyle_4" calcext:value="formula-is(AND(PlanningProjet.fin_tâche&gt;=[.AQ$5];PlanningProjet.début_tâche&lt;[.AR$5]))" calcext:base-cell-address="Feuille3.AQ11"/>
          </calcext:conditional-format>
          <calcext:conditional-format calcext:target-range-address="Feuille3.BK11:Feuille3.BK11">
            <calcext:condition calcext:apply-style-name="ConditionalStyle_6" calcext:value="formula-is(AND(TODAY()&gt;=[.BK$5];TODAY()&lt;[.BL$5]))" calcext:base-cell-address="Feuille3.BK11"/>
          </calcext:conditional-format>
          <calcext:conditional-format calcext:target-range-address="Feuille3.BK11:Feuille3.BK11">
            <calcext:condition calcext:apply-style-name="ConditionalStyle_5" calcext:value="formula-is(AND(PlanningProjet.début_tâche&lt;=[.BK$5];ROUNDDOWN((PlanningProjet.fin_tâche-PlanningProjet.début_tâche+1)*PlanningProjet.avancement_tâche;0)+PlanningProjet.début_tâche-1&gt;=[.BK$5]))" calcext:base-cell-address="Feuille3.BK11"/>
            <calcext:condition calcext:apply-style-name="ConditionalStyle_4" calcext:value="formula-is(AND(PlanningProjet.fin_tâche&gt;=[.BK$5];PlanningProjet.début_tâche&lt;[.BL$5]))" calcext:base-cell-address="Feuille3.BK11"/>
          </calcext:conditional-format>
          <calcext:conditional-format calcext:target-range-address="Feuille3.BL11:Feuille3.BL11">
            <calcext:condition calcext:apply-style-name="ConditionalStyle_6" calcext:value="formula-is(AND(TODAY()&gt;=[.BL$5];TODAY()&lt;[.BM$5]))" calcext:base-cell-address="Feuille3.BL11"/>
          </calcext:conditional-format>
          <calcext:conditional-format calcext:target-range-address="Feuille3.BL11:Feuille3.BL11">
            <calcext:condition calcext:apply-style-name="ConditionalStyle_5" calcext:value="formula-is(AND(PlanningProjet.début_tâche&lt;=[.BL$5];ROUNDDOWN((PlanningProjet.fin_tâche-PlanningProjet.début_tâche+1)*PlanningProjet.avancement_tâche;0)+PlanningProjet.début_tâche-1&gt;=[.BL$5]))" calcext:base-cell-address="Feuille3.BL11"/>
            <calcext:condition calcext:apply-style-name="ConditionalStyle_4" calcext:value="formula-is(AND(PlanningProjet.fin_tâche&gt;=[.BL$5];PlanningProjet.début_tâche&lt;[.BM$5]))" calcext:base-cell-address="Feuille3.BL11"/>
          </calcext:conditional-format>
          <calcext:conditional-format calcext:target-range-address="Feuille3.BM11:Feuille3.BM11">
            <calcext:condition calcext:apply-style-name="ConditionalStyle_6" calcext:value="formula-is(AND(TODAY()&gt;=[.BM$5];TODAY()&lt;[.BN$5]))" calcext:base-cell-address="Feuille3.BM11"/>
          </calcext:conditional-format>
          <calcext:conditional-format calcext:target-range-address="Feuille3.BM11:Feuille3.BM11">
            <calcext:condition calcext:apply-style-name="ConditionalStyle_5" calcext:value="formula-is(AND(PlanningProjet.début_tâche&lt;=[.BM$5];ROUNDDOWN((PlanningProjet.fin_tâche-PlanningProjet.début_tâche+1)*PlanningProjet.avancement_tâche;0)+PlanningProjet.début_tâche-1&gt;=[.BM$5]))" calcext:base-cell-address="Feuille3.BM11"/>
            <calcext:condition calcext:apply-style-name="ConditionalStyle_4" calcext:value="formula-is(AND(PlanningProjet.fin_tâche&gt;=[.BM$5];PlanningProjet.début_tâche&lt;[.BN$5]))" calcext:base-cell-address="Feuille3.BM11"/>
          </calcext:conditional-format>
          <calcext:conditional-format calcext:target-range-address="Feuille3.BN11:Feuille3.BN11">
            <calcext:condition calcext:apply-style-name="ConditionalStyle_6" calcext:value="formula-is(AND(TODAY()&gt;=[.BN$5];TODAY()&lt;[.BO$5]))" calcext:base-cell-address="Feuille3.BN11"/>
          </calcext:conditional-format>
          <calcext:conditional-format calcext:target-range-address="Feuille3.BN11:Feuille3.BN11">
            <calcext:condition calcext:apply-style-name="ConditionalStyle_5" calcext:value="formula-is(AND(PlanningProjet.début_tâche&lt;=[.BN$5];ROUNDDOWN((PlanningProjet.fin_tâche-PlanningProjet.début_tâche+1)*PlanningProjet.avancement_tâche;0)+PlanningProjet.début_tâche-1&gt;=[.BN$5]))" calcext:base-cell-address="Feuille3.BN11"/>
            <calcext:condition calcext:apply-style-name="ConditionalStyle_4" calcext:value="formula-is(AND(PlanningProjet.fin_tâche&gt;=[.BN$5];PlanningProjet.début_tâche&lt;[.BO$5]))" calcext:base-cell-address="Feuille3.BN11"/>
          </calcext:conditional-format>
          <calcext:conditional-format calcext:target-range-address="Feuille3.BO11:Feuille3.BO11">
            <calcext:condition calcext:apply-style-name="ConditionalStyle_6" calcext:value="formula-is(AND(TODAY()&gt;=[.BO$5];TODAY()&lt;[.BP$5]))" calcext:base-cell-address="Feuille3.BO11"/>
          </calcext:conditional-format>
          <calcext:conditional-format calcext:target-range-address="Feuille3.BO11:Feuille3.BO11">
            <calcext:condition calcext:apply-style-name="ConditionalStyle_5" calcext:value="formula-is(AND(PlanningProjet.début_tâche&lt;=[.BO$5];ROUNDDOWN((PlanningProjet.fin_tâche-PlanningProjet.début_tâche+1)*PlanningProjet.avancement_tâche;0)+PlanningProjet.début_tâche-1&gt;=[.BO$5]))" calcext:base-cell-address="Feuille3.BO11"/>
            <calcext:condition calcext:apply-style-name="ConditionalStyle_4" calcext:value="formula-is(AND(PlanningProjet.fin_tâche&gt;=[.BO$5];PlanningProjet.début_tâche&lt;[.BP$5]))" calcext:base-cell-address="Feuille3.BO11"/>
          </calcext:conditional-format>
          <calcext:conditional-format calcext:target-range-address="Feuille3.BR11:Feuille3.BR11">
            <calcext:condition calcext:apply-style-name="ConditionalStyle_6" calcext:value="formula-is(AND(TODAY()&gt;=[.BR$5];TODAY()&lt;[.BS$5]))" calcext:base-cell-address="Feuille3.BR11"/>
          </calcext:conditional-format>
          <calcext:conditional-format calcext:target-range-address="Feuille3.BR11:Feuille3.BR11">
            <calcext:condition calcext:apply-style-name="ConditionalStyle_5" calcext:value="formula-is(AND(PlanningProjet.début_tâche&lt;=[.BR$5];ROUNDDOWN((PlanningProjet.fin_tâche-PlanningProjet.début_tâche+1)*PlanningProjet.avancement_tâche;0)+PlanningProjet.début_tâche-1&gt;=[.BR$5]))" calcext:base-cell-address="Feuille3.BR11"/>
            <calcext:condition calcext:apply-style-name="ConditionalStyle_4" calcext:value="formula-is(AND(PlanningProjet.fin_tâche&gt;=[.BR$5];PlanningProjet.début_tâche&lt;[.BS$5]))" calcext:base-cell-address="Feuille3.BR11"/>
          </calcext:conditional-format>
          <calcext:conditional-format calcext:target-range-address="Feuille3.BS11:Feuille3.BS11">
            <calcext:condition calcext:apply-style-name="ConditionalStyle_6" calcext:value="formula-is(AND(TODAY()&gt;=[.BS$5];TODAY()&lt;[.BT$5]))" calcext:base-cell-address="Feuille3.BS11"/>
          </calcext:conditional-format>
          <calcext:conditional-format calcext:target-range-address="Feuille3.BS11:Feuille3.BS11">
            <calcext:condition calcext:apply-style-name="ConditionalStyle_5" calcext:value="formula-is(AND(PlanningProjet.début_tâche&lt;=[.BS$5];ROUNDDOWN((PlanningProjet.fin_tâche-PlanningProjet.début_tâche+1)*PlanningProjet.avancement_tâche;0)+PlanningProjet.début_tâche-1&gt;=[.BS$5]))" calcext:base-cell-address="Feuille3.BS11"/>
            <calcext:condition calcext:apply-style-name="ConditionalStyle_4" calcext:value="formula-is(AND(PlanningProjet.fin_tâche&gt;=[.BS$5];PlanningProjet.début_tâche&lt;[.BT$5]))" calcext:base-cell-address="Feuille3.BS11"/>
          </calcext:conditional-format>
          <calcext:conditional-format calcext:target-range-address="Feuille3.BT11:Feuille3.BT11">
            <calcext:condition calcext:apply-style-name="ConditionalStyle_6" calcext:value="formula-is(AND(TODAY()&gt;=[.BT$5];TODAY()&lt;[.BU$5]))" calcext:base-cell-address="Feuille3.BT11"/>
          </calcext:conditional-format>
          <calcext:conditional-format calcext:target-range-address="Feuille3.BT11:Feuille3.BT11">
            <calcext:condition calcext:apply-style-name="ConditionalStyle_5" calcext:value="formula-is(AND(PlanningProjet.début_tâche&lt;=[.BT$5];ROUNDDOWN((PlanningProjet.fin_tâche-PlanningProjet.début_tâche+1)*PlanningProjet.avancement_tâche;0)+PlanningProjet.début_tâche-1&gt;=[.BT$5]))" calcext:base-cell-address="Feuille3.BT11"/>
            <calcext:condition calcext:apply-style-name="ConditionalStyle_4" calcext:value="formula-is(AND(PlanningProjet.fin_tâche&gt;=[.BT$5];PlanningProjet.début_tâche&lt;[.BU$5]))" calcext:base-cell-address="Feuille3.BT11"/>
          </calcext:conditional-format>
          <calcext:conditional-format calcext:target-range-address="Feuille3.BU11:Feuille3.BU11">
            <calcext:condition calcext:apply-style-name="ConditionalStyle_6" calcext:value="formula-is(AND(TODAY()&gt;=[.BU$5];TODAY()&lt;[.BV$5]))" calcext:base-cell-address="Feuille3.BU11"/>
          </calcext:conditional-format>
          <calcext:conditional-format calcext:target-range-address="Feuille3.BU11:Feuille3.BU11">
            <calcext:condition calcext:apply-style-name="ConditionalStyle_5" calcext:value="formula-is(AND(PlanningProjet.début_tâche&lt;=[.BU$5];ROUNDDOWN((PlanningProjet.fin_tâche-PlanningProjet.début_tâche+1)*PlanningProjet.avancement_tâche;0)+PlanningProjet.début_tâche-1&gt;=[.BU$5]))" calcext:base-cell-address="Feuille3.BU11"/>
            <calcext:condition calcext:apply-style-name="ConditionalStyle_4" calcext:value="formula-is(AND(PlanningProjet.fin_tâche&gt;=[.BU$5];PlanningProjet.début_tâche&lt;[.BV$5]))" calcext:base-cell-address="Feuille3.BU11"/>
          </calcext:conditional-format>
          <calcext:conditional-format calcext:target-range-address="Feuille3.BV11:Feuille3.BV11">
            <calcext:condition calcext:apply-style-name="ConditionalStyle_6" calcext:value="formula-is(AND(TODAY()&gt;=[.BV$5];TODAY()&lt;[.BW$5]))" calcext:base-cell-address="Feuille3.BV11"/>
          </calcext:conditional-format>
          <calcext:conditional-format calcext:target-range-address="Feuille3.BV11:Feuille3.BV11">
            <calcext:condition calcext:apply-style-name="ConditionalStyle_5" calcext:value="formula-is(AND(PlanningProjet.début_tâche&lt;=[.BV$5];ROUNDDOWN((PlanningProjet.fin_tâche-PlanningProjet.début_tâche+1)*PlanningProjet.avancement_tâche;0)+PlanningProjet.début_tâche-1&gt;=[.BV$5]))" calcext:base-cell-address="Feuille3.BV11"/>
            <calcext:condition calcext:apply-style-name="ConditionalStyle_4" calcext:value="formula-is(AND(PlanningProjet.fin_tâche&gt;=[.BV$5];PlanningProjet.début_tâche&lt;[.BW$5]))" calcext:base-cell-address="Feuille3.BV11"/>
          </calcext:conditional-format>
          <calcext:conditional-format calcext:target-range-address="Feuille3.BF9:Feuille3.BF9">
            <calcext:condition calcext:apply-style-name="ConditionalStyle_6" calcext:value="formula-is(AND(TODAY()&gt;=[.BF$5];TODAY()&lt;[.BG$5]))" calcext:base-cell-address="Feuille3.BF9"/>
          </calcext:conditional-format>
          <calcext:conditional-format calcext:target-range-address="Feuille3.BF9:Feuille3.BF9">
            <calcext:condition calcext:apply-style-name="ConditionalStyle_5" calcext:value="formula-is(AND(PlanningProjet.début_tâche&lt;=[.BF$5];ROUNDDOWN((PlanningProjet.fin_tâche-PlanningProjet.début_tâche+1)*PlanningProjet.avancement_tâche;0)+PlanningProjet.début_tâche-1&gt;=[.BF$5]))" calcext:base-cell-address="Feuille3.BF9"/>
            <calcext:condition calcext:apply-style-name="ConditionalStyle_4" calcext:value="formula-is(AND(PlanningProjet.fin_tâche&gt;=[.BF$5];PlanningProjet.début_tâche&lt;[.BG$5]))" calcext:base-cell-address="Feuille3.BF9"/>
          </calcext:conditional-format>
          <calcext:conditional-format calcext:target-range-address="Feuille3.BG9:Feuille3.BG9">
            <calcext:condition calcext:apply-style-name="ConditionalStyle_6" calcext:value="formula-is(AND(TODAY()&gt;=[.BG$5];TODAY()&lt;[.BH$5]))" calcext:base-cell-address="Feuille3.BG9"/>
          </calcext:conditional-format>
          <calcext:conditional-format calcext:target-range-address="Feuille3.BG9:Feuille3.BG9">
            <calcext:condition calcext:apply-style-name="ConditionalStyle_5" calcext:value="formula-is(AND(PlanningProjet.début_tâche&lt;=[.BG$5];ROUNDDOWN((PlanningProjet.fin_tâche-PlanningProjet.début_tâche+1)*PlanningProjet.avancement_tâche;0)+PlanningProjet.début_tâche-1&gt;=[.BG$5]))" calcext:base-cell-address="Feuille3.BG9"/>
            <calcext:condition calcext:apply-style-name="ConditionalStyle_4" calcext:value="formula-is(AND(PlanningProjet.fin_tâche&gt;=[.BG$5];PlanningProjet.début_tâche&lt;[.BH$5]))" calcext:base-cell-address="Feuille3.BG9"/>
          </calcext:conditional-format>
          <calcext:conditional-format calcext:target-range-address="Feuille3.BH9:Feuille3.BH9">
            <calcext:condition calcext:apply-style-name="ConditionalStyle_6" calcext:value="formula-is(AND(TODAY()&gt;=[.BH$5];TODAY()&lt;[.BI$5]))" calcext:base-cell-address="Feuille3.BH9"/>
          </calcext:conditional-format>
          <calcext:conditional-format calcext:target-range-address="Feuille3.BH9:Feuille3.BH9">
            <calcext:condition calcext:apply-style-name="ConditionalStyle_5" calcext:value="formula-is(AND(PlanningProjet.début_tâche&lt;=[.BH$5];ROUNDDOWN((PlanningProjet.fin_tâche-PlanningProjet.début_tâche+1)*PlanningProjet.avancement_tâche;0)+PlanningProjet.début_tâche-1&gt;=[.BH$5]))" calcext:base-cell-address="Feuille3.BH9"/>
            <calcext:condition calcext:apply-style-name="ConditionalStyle_4" calcext:value="formula-is(AND(PlanningProjet.fin_tâche&gt;=[.BH$5];PlanningProjet.début_tâche&lt;[.BI$5]))" calcext:base-cell-address="Feuille3.BH9"/>
          </calcext:conditional-format>
          <calcext:conditional-format calcext:target-range-address="Feuille3.BY11:Feuille3.BY11">
            <calcext:condition calcext:apply-style-name="ConditionalStyle_6" calcext:value="formula-is(AND(TODAY()&gt;=[.BY$5];TODAY()&lt;[.BZ$5]))" calcext:base-cell-address="Feuille3.BY11"/>
          </calcext:conditional-format>
          <calcext:conditional-format calcext:target-range-address="Feuille3.BY11:Feuille3.BY11">
            <calcext:condition calcext:apply-style-name="ConditionalStyle_5" calcext:value="formula-is(AND(PlanningProjet.début_tâche&lt;=[.BY$5];ROUNDDOWN((PlanningProjet.fin_tâche-PlanningProjet.début_tâche+1)*PlanningProjet.avancement_tâche;0)+PlanningProjet.début_tâche-1&gt;=[.BY$5]))" calcext:base-cell-address="Feuille3.BY11"/>
            <calcext:condition calcext:apply-style-name="ConditionalStyle_4" calcext:value="formula-is(AND(PlanningProjet.fin_tâche&gt;=[.BY$5];PlanningProjet.début_tâche&lt;[.BZ$5]))" calcext:base-cell-address="Feuille3.BY11"/>
          </calcext:conditional-format>
          <calcext:conditional-format calcext:target-range-address="Feuille3.BZ11:Feuille3.BZ11">
            <calcext:condition calcext:apply-style-name="ConditionalStyle_6" calcext:value="formula-is(AND(TODAY()&gt;=[.BZ$5];TODAY()&lt;[.CA$5]))" calcext:base-cell-address="Feuille3.BZ11"/>
          </calcext:conditional-format>
          <calcext:conditional-format calcext:target-range-address="Feuille3.BZ11:Feuille3.BZ11">
            <calcext:condition calcext:apply-style-name="ConditionalStyle_5" calcext:value="formula-is(AND(PlanningProjet.début_tâche&lt;=[.BZ$5];ROUNDDOWN((PlanningProjet.fin_tâche-PlanningProjet.début_tâche+1)*PlanningProjet.avancement_tâche;0)+PlanningProjet.début_tâche-1&gt;=[.BZ$5]))" calcext:base-cell-address="Feuille3.BZ11"/>
            <calcext:condition calcext:apply-style-name="ConditionalStyle_4" calcext:value="formula-is(AND(PlanningProjet.fin_tâche&gt;=[.BZ$5];PlanningProjet.début_tâche&lt;[.CA$5]))" calcext:base-cell-address="Feuille3.BZ11"/>
          </calcext:conditional-format>
          <calcext:conditional-format calcext:target-range-address="Feuille3.CA11:Feuille3.CA11">
            <calcext:condition calcext:apply-style-name="ConditionalStyle_6" calcext:value="formula-is(AND(TODAY()&gt;=[.CA$5];TODAY()&lt;[.CB$5]))" calcext:base-cell-address="Feuille3.CA11"/>
          </calcext:conditional-format>
          <calcext:conditional-format calcext:target-range-address="Feuille3.CA11:Feuille3.CA11">
            <calcext:condition calcext:apply-style-name="ConditionalStyle_5" calcext:value="formula-is(AND(PlanningProjet.début_tâche&lt;=[.CA$5];ROUNDDOWN((PlanningProjet.fin_tâche-PlanningProjet.début_tâche+1)*PlanningProjet.avancement_tâche;0)+PlanningProjet.début_tâche-1&gt;=[.CA$5]))" calcext:base-cell-address="Feuille3.CA11"/>
            <calcext:condition calcext:apply-style-name="ConditionalStyle_4" calcext:value="formula-is(AND(PlanningProjet.fin_tâche&gt;=[.CA$5];PlanningProjet.début_tâche&lt;[.CB$5]))" calcext:base-cell-address="Feuille3.CA11"/>
          </calcext:conditional-format>
          <calcext:conditional-format calcext:target-range-address="Feuille3.CB11:Feuille3.CB11">
            <calcext:condition calcext:apply-style-name="ConditionalStyle_6" calcext:value="formula-is(AND(TODAY()&gt;=[.CB$5];TODAY()&lt;[.CC$5]))" calcext:base-cell-address="Feuille3.CB11"/>
          </calcext:conditional-format>
          <calcext:conditional-format calcext:target-range-address="Feuille3.CB11:Feuille3.CB11">
            <calcext:condition calcext:apply-style-name="ConditionalStyle_5" calcext:value="formula-is(AND(PlanningProjet.début_tâche&lt;=[.CB$5];ROUNDDOWN((PlanningProjet.fin_tâche-PlanningProjet.début_tâche+1)*PlanningProjet.avancement_tâche;0)+PlanningProjet.début_tâche-1&gt;=[.CB$5]))" calcext:base-cell-address="Feuille3.CB11"/>
            <calcext:condition calcext:apply-style-name="ConditionalStyle_4" calcext:value="formula-is(AND(PlanningProjet.fin_tâche&gt;=[.CB$5];PlanningProjet.début_tâche&lt;[.CC$5]))" calcext:base-cell-address="Feuille3.CB11"/>
          </calcext:conditional-format>
          <calcext:conditional-format calcext:target-range-address="Feuille3.CC11:Feuille3.CC11">
            <calcext:condition calcext:apply-style-name="ConditionalStyle_6" calcext:value="formula-is(AND(TODAY()&gt;=[.CC$5];TODAY()&lt;[.CD$5]))" calcext:base-cell-address="Feuille3.CC11"/>
          </calcext:conditional-format>
          <calcext:conditional-format calcext:target-range-address="Feuille3.CC11:Feuille3.CC11">
            <calcext:condition calcext:apply-style-name="ConditionalStyle_5" calcext:value="formula-is(AND(PlanningProjet.début_tâche&lt;=[.CC$5];ROUNDDOWN((PlanningProjet.fin_tâche-PlanningProjet.début_tâche+1)*PlanningProjet.avancement_tâche;0)+PlanningProjet.début_tâche-1&gt;=[.CC$5]))" calcext:base-cell-address="Feuille3.CC11"/>
            <calcext:condition calcext:apply-style-name="ConditionalStyle_4" calcext:value="formula-is(AND(PlanningProjet.fin_tâche&gt;=[.CC$5];PlanningProjet.début_tâche&lt;[.CD$5]))" calcext:base-cell-address="Feuille3.CC11"/>
          </calcext:conditional-format>
          <calcext:conditional-format calcext:target-range-address="Feuille3.BY8:Feuille3.BY8">
            <calcext:condition calcext:apply-style-name="ConditionalStyle_6" calcext:value="formula-is(AND(TODAY()&gt;=[.BY$5];TODAY()&lt;[.BZ$5]))" calcext:base-cell-address="Feuille3.BY8"/>
          </calcext:conditional-format>
          <calcext:conditional-format calcext:target-range-address="Feuille3.BY8:Feuille3.BY8">
            <calcext:condition calcext:apply-style-name="ConditionalStyle_5" calcext:value="formula-is(AND(PlanningProjet.début_tâche&lt;=[.BY$5];ROUNDDOWN((PlanningProjet.fin_tâche-PlanningProjet.début_tâche+1)*PlanningProjet.avancement_tâche;0)+PlanningProjet.début_tâche-1&gt;=[.BY$5]))" calcext:base-cell-address="Feuille3.BY8"/>
            <calcext:condition calcext:apply-style-name="ConditionalStyle_4" calcext:value="formula-is(AND(PlanningProjet.fin_tâche&gt;=[.BY$5];PlanningProjet.début_tâche&lt;[.BZ$5]))" calcext:base-cell-address="Feuille3.BY8"/>
          </calcext:conditional-format>
          <calcext:conditional-format calcext:target-range-address="Feuille3.BZ8:Feuille3.BZ8">
            <calcext:condition calcext:apply-style-name="ConditionalStyle_6" calcext:value="formula-is(AND(TODAY()&gt;=[.BZ$5];TODAY()&lt;[.CA$5]))" calcext:base-cell-address="Feuille3.BZ8"/>
          </calcext:conditional-format>
          <calcext:conditional-format calcext:target-range-address="Feuille3.BZ8:Feuille3.BZ8">
            <calcext:condition calcext:apply-style-name="ConditionalStyle_5" calcext:value="formula-is(AND(PlanningProjet.début_tâche&lt;=[.BZ$5];ROUNDDOWN((PlanningProjet.fin_tâche-PlanningProjet.début_tâche+1)*PlanningProjet.avancement_tâche;0)+PlanningProjet.début_tâche-1&gt;=[.BZ$5]))" calcext:base-cell-address="Feuille3.BZ8"/>
            <calcext:condition calcext:apply-style-name="ConditionalStyle_4" calcext:value="formula-is(AND(PlanningProjet.fin_tâche&gt;=[.BZ$5];PlanningProjet.début_tâche&lt;[.CA$5]))" calcext:base-cell-address="Feuille3.BZ8"/>
          </calcext:conditional-format>
          <calcext:conditional-format calcext:target-range-address="Feuille3.CA8:Feuille3.CA8">
            <calcext:condition calcext:apply-style-name="ConditionalStyle_6" calcext:value="formula-is(AND(TODAY()&gt;=[.CA$5];TODAY()&lt;[.CB$5]))" calcext:base-cell-address="Feuille3.CA8"/>
          </calcext:conditional-format>
          <calcext:conditional-format calcext:target-range-address="Feuille3.CA8:Feuille3.CA8">
            <calcext:condition calcext:apply-style-name="ConditionalStyle_5" calcext:value="formula-is(AND(PlanningProjet.début_tâche&lt;=[.CA$5];ROUNDDOWN((PlanningProjet.fin_tâche-PlanningProjet.début_tâche+1)*PlanningProjet.avancement_tâche;0)+PlanningProjet.début_tâche-1&gt;=[.CA$5]))" calcext:base-cell-address="Feuille3.CA8"/>
            <calcext:condition calcext:apply-style-name="ConditionalStyle_4" calcext:value="formula-is(AND(PlanningProjet.fin_tâche&gt;=[.CA$5];PlanningProjet.début_tâche&lt;[.CB$5]))" calcext:base-cell-address="Feuille3.CA8"/>
          </calcext:conditional-format>
          <calcext:conditional-format calcext:target-range-address="Feuille3.CB8:Feuille3.CB8">
            <calcext:condition calcext:apply-style-name="ConditionalStyle_6" calcext:value="formula-is(AND(TODAY()&gt;=[.CB$5];TODAY()&lt;[.CC$5]))" calcext:base-cell-address="Feuille3.CB8"/>
          </calcext:conditional-format>
          <calcext:conditional-format calcext:target-range-address="Feuille3.CB8:Feuille3.CB8">
            <calcext:condition calcext:apply-style-name="ConditionalStyle_5" calcext:value="formula-is(AND(PlanningProjet.début_tâche&lt;=[.CB$5];ROUNDDOWN((PlanningProjet.fin_tâche-PlanningProjet.début_tâche+1)*PlanningProjet.avancement_tâche;0)+PlanningProjet.début_tâche-1&gt;=[.CB$5]))" calcext:base-cell-address="Feuille3.CB8"/>
            <calcext:condition calcext:apply-style-name="ConditionalStyle_4" calcext:value="formula-is(AND(PlanningProjet.fin_tâche&gt;=[.CB$5];PlanningProjet.début_tâche&lt;[.CC$5]))" calcext:base-cell-address="Feuille3.CB8"/>
          </calcext:conditional-format>
          <calcext:conditional-format calcext:target-range-address="Feuille3.CC8:Feuille3.CC8">
            <calcext:condition calcext:apply-style-name="ConditionalStyle_6" calcext:value="formula-is(AND(TODAY()&gt;=[.CC$5];TODAY()&lt;[.CD$5]))" calcext:base-cell-address="Feuille3.CC8"/>
          </calcext:conditional-format>
          <calcext:conditional-format calcext:target-range-address="Feuille3.CC8:Feuille3.CC8">
            <calcext:condition calcext:apply-style-name="ConditionalStyle_5" calcext:value="formula-is(AND(PlanningProjet.début_tâche&lt;=[.CC$5];ROUNDDOWN((PlanningProjet.fin_tâche-PlanningProjet.début_tâche+1)*PlanningProjet.avancement_tâche;0)+PlanningProjet.début_tâche-1&gt;=[.CC$5]))" calcext:base-cell-address="Feuille3.CC8"/>
            <calcext:condition calcext:apply-style-name="ConditionalStyle_4" calcext:value="formula-is(AND(PlanningProjet.fin_tâche&gt;=[.CC$5];PlanningProjet.début_tâche&lt;[.CD$5]))" calcext:base-cell-address="Feuille3.CC8"/>
          </calcext:conditional-format>
        </calcext:conditional-formats>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loext:text> </loext:text>
      <loext:fill-character> </loext:fill-character>
      <number:number number:decimal-places="0" loext:min-decimal-places="0" number:min-integer-digits="1" number:grouping="true"/>
      <number:text> € </number:text>
    </number:number-style>
    <number:number-style style:name="N110P1" style:volatile="true">
      <loext:text>-</loext:text>
      <loext:fill-character> </loext:fill-character>
      <number:number number:decimal-places="0" loext:min-decimal-places="0" number:min-integer-digits="1" number:grouping="true"/>
      <number:text> € </number:text>
    </number:number-style>
    <number:number-style style:name="N110P2" style:volatile="true">
      <loext:text> </loext:text>
      <loext:fill-character> </loext:fill-character>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4P0" style:volatile="true">
      <number:day/>
      <number:text>/</number:text>
      <number:month/>
      <number:text>/</number:text>
      <number:year/>
    </number:date-style>
    <number:text-style style:name="N124">
      <number:text-content/>
      <style:map style:condition="value()&lt;=1.79769313486232E+308" style:apply-style-name="N124P0"/>
    </number:text-style>
    <number:date-style style:name="N125">
      <number:day-of-week/>
      <number:text>, </number:text>
      <number:day/>
      <number:text>/</number:text>
      <number:month/>
      <number:text>/</number:text>
      <number:year number:style="long"/>
    </number:date-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number:date-style style:name="N130">
      <number:day/>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124">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2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22">
      <style:table-cell-properties style:diagonal-bl-tr="none" style:diagonal-tl-br="none" fo:border="0.74pt solid #a6a6a6"/>
    </style:style>
    <style:style style:name="Excel_20_Built-in_20_Comma_20__5b_0_5d_" style:display-name="Excel Built-in Comma [0]" style:family="table-cell" style:parent-style-name="Default" style:data-style-name="N118"/>
    <style:style style:name="Excel_20_Built-in_20_Currency" style:display-name="Excel Built-in Currency" style:family="table-cell" style:parent-style-name="Default" style:data-style-name="N114"/>
    <style:style style:name="Excel_20_Built-in_20_Currency_20__5b_0_5d_" style:display-name="Excel Built-in Currency [0]" style:family="table-cell" style:parent-style-name="Default" style:data-style-name="N110"/>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6.51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18mm 0.26mm 0.18m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13.02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6" style:display-name="ConditionalStyle_6" style:family="table-cell" style:parent-style-name="Default">
      <style:table-cell-properties fo:border-bottom="none" fo:border-left="0.74pt solid #c00000" fo:border-right="0.74pt solid #c00000" fo:border-top="none"/>
    </style:style>
    <style:style style:name="ConditionalStyle_5f_5" style:display-name="ConditionalStyle_5" style:family="table-cell" style:parent-style-name="Default">
      <style:table-cell-properties fo:background-color="#a6a6a6"/>
    </style:style>
    <style:style style:name="ConditionalStyle_5f_4" style:display-name="ConditionalStyle_4" style:family="table-cell" style:parent-style-name="Default">
      <style:table-cell-properties fo:background-color="#8064a2" fo:border="none"/>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89mm" fo:margin-bottom="7.62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5.08mm" fo:margin-left="0mm" fo:margin-right="0mm" fo:margin-top="1.2m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 style:data-style-name="N2" text:time-value="13:59:53.574207831">00:00:00</text:time></text:p>
        </style:region-right>
      </style:header>
      <style:header-left style:display="false"/>
      <style:footer>
        <text:p>Page <text:page-number>1</text:page-number><text:s/>/ <text:page-count>99</text:page-count></text:p>
      </style:footer>
      <style:footer-left style:display="false"/>
    </style:master-page>
    <style:master-page style:name="PageStyle_5f_À_20_propos_20_de" style:display-name="PageStyle_À propos d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style:master-page style:name="PageStyle_5f_PlanningProjet" style:display-name="PageStyle_PlanningProjet"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17:03</meta:creation-date>
    <dc:date>2020-06-24T12:31:35.764824579</dc:date>
    <meta:generator>LibreOffice/6.0.7.3$Linux_X86_64 LibreOffice_project/00m0$Build-3</meta:generator>
    <meta:editing-duration>PT16M35S</meta:editing-duration>
    <meta:editing-cycles>7</meta:editing-cycles>
    <meta:document-statistic meta:table-count="3" meta:cell-count="718" meta:object-count="1"/>
    <meta:user-defined meta:name="AppVersion">16.0300</meta:user-defined>
    <meta:user-defined meta:name="ContentTypeId">0x010100D899EE22190EBC4DB0B71B49A44577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